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9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1" table:default-cell-style-name="ce3"/>
        <table:table-column table:style-name="co1" table:number-columns-repeated="7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Kod</text:p>
          </table:table-cell>
          <table:table-cell table:style-name="ce1" office:value-type="string" calcext:value-type="string">
            <text:p>Namn</text:p>
          </table:table-cell>
          <table:table-cell table:style-name="ce1" office:value-type="string" calcext:value-type="string">
            <text:p>Kommun</text:p>
          </table:table-cell>
          <table:table-cell table:style-name="ce1" office:value-type="string" calcext:value-type="string">
            <text:p>Län</text:p>
          </table:table-cell>
          <table:table-cell table:style-name="ce1" office:value-type="string" calcext:value-type="string">
            <text:p>Folkmängd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Sjö1</text:p>
          </table:table-cell>
          <table:table-cell table:style-name="ce1" office:value-type="string" calcext:value-type="string">
            <text:p>Sjö2</text:p>
          </table:table-cell>
          <table:table-cell table:style-name="ce1" office:value-type="string" calcext:value-type="string">
            <text:p>Hav</text:p>
          </table:table-cell>
          <table:table-cell table:style-name="ce1" office:value-type="string" calcext:value-type="string">
            <text:p>Täthet</text:p>
          </table:table-cell>
          <table:table-cell table:style-name="ce1" office:value-type="string" calcext:value-type="string">
            <text:p>DD Latitude</text:p>
          </table:table-cell>
          <table:table-cell table:style-name="ce1" office:value-type="string" calcext:value-type="string">
            <text:p>DD Longitude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<text:a xlink:href="https://sv.wikipedia.org/wiki/Stockholms_kommun" xlink:type="simple">Stockholm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952058" calcext:value-type="float">
            <text:p>952058</text:p>
          </table:table-cell>
          <table:table-cell office:value-type="float" office:value="214.6" calcext:value-type="float">
            <text:p>214,6</text:p>
          </table:table-cell>
          <table:table-cell office:value-type="float" office:value="187.16" calcext:value-type="float">
            <text:p>187,16</text:p>
          </table:table-cell>
          <table:table-cell office:value-type="float" office:value="4.46" calcext:value-type="float">
            <text:p>4,46</text:p>
          </table:table-cell>
          <table:table-cell office:value-type="float" office:value="15.71" calcext:value-type="float">
            <text:p>15,71</text:p>
          </table:table-cell>
          <table:table-cell office:value-type="float" office:value="7.27" calcext:value-type="float">
            <text:p>7,27</text:p>
          </table:table-cell>
          <table:table-cell office:value-type="float" office:value="5086.87" calcext:value-type="float">
            <text:p>5086,87</text:p>
          </table:table-cell>
          <table:table-cell table:style-name="ce2" office:value-type="float" office:value="59.3251172" calcext:value-type="float">
            <text:p>59,3251172</text:p>
          </table:table-cell>
          <table:table-cell table:style-name="ce2" office:value-type="float" office:value="18.0710935" calcext:value-type="float">
            <text:p>18,071093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<text:a xlink:href="https://sv.wikipedia.org/wiki/Göteborgs_kommun" xlink:type="simple">Götebor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65496" calcext:value-type="float">
            <text:p>565496</text:p>
          </table:table-cell>
          <table:table-cell office:value-type="float" office:value="1025.37" calcext:value-type="float">
            <text:p>1025,37</text:p>
          </table:table-cell>
          <table:table-cell office:value-type="float" office:value="447.88" calcext:value-type="float">
            <text:p>447,88</text:p>
          </table:table-cell>
          <table:table-cell office:value-type="float" office:value="14.21" calcext:value-type="float">
            <text:p>14,21</text:p>
          </table:table-cell>
          <table:table-cell office:value-type="float" office:value="0" calcext:value-type="float">
            <text:p>0</text:p>
          </table:table-cell>
          <table:table-cell office:value-type="float" office:value="563.28" calcext:value-type="float">
            <text:p>563,28</text:p>
          </table:table-cell>
          <table:table-cell office:value-type="float" office:value="1262.61" calcext:value-type="float">
            <text:p>1262,61</text:p>
          </table:table-cell>
          <table:table-cell table:style-name="ce2" office:value-type="float" office:value="57.7072326" calcext:value-type="float">
            <text:p>57,7072326</text:p>
          </table:table-cell>
          <table:table-cell table:style-name="ce2" office:value-type="float" office:value="11.9670171" calcext:value-type="float">
            <text:p>11,967017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<text:a xlink:href="https://sv.wikipedia.org/wiki/Malmö_kommun" xlink:type="simple">Malmö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34987" calcext:value-type="float">
            <text:p>334987</text:p>
          </table:table-cell>
          <table:table-cell office:value-type="float" office:value="332.29" calcext:value-type="float">
            <text:p>332,29</text:p>
          </table:table-cell>
          <table:table-cell office:value-type="float" office:value="156.6" calcext:value-type="float">
            <text:p>156,6</text:p>
          </table:table-cell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173.93" calcext:value-type="float">
            <text:p>173,93</text:p>
          </table:table-cell>
          <table:table-cell office:value-type="float" office:value="2139.13" calcext:value-type="float">
            <text:p>2139,13</text:p>
          </table:table-cell>
          <table:table-cell table:style-name="ce2" office:value-type="float" office:value="55.6052931" calcext:value-type="float">
            <text:p>55,6052931</text:p>
          </table:table-cell>
          <table:table-cell table:style-name="ce2" office:value-type="float" office:value="13.0001566" calcext:value-type="float">
            <text:p>13,000156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Uppsala</text:p>
          </table:table-cell>
          <table:table-cell office:value-type="string" calcext:value-type="string">
            <text:p><text:a xlink:href="https://sv.wikipedia.org/wiki/Uppsala_kommun" xlink:type="simple">Uppsala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21141" calcext:value-type="float">
            <text:p>221141</text:p>
          </table:table-cell>
          <table:table-cell office:value-type="float" office:value="2234.44" calcext:value-type="float">
            <text:p>2234,44</text:p>
          </table:table-cell>
          <table:table-cell office:value-type="float" office:value="2182.41" calcext:value-type="float">
            <text:p>2182,41</text:p>
          </table:table-cell>
          <table:table-cell office:value-type="float" office:value="40.76" calcext:value-type="float">
            <text:p>40,76</text:p>
          </table:table-cell>
          <table:table-cell office:value-type="float" office:value="11.27" calcext:value-type="float">
            <text:p>11,27</text:p>
          </table:table-cell>
          <table:table-cell office:value-type="float" office:value="0" calcext:value-type="float">
            <text:p>0</text:p>
          </table:table-cell>
          <table:table-cell office:value-type="float" office:value="101.33" calcext:value-type="float">
            <text:p>101,33</text:p>
          </table:table-cell>
          <table:table-cell table:style-name="ce2" office:value-type="float" office:value="59.8594126" calcext:value-type="float">
            <text:p>59,8594126</text:p>
          </table:table-cell>
          <table:table-cell table:style-name="ce2" office:value-type="float" office:value="17.64112" calcext:value-type="float">
            <text:p>17,6411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inköping</text:p>
          </table:table-cell>
          <table:table-cell office:value-type="string" calcext:value-type="string">
            <text:p><text:a xlink:href="https://sv.wikipedia.org/wiki/Linköpings_kommun" xlink:type="simple">Linköpi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58953" calcext:value-type="float">
            <text:p>158953</text:p>
          </table:table-cell>
          <table:table-cell office:value-type="float" office:value="1568.57" calcext:value-type="float">
            <text:p>1568,57</text:p>
          </table:table-cell>
          <table:table-cell office:value-type="float" office:value="1427.72" calcext:value-type="float">
            <text:p>1427,72</text:p>
          </table:table-cell>
          <table:table-cell office:value-type="float" office:value="140.85" calcext:value-type="float">
            <text:p>140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33" calcext:value-type="float">
            <text:p>111,33</text:p>
          </table:table-cell>
          <table:table-cell table:style-name="ce2" office:value-type="float" office:value="58.4098135" calcext:value-type="float">
            <text:p>58,4098135</text:p>
          </table:table-cell>
          <table:table-cell table:style-name="ce2" office:value-type="float" office:value="15.6245252" calcext:value-type="float">
            <text:p>15,624525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Örebro</text:p>
          </table:table-cell>
          <table:table-cell office:value-type="string" calcext:value-type="string">
            <text:p><text:a xlink:href="https://sv.wikipedia.org/wiki/Örebro_kommun" xlink:type="simple">Örebro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50949" calcext:value-type="float">
            <text:p>150949</text:p>
          </table:table-cell>
          <table:table-cell office:value-type="float" office:value="1620.59" calcext:value-type="float">
            <text:p>1620,59</text:p>
          </table:table-cell>
          <table:table-cell office:value-type="float" office:value="1373.02" calcext:value-type="float">
            <text:p>1373,02</text:p>
          </table:table-cell>
          <table:table-cell office:value-type="float" office:value="50.6" calcext:value-type="float">
            <text:p>50,6</text:p>
          </table:table-cell>
          <table:table-cell office:value-type="float" office:value="196.97" calcext:value-type="float">
            <text:p>196,97</text:p>
          </table:table-cell>
          <table:table-cell office:value-type="float" office:value="0" calcext:value-type="float">
            <text:p>0</text:p>
          </table:table-cell>
          <table:table-cell office:value-type="float" office:value="109.94" calcext:value-type="float">
            <text:p>109,94</text:p>
          </table:table-cell>
          <table:table-cell table:style-name="ce2" office:value-type="float" office:value="59.2747378" calcext:value-type="float">
            <text:p>59,2747378</text:p>
          </table:table-cell>
          <table:table-cell table:style-name="ce2" office:value-type="float" office:value="15.2149988" calcext:value-type="float">
            <text:p>15,2149988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Default" office:value-type="string" calcext:value-type="string">
            <text:p>Västerås</text:p>
          </table:table-cell>
          <table:table-cell office:value-type="string" calcext:value-type="string">
            <text:p><text:a xlink:href="https://sv.wikipedia.org/wiki/Västerås_kommun" xlink:type="simple">Västerå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50564" calcext:value-type="float">
            <text:p>150564</text:p>
          </table:table-cell>
          <table:table-cell office:value-type="float" office:value="1137.82" calcext:value-type="float">
            <text:p>1137,82</text:p>
          </table:table-cell>
          <table:table-cell office:value-type="float" office:value="958.83" calcext:value-type="float">
            <text:p>958,83</text:p>
          </table:table-cell>
          <table:table-cell office:value-type="float" office:value="4.18" calcext:value-type="float">
            <text:p>4,18</text:p>
          </table:table-cell>
          <table:table-cell office:value-type="float" office:value="174.81" calcext:value-type="float">
            <text:p>174,81</text:p>
          </table:table-cell>
          <table:table-cell office:value-type="float" office:value="0" calcext:value-type="float">
            <text:p>0</text:p>
          </table:table-cell>
          <table:table-cell office:value-type="float" office:value="157.03" calcext:value-type="float">
            <text:p>157,03</text:p>
          </table:table-cell>
          <table:table-cell table:style-name="ce2" office:value-type="float" office:value="59.6110992" calcext:value-type="float">
            <text:p>59,6110992</text:p>
          </table:table-cell>
          <table:table-cell table:style-name="ce2" office:value-type="float" office:value="16.5463679" calcext:value-type="float">
            <text:p>16,546367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Helsingborg</text:p>
          </table:table-cell>
          <table:table-cell office:value-type="string" calcext:value-type="string">
            <text:p><text:a xlink:href="https://sv.wikipedia.org/wiki/Helsingborgs_kommun" xlink:type="simple">Helsingborg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3671" calcext:value-type="float">
            <text:p>143671</text:p>
          </table:table-cell>
          <table:table-cell office:value-type="float" office:value="423.92" calcext:value-type="float">
            <text:p>423,92</text:p>
          </table:table-cell>
          <table:table-cell office:value-type="float" office:value="343.89" calcext:value-type="float">
            <text:p>343,89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78.6" calcext:value-type="float">
            <text:p>78,6</text:p>
          </table:table-cell>
          <table:table-cell office:value-type="float" office:value="417.78" calcext:value-type="float">
            <text:p>417,78</text:p>
          </table:table-cell>
          <table:table-cell table:style-name="ce2" office:value-type="float" office:value="56.0441984" calcext:value-type="float">
            <text:p>56,0441984</text:p>
          </table:table-cell>
          <table:table-cell table:style-name="ce2" office:value-type="float" office:value="12.7040684" calcext:value-type="float">
            <text:p>12,704068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Norrköping</text:p>
          </table:table-cell>
          <table:table-cell office:value-type="string" calcext:value-type="string">
            <text:p><text:a xlink:href="https://sv.wikipedia.org/wiki/Norrköpings_kommun" xlink:type="simple">Norrköpi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40991" calcext:value-type="float">
            <text:p>140991</text:p>
          </table:table-cell>
          <table:table-cell office:value-type="float" office:value="2047.69" calcext:value-type="float">
            <text:p>2047,69</text:p>
          </table:table-cell>
          <table:table-cell office:value-type="float" office:value="1495.62" calcext:value-type="float">
            <text:p>1495,62</text:p>
          </table:table-cell>
          <table:table-cell office:value-type="float" office:value="108.99" calcext:value-type="float">
            <text:p>108,99</text:p>
          </table:table-cell>
          <table:table-cell office:value-type="float" office:value="0" calcext:value-type="float">
            <text:p>0</text:p>
          </table:table-cell>
          <table:table-cell office:value-type="float" office:value="443.08" calcext:value-type="float">
            <text:p>443,08</text:p>
          </table:table-cell>
          <table:table-cell office:value-type="float" office:value="94.27" calcext:value-type="float">
            <text:p>94,27</text:p>
          </table:table-cell>
          <table:table-cell table:style-name="ce2" office:value-type="float" office:value="58.5909124" calcext:value-type="float">
            <text:p>58,5909124</text:p>
          </table:table-cell>
          <table:table-cell table:style-name="ce2" office:value-type="float" office:value="16.1903511" calcext:value-type="float">
            <text:p>16,190351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Jönköping</text:p>
          </table:table-cell>
          <table:table-cell office:value-type="string" calcext:value-type="string">
            <text:p><text:a xlink:href="https://sv.wikipedia.org/wiki/Jönköpings_kommun" xlink:type="simple">Jönköping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37863" calcext:value-type="float">
            <text:p>137863</text:p>
          </table:table-cell>
          <table:table-cell office:value-type="float" office:value="1925.01" calcext:value-type="float">
            <text:p>1925,01</text:p>
          </table:table-cell>
          <table:table-cell office:value-type="float" office:value="1480.21" calcext:value-type="float">
            <text:p>1480,21</text:p>
          </table:table-cell>
          <table:table-cell office:value-type="float" office:value="73.54" calcext:value-type="float">
            <text:p>73,54</text:p>
          </table:table-cell>
          <table:table-cell office:value-type="float" office:value="371.26" calcext:value-type="float">
            <text:p>371,26</text:p>
          </table:table-cell>
          <table:table-cell office:value-type="float" office:value="0" calcext:value-type="float">
            <text:p>0</text:p>
          </table:table-cell>
          <table:table-cell office:value-type="float" office:value="93.14" calcext:value-type="float">
            <text:p>93,14</text:p>
          </table:table-cell>
          <table:table-cell table:style-name="ce2" office:value-type="float" office:value="57.7814709" calcext:value-type="float">
            <text:p>57,7814709</text:p>
          </table:table-cell>
          <table:table-cell table:style-name="ce2" office:value-type="float" office:value="14.1627579" calcext:value-type="float">
            <text:p>14,162757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Umeå</text:p>
          </table:table-cell>
          <table:table-cell office:value-type="string" calcext:value-type="string">
            <text:p><text:a xlink:href="https://sv.wikipedia.org/wiki/Umeå_kommun" xlink:type="simple">Umeå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125434" calcext:value-type="float">
            <text:p>125434</text:p>
          </table:table-cell>
          <table:table-cell office:value-type="float" office:value="5213.39" calcext:value-type="float">
            <text:p>5213,39</text:p>
          </table:table-cell>
          <table:table-cell office:value-type="float" office:value="2317.12" calcext:value-type="float">
            <text:p>2317,12</text:p>
          </table:table-cell>
          <table:table-cell office:value-type="float" office:value="80.49" calcext:value-type="float">
            <text:p>80,49</text:p>
          </table:table-cell>
          <table:table-cell office:value-type="float" office:value="0" calcext:value-type="float">
            <text:p>0</text:p>
          </table:table-cell>
          <table:table-cell office:value-type="float" office:value="2815.78" calcext:value-type="float">
            <text:p>2815,78</text:p>
          </table:table-cell>
          <table:table-cell office:value-type="float" office:value="54.13" calcext:value-type="float">
            <text:p>54,13</text:p>
          </table:table-cell>
          <table:table-cell table:style-name="ce2" office:value-type="float" office:value="63.8256568" calcext:value-type="float">
            <text:p>63,8256568</text:p>
          </table:table-cell>
          <table:table-cell table:style-name="ce2" office:value-type="float" office:value="20.2630745" calcext:value-type="float">
            <text:p>20,263074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<text:a xlink:href="https://sv.wikipedia.org/wiki/Lunds_kommun" xlink:type="simple">Lun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21893" calcext:value-type="float">
            <text:p>121893</text:p>
          </table:table-cell>
          <table:table-cell office:value-type="float" office:value="439.91" calcext:value-type="float">
            <text:p>439,91</text:p>
          </table:table-cell>
          <table:table-cell office:value-type="float" office:value="427.07" calcext:value-type="float">
            <text:p>427,07</text:p>
          </table:table-cell>
          <table:table-cell office:value-type="float" office:value="12.84" calcext:value-type="float">
            <text:p>12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42" calcext:value-type="float">
            <text:p>285,42</text:p>
          </table:table-cell>
          <table:table-cell table:style-name="ce2" office:value-type="float" office:value="55.7029296" calcext:value-type="float">
            <text:p>55,7029296</text:p>
          </table:table-cell>
          <table:table-cell table:style-name="ce2" office:value-type="float" office:value="13.1929449" calcext:value-type="float">
            <text:p>13,192944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Borås</text:p>
          </table:table-cell>
          <table:table-cell office:value-type="string" calcext:value-type="string">
            <text:p><text:a xlink:href="https://sv.wikipedia.org/wiki/Borås_kommun" xlink:type="simple">Borå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1354" calcext:value-type="float">
            <text:p>111354</text:p>
          </table:table-cell>
          <table:table-cell office:value-type="float" office:value="967.53" calcext:value-type="float">
            <text:p>967,53</text:p>
          </table:table-cell>
          <table:table-cell office:value-type="float" office:value="909.88" calcext:value-type="float">
            <text:p>909,88</text:p>
          </table:table-cell>
          <table:table-cell office:value-type="float" office:value="57.65" calcext:value-type="float">
            <text:p>57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38" calcext:value-type="float">
            <text:p>122,38</text:p>
          </table:table-cell>
          <table:table-cell office:value-type="float" office:value="57.7210839" calcext:value-type="float">
            <text:p>57,7210839</text:p>
          </table:table-cell>
          <table:table-cell office:value-type="float" office:value="12.9407407" calcext:value-type="float">
            <text:p>12,940740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uddinge</text:p>
          </table:table-cell>
          <table:table-cell office:value-type="string" calcext:value-type="string">
            <text:p><text:a xlink:href="https://sv.wikipedia.org/wiki/Huddinge_kommun" xlink:type="simple">Hudding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10335" calcext:value-type="float">
            <text:p>110335</text:p>
          </table:table-cell>
          <table:table-cell office:value-type="float" office:value="140.67" calcext:value-type="float">
            <text:p>140,67</text:p>
          </table:table-cell>
          <table:table-cell office:value-type="float" office:value="131.03" calcext:value-type="float">
            <text:p>131,03</text:p>
          </table:table-cell>
          <table:table-cell office:value-type="float" office:value="8.66" calcext:value-type="float">
            <text:p>8,66</text:p>
          </table:table-cell>
          <table:table-cell office:value-type="float" office:value="0.98" calcext:value-type="float">
            <text:p>0,98</text:p>
          </table:table-cell>
          <table:table-cell office:value-type="float" office:value="0" calcext:value-type="float">
            <text:p>0</text:p>
          </table:table-cell>
          <table:table-cell office:value-type="float" office:value="842.06" calcext:value-type="float">
            <text:p>842,06</text:p>
          </table:table-cell>
          <table:table-cell office:value-type="float" office:value="59.2293827" calcext:value-type="float">
            <text:p>59,2293827</text:p>
          </table:table-cell>
          <table:table-cell office:value-type="float" office:value="17.9748815" calcext:value-type="float">
            <text:p>17,974881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skilstuna</text:p>
          </table:table-cell>
          <table:table-cell office:value-type="string" calcext:value-type="string">
            <text:p><text:a xlink:href="https://sv.wikipedia.org/wiki/Eskilstuna_kommun" xlink:type="simple">Eskilstuna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05014" calcext:value-type="float">
            <text:p>105014</text:p>
          </table:table-cell>
          <table:table-cell office:value-type="float" office:value="1250.49" calcext:value-type="float">
            <text:p>1250,49</text:p>
          </table:table-cell>
          <table:table-cell office:value-type="float" office:value="1099.89" calcext:value-type="float">
            <text:p>1099,89</text:p>
          </table:table-cell>
          <table:table-cell office:value-type="float" office:value="22.97" calcext:value-type="float">
            <text:p>22,97</text:p>
          </table:table-cell>
          <table:table-cell office:value-type="float" office:value="127.63" calcext:value-type="float">
            <text:p>127,63</text:p>
          </table:table-cell>
          <table:table-cell office:value-type="float" office:value="0" calcext:value-type="float">
            <text:p>0</text:p>
          </table:table-cell>
          <table:table-cell office:value-type="float" office:value="95.48" calcext:value-type="float">
            <text:p>95,48</text:p>
          </table:table-cell>
          <table:table-cell office:value-type="float" office:value="59.3717379" calcext:value-type="float">
            <text:p>59,3717379</text:p>
          </table:table-cell>
          <table:table-cell office:value-type="float" office:value="16.5051474" calcext:value-type="float">
            <text:p>16,505147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acka</text:p>
          </table:table-cell>
          <table:table-cell office:value-type="string" calcext:value-type="string">
            <text:p><text:a xlink:href="https://sv.wikipedia.org/wiki/Nacka_kommun" xlink:type="simple">Nack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01697" calcext:value-type="float">
            <text:p>101697</text:p>
          </table:table-cell>
          <table:table-cell office:value-type="float" office:value="128.83" calcext:value-type="float">
            <text:p>128,83</text:p>
          </table:table-cell>
          <table:table-cell office:value-type="float" office:value="95.12" calcext:value-type="float">
            <text:p>95,12</text:p>
          </table:table-cell>
          <table:table-cell office:value-type="float" office:value="4.13" calcext:value-type="float">
            <text:p>4,13</text:p>
          </table:table-cell>
          <table:table-cell office:value-type="float" office:value="0" calcext:value-type="float">
            <text:p>0</text:p>
          </table:table-cell>
          <table:table-cell office:value-type="float" office:value="29.58" calcext:value-type="float">
            <text:p>29,58</text:p>
          </table:table-cell>
          <table:table-cell office:value-type="float" office:value="1069.14" calcext:value-type="float">
            <text:p>1069,14</text:p>
          </table:table-cell>
          <table:table-cell office:value-type="float" office:value="59.3099477" calcext:value-type="float">
            <text:p>59,3099477</text:p>
          </table:table-cell>
          <table:table-cell office:value-type="float" office:value="18.1677049" calcext:value-type="float">
            <text:p>18,167704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Gävle</text:p>
          </table:table-cell>
          <table:table-cell office:value-type="string" calcext:value-type="string">
            <text:p><text:a xlink:href="https://sv.wikipedia.org/wiki/Gävle_kommun" xlink:type="simple">Gävle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100825" calcext:value-type="float">
            <text:p>100825</text:p>
          </table:table-cell>
          <table:table-cell office:value-type="float" office:value="3200.26" calcext:value-type="float">
            <text:p>3200,26</text:p>
          </table:table-cell>
          <table:table-cell office:value-type="float" office:value="1613.84" calcext:value-type="float">
            <text:p>1613,84</text:p>
          </table:table-cell>
          <table:table-cell office:value-type="float" office:value="169.15" calcext:value-type="float">
            <text:p>169,15</text:p>
          </table:table-cell>
          <table:table-cell office:value-type="float" office:value="0" calcext:value-type="float">
            <text:p>0</text:p>
          </table:table-cell>
          <table:table-cell office:value-type="float" office:value="1417.27" calcext:value-type="float">
            <text:p>1417,27</text:p>
          </table:table-cell>
          <table:table-cell office:value-type="float" office:value="62.48" calcext:value-type="float">
            <text:p>62,48</text:p>
          </table:table-cell>
          <table:table-cell office:value-type="float" office:value="60.6750132" calcext:value-type="float">
            <text:p>60,6750132</text:p>
          </table:table-cell>
          <table:table-cell office:value-type="float" office:value="17.1467019" calcext:value-type="float">
            <text:p>17,146701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Halmstad</text:p>
          </table:table-cell>
          <table:table-cell office:value-type="string" calcext:value-type="string">
            <text:p><text:a xlink:href="https://sv.wikipedia.org/wiki/Halmstads_kommun" xlink:type="simple">Halmstad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99932" calcext:value-type="float">
            <text:p>99932</text:p>
          </table:table-cell>
          <table:table-cell office:value-type="float" office:value="1699.89" calcext:value-type="float">
            <text:p>1699,89</text:p>
          </table:table-cell>
          <table:table-cell office:value-type="float" office:value="1013.97" calcext:value-type="float">
            <text:p>1013,97</text:p>
          </table:table-cell>
          <table:table-cell office:value-type="float" office:value="16.98" calcext:value-type="float">
            <text:p>16,98</text:p>
          </table:table-cell>
          <table:table-cell office:value-type="float" office:value="0" calcext:value-type="float">
            <text:p>0</text:p>
          </table:table-cell>
          <table:table-cell office:value-type="float" office:value="668.94" calcext:value-type="float">
            <text:p>668,94</text:p>
          </table:table-cell>
          <table:table-cell office:value-type="float" office:value="98.56" calcext:value-type="float">
            <text:p>98,56</text:p>
          </table:table-cell>
          <table:table-cell office:value-type="float" office:value="56.6739826" calcext:value-type="float">
            <text:p>56,6739826</text:p>
          </table:table-cell>
          <table:table-cell office:value-type="float" office:value="12.8574827" calcext:value-type="float">
            <text:p>12,857482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Sundsvall</text:p>
          </table:table-cell>
          <table:table-cell office:value-type="string" calcext:value-type="string">
            <text:p><text:a xlink:href="https://sv.wikipedia.org/wiki/Sundsvalls_kommun" xlink:type="simple">Sundsvall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98837" calcext:value-type="float">
            <text:p>98837</text:p>
          </table:table-cell>
          <table:table-cell office:value-type="float" office:value="4444.53" calcext:value-type="float">
            <text:p>4444,53</text:p>
          </table:table-cell>
          <table:table-cell office:value-type="float" office:value="3189.71" calcext:value-type="float">
            <text:p>3189,71</text:p>
          </table:table-cell>
          <table:table-cell office:value-type="float" office:value="262.58" calcext:value-type="float">
            <text:p>262,58</text:p>
          </table:table-cell>
          <table:table-cell office:value-type="float" office:value="0" calcext:value-type="float">
            <text:p>0</text:p>
          </table:table-cell>
          <table:table-cell office:value-type="float" office:value="992.24" calcext:value-type="float">
            <text:p>992,24</text:p>
          </table:table-cell>
          <table:table-cell office:value-type="float" office:value="30.99" calcext:value-type="float">
            <text:p>30,99</text:p>
          </table:table-cell>
          <table:table-cell office:value-type="float" office:value="62.3907552" calcext:value-type="float">
            <text:p>62,3907552</text:p>
          </table:table-cell>
          <table:table-cell office:value-type="float" office:value="17.3071024" calcext:value-type="float">
            <text:p>17,307102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<text:a xlink:href="https://sv.wikipedia.org/wiki/Södertälje_kommun" xlink:type="simple">Södertälj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96254" calcext:value-type="float">
            <text:p>96254</text:p>
          </table:table-cell>
          <table:table-cell office:value-type="float" office:value="694.24" calcext:value-type="float">
            <text:p>694,24</text:p>
          </table:table-cell>
          <table:table-cell office:value-type="float" office:value="524.86" calcext:value-type="float">
            <text:p>524,86</text:p>
          </table:table-cell>
          <table:table-cell office:value-type="float" office:value="33.27" calcext:value-type="float">
            <text:p>33,27</text:p>
          </table:table-cell>
          <table:table-cell office:value-type="float" office:value="52.43" calcext:value-type="float">
            <text:p>52,43</text:p>
          </table:table-cell>
          <table:table-cell office:value-type="float" office:value="83.68" calcext:value-type="float">
            <text:p>83,68</text:p>
          </table:table-cell>
          <table:table-cell office:value-type="float" office:value="183.39" calcext:value-type="float">
            <text:p>183,39</text:p>
          </table:table-cell>
          <table:table-cell office:value-type="float" office:value="59.1964289" calcext:value-type="float">
            <text:p>59,1964289</text:p>
          </table:table-cell>
          <table:table-cell office:value-type="float" office:value="17.6271663" calcext:value-type="float">
            <text:p>17,627166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otkyrka</text:p>
          </table:table-cell>
          <table:table-cell office:value-type="string" calcext:value-type="string">
            <text:p><text:a xlink:href="https://sv.wikipedia.org/wiki/Botkyrka_kommun" xlink:type="simple">Botkyrk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92097" calcext:value-type="float">
            <text:p>92097</text:p>
          </table:table-cell>
          <table:table-cell office:value-type="float" office:value="222.29" calcext:value-type="float">
            <text:p>222,29</text:p>
          </table:table-cell>
          <table:table-cell office:value-type="float" office:value="194.15" calcext:value-type="float">
            <text:p>194,15</text:p>
          </table:table-cell>
          <table:table-cell office:value-type="float" office:value="10.74" calcext:value-type="float">
            <text:p>10,74</text:p>
          </table:table-cell>
          <table:table-cell office:value-type="float" office:value="4.67" calcext:value-type="float">
            <text:p>4,67</text:p>
          </table:table-cell>
          <table:table-cell office:value-type="float" office:value="12.73" calcext:value-type="float">
            <text:p>12,73</text:p>
          </table:table-cell>
          <table:table-cell office:value-type="float" office:value="474.36" calcext:value-type="float">
            <text:p>474,36</text:p>
          </table:table-cell>
          <table:table-cell office:value-type="float" office:value="59.2034494" calcext:value-type="float">
            <text:p>59,2034494</text:p>
          </table:table-cell>
          <table:table-cell office:value-type="float" office:value="17.8545982" calcext:value-type="float">
            <text:p>17,854598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Karlstad</text:p>
          </table:table-cell>
          <table:table-cell office:value-type="string" calcext:value-type="string">
            <text:p><text:a xlink:href="https://sv.wikipedia.org/wiki/Karlstads_kommun" xlink:type="simple">Karlstad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91374" calcext:value-type="float">
            <text:p>91374</text:p>
          </table:table-cell>
          <table:table-cell office:value-type="float" office:value="1517.74" calcext:value-type="float">
            <text:p>1517,74</text:p>
          </table:table-cell>
          <table:table-cell office:value-type="float" office:value="1168.66" calcext:value-type="float">
            <text:p>1168,66</text:p>
          </table:table-cell>
          <table:table-cell office:value-type="float" office:value="73.89" calcext:value-type="float">
            <text:p>73,89</text:p>
          </table:table-cell>
          <table:table-cell office:value-type="float" office:value="275.19" calcext:value-type="float">
            <text:p>275,19</text:p>
          </table:table-cell>
          <table:table-cell office:value-type="float" office:value="0" calcext:value-type="float">
            <text:p>0</text:p>
          </table:table-cell>
          <table:table-cell office:value-type="float" office:value="78.19" calcext:value-type="float">
            <text:p>78,19</text:p>
          </table:table-cell>
          <table:table-cell office:value-type="float" office:value="59.3799132" calcext:value-type="float">
            <text:p>59,3799132</text:p>
          </table:table-cell>
          <table:table-cell office:value-type="float" office:value="13.502948" calcext:value-type="float">
            <text:p>13,502948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Växjö</text:p>
          </table:table-cell>
          <table:table-cell office:value-type="string" calcext:value-type="string">
            <text:p><text:a xlink:href="https://sv.wikipedia.org/wiki/Växjö_kommun" xlink:type="simple">Växjö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91251" calcext:value-type="float">
            <text:p>91251</text:p>
          </table:table-cell>
          <table:table-cell office:value-type="float" office:value="1914.29" calcext:value-type="float">
            <text:p>1914,29</text:p>
          </table:table-cell>
          <table:table-cell office:value-type="float" office:value="1665.49" calcext:value-type="float">
            <text:p>1665,49</text:p>
          </table:table-cell>
          <table:table-cell office:value-type="float" office:value="248.8" calcext:value-type="float">
            <text:p>24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9" calcext:value-type="float">
            <text:p>54,79</text:p>
          </table:table-cell>
          <table:table-cell office:value-type="float" office:value="56.8787183" calcext:value-type="float">
            <text:p>56,8787183</text:p>
          </table:table-cell>
          <table:table-cell office:value-type="float" office:value="14.8094385" calcext:value-type="float">
            <text:p>14,809438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aninge</text:p>
          </table:table-cell>
          <table:table-cell office:value-type="string" calcext:value-type="string">
            <text:p><text:a xlink:href="https://sv.wikipedia.org/wiki/Haninge_kommun" xlink:type="simple">Haning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88431" calcext:value-type="float">
            <text:p>88431</text:p>
          </table:table-cell>
          <table:table-cell office:value-type="float" office:value="2160.87" calcext:value-type="float">
            <text:p>2160,87</text:p>
          </table:table-cell>
          <table:table-cell office:value-type="float" office:value="457.85" calcext:value-type="float">
            <text:p>457,85</text:p>
          </table:table-cell>
          <table:table-cell office:value-type="float" office:value="6.52" calcext:value-type="float">
            <text:p>6,52</text:p>
          </table:table-cell>
          <table:table-cell office:value-type="float" office:value="0" calcext:value-type="float">
            <text:p>0</text:p>
          </table:table-cell>
          <table:table-cell office:value-type="float" office:value="1696.5" calcext:value-type="float">
            <text:p>1696,5</text:p>
          </table:table-cell>
          <table:table-cell office:value-type="float" office:value="193.14" calcext:value-type="float">
            <text:p>193,14</text:p>
          </table:table-cell>
          <table:table-cell office:value-type="float" office:value="59.049722" calcext:value-type="float">
            <text:p>59,049722</text:p>
          </table:table-cell>
          <table:table-cell office:value-type="float" office:value="18.266667" calcext:value-type="float">
            <text:p>18,26666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Kristianstad</text:p>
          </table:table-cell>
          <table:table-cell office:value-type="string" calcext:value-type="string">
            <text:p><text:a xlink:href="https://sv.wikipedia.org/wiki/Kristianstads_kommun" xlink:type="simple">Kristiansta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84211" calcext:value-type="float">
            <text:p>84211</text:p>
          </table:table-cell>
          <table:table-cell office:value-type="float" office:value="1818.25" calcext:value-type="float">
            <text:p>1818,25</text:p>
          </table:table-cell>
          <table:table-cell office:value-type="float" office:value="1245.22" calcext:value-type="float">
            <text:p>1245,22</text:p>
          </table:table-cell>
          <table:table-cell office:value-type="float" office:value="94.13" calcext:value-type="float">
            <text:p>94,13</text:p>
          </table:table-cell>
          <table:table-cell office:value-type="float" office:value="0" calcext:value-type="float">
            <text:p>0</text:p>
          </table:table-cell>
          <table:table-cell office:value-type="float" office:value="478.9" calcext:value-type="float">
            <text:p>478,9</text:p>
          </table:table-cell>
          <table:table-cell office:value-type="float" office:value="67.63" calcext:value-type="float">
            <text:p>67,63</text:p>
          </table:table-cell>
          <table:table-cell office:value-type="float" office:value="56.0293778" calcext:value-type="float">
            <text:p>56,0293778</text:p>
          </table:table-cell>
          <table:table-cell office:value-type="float" office:value="14.1566859" calcext:value-type="float">
            <text:p>14,156685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Kungsbacka</text:p>
          </table:table-cell>
          <table:table-cell office:value-type="string" calcext:value-type="string">
            <text:p><text:a xlink:href="https://sv.wikipedia.org/wiki/Kungsbacka_kommun" xlink:type="simple">Kungsbacka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82382" calcext:value-type="float">
            <text:p>82382</text:p>
          </table:table-cell>
          <table:table-cell office:value-type="float" office:value="1472.94" calcext:value-type="float">
            <text:p>1472,94</text:p>
          </table:table-cell>
          <table:table-cell office:value-type="float" office:value="606.6" calcext:value-type="float">
            <text:p>606,6</text:p>
          </table:table-cell>
          <table:table-cell office:value-type="float" office:value="35.17" calcext:value-type="float">
            <text:p>35,17</text:p>
          </table:table-cell>
          <table:table-cell office:value-type="float" office:value="0" calcext:value-type="float">
            <text:p>0</text:p>
          </table:table-cell>
          <table:table-cell office:value-type="float" office:value="831.17" calcext:value-type="float">
            <text:p>831,17</text:p>
          </table:table-cell>
          <table:table-cell office:value-type="float" office:value="135.81" calcext:value-type="float">
            <text:p>135,81</text:p>
          </table:table-cell>
          <table:table-cell office:value-type="float" office:value="57.4888563" calcext:value-type="float">
            <text:p>57,4888563</text:p>
          </table:table-cell>
          <table:table-cell office:value-type="float" office:value="12.0787529" calcext:value-type="float">
            <text:p>12,078752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olna</text:p>
          </table:table-cell>
          <table:table-cell office:value-type="string" calcext:value-type="string">
            <text:p><text:a xlink:href="https://sv.wikipedia.org/wiki/Solna_kommun" xlink:type="simple">Sol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80035" calcext:value-type="float">
            <text:p>80035</text:p>
          </table:table-cell>
          <table:table-cell office:value-type="float" office:value="21.66" calcext:value-type="float">
            <text:p>21,66</text:p>
          </table:table-cell>
          <table:table-cell office:value-type="float" office:value="19.29" calcext:value-type="float">
            <text:p>19,29</text:p>
          </table:table-cell>
          <table:table-cell office:value-type="float" office:value="0.19" calcext:value-type="float">
            <text:p>0,19</text:p>
          </table:table-cell>
          <table:table-cell office:value-type="float" office:value="0.53" calcext:value-type="float">
            <text:p>0,53</text:p>
          </table:table-cell>
          <table:table-cell office:value-type="float" office:value="1.65" calcext:value-type="float">
            <text:p>1,65</text:p>
          </table:table-cell>
          <table:table-cell office:value-type="float" office:value="4149.04" calcext:value-type="float">
            <text:p>4149,04</text:p>
          </table:table-cell>
          <table:table-cell office:value-type="float" office:value="59.361367" calcext:value-type="float">
            <text:p>59,361367</text:p>
          </table:table-cell>
          <table:table-cell office:value-type="float" office:value="18.0013693" calcext:value-type="float">
            <text:p>18,001369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<text:a xlink:href="https://sv.wikipedia.org/wiki/Luleå_kommun" xlink:type="simple">Luleå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77482" calcext:value-type="float">
            <text:p>77482</text:p>
          </table:table-cell>
          <table:table-cell office:value-type="float" office:value="4947.2" calcext:value-type="float">
            <text:p>4947,2</text:p>
          </table:table-cell>
          <table:table-cell office:value-type="float" office:value="2087.79" calcext:value-type="float">
            <text:p>2087,79</text:p>
          </table:table-cell>
          <table:table-cell office:value-type="float" office:value="148.13" calcext:value-type="float">
            <text:p>148,13</text:p>
          </table:table-cell>
          <table:table-cell office:value-type="float" office:value="0" calcext:value-type="float">
            <text:p>0</text:p>
          </table:table-cell>
          <table:table-cell office:value-type="float" office:value="2711.28" calcext:value-type="float">
            <text:p>2711,28</text:p>
          </table:table-cell>
          <table:table-cell office:value-type="float" office:value="37.11" calcext:value-type="float">
            <text:p>37,11</text:p>
          </table:table-cell>
          <table:table-cell office:value-type="float" office:value="65.5831352" calcext:value-type="float">
            <text:p>65,5831352</text:p>
          </table:table-cell>
          <table:table-cell office:value-type="float" office:value="22.1460134" calcext:value-type="float">
            <text:p>22,146013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ärfälla</text:p>
          </table:table-cell>
          <table:table-cell office:value-type="string" calcext:value-type="string">
            <text:p><text:a xlink:href="https://sv.wikipedia.org/wiki/Järfälla_kommun" xlink:type="simple">Järfäll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76990" calcext:value-type="float">
            <text:p>76990</text:p>
          </table:table-cell>
          <table:table-cell office:value-type="float" office:value="63.03" calcext:value-type="float">
            <text:p>63,03</text:p>
          </table:table-cell>
          <table:table-cell office:value-type="float" office:value="53.79" calcext:value-type="float">
            <text:p>53,79</text:p>
          </table:table-cell>
          <table:table-cell office:value-type="float" office:value="1.11" calcext:value-type="float">
            <text:p>1,11</text:p>
          </table:table-cell>
          <table:table-cell office:value-type="float" office:value="8.13" calcext:value-type="float">
            <text:p>8,13</text:p>
          </table:table-cell>
          <table:table-cell office:value-type="float" office:value="0" calcext:value-type="float">
            <text:p>0</text:p>
          </table:table-cell>
          <table:table-cell office:value-type="float" office:value="1431.31" calcext:value-type="float">
            <text:p>1431,31</text:p>
          </table:table-cell>
          <table:table-cell office:value-type="float" office:value="59.4204736" calcext:value-type="float">
            <text:p>59,4204736</text:p>
          </table:table-cell>
          <table:table-cell office:value-type="float" office:value="17.8285472" calcext:value-type="float">
            <text:p>17,828547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Skellefteå</text:p>
          </table:table-cell>
          <table:table-cell office:value-type="string" calcext:value-type="string">
            <text:p><text:a xlink:href="https://sv.wikipedia.org/wiki/Skellefteå_kommun" xlink:type="simple">Skellefteå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72725" calcext:value-type="float">
            <text:p>72725</text:p>
          </table:table-cell>
          <table:table-cell office:value-type="float" office:value="9957.21" calcext:value-type="float">
            <text:p>9957,21</text:p>
          </table:table-cell>
          <table:table-cell office:value-type="float" office:value="6800.56" calcext:value-type="float">
            <text:p>6800,56</text:p>
          </table:table-cell>
          <table:table-cell office:value-type="float" office:value="373.73" calcext:value-type="float">
            <text:p>373,73</text:p>
          </table:table-cell>
          <table:table-cell office:value-type="float" office:value="0" calcext:value-type="float">
            <text:p>0</text:p>
          </table:table-cell>
          <table:table-cell office:value-type="float" office:value="2782.92" calcext:value-type="float">
            <text:p>2782,92</text:p>
          </table:table-cell>
          <table:table-cell office:value-type="float" office:value="10.69" calcext:value-type="float">
            <text:p>10,69</text:p>
          </table:table-cell>
          <table:table-cell office:value-type="float" office:value="64.7520185" calcext:value-type="float">
            <text:p>64,7520185</text:p>
          </table:table-cell>
          <table:table-cell office:value-type="float" office:value="20.959339" calcext:value-type="float">
            <text:p>20,95933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ollentuna</text:p>
          </table:table-cell>
          <table:table-cell office:value-type="string" calcext:value-type="string">
            <text:p><text:a xlink:href="https://sv.wikipedia.org/wiki/Sollentuna_kommun" xlink:type="simple">Sollentu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71870" calcext:value-type="float">
            <text:p>71870</text:p>
          </table:table-cell>
          <table:table-cell office:value-type="float" office:value="57.97" calcext:value-type="float">
            <text:p>57,97</text:p>
          </table:table-cell>
          <table:table-cell office:value-type="float" office:value="52.62" calcext:value-type="float">
            <text:p>52,62</text:p>
          </table:table-cell>
          <table:table-cell office:value-type="float" office:value="3.21" calcext:value-type="float">
            <text:p>3,21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,14</text:p>
          </table:table-cell>
          <table:table-cell office:value-type="float" office:value="1365.83" calcext:value-type="float">
            <text:p>1365,83</text:p>
          </table:table-cell>
          <table:table-cell office:value-type="float" office:value="59.4293164" calcext:value-type="float">
            <text:p>59,4293164</text:p>
          </table:table-cell>
          <table:table-cell office:value-type="float" office:value="17.9500556" calcext:value-type="float">
            <text:p>17,950055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äby</text:p>
          </table:table-cell>
          <table:table-cell office:value-type="string" calcext:value-type="string">
            <text:p><text:a xlink:href="https://sv.wikipedia.org/wiki/Täby_kommun" xlink:type="simple">Täby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70651" calcext:value-type="float">
            <text:p>70651</text:p>
          </table:table-cell>
          <table:table-cell office:value-type="float" office:value="71.22" calcext:value-type="float">
            <text:p>71,22</text:p>
          </table:table-cell>
          <table:table-cell office:value-type="float" office:value="60.69" calcext:value-type="float">
            <text:p>60,69</text:p>
          </table:table-cell>
          <table:table-cell office:value-type="float" office:value="5.34" calcext:value-type="float">
            <text:p>5,3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,19</text:p>
          </table:table-cell>
          <table:table-cell office:value-type="float" office:value="1164.13" calcext:value-type="float">
            <text:p>1164,13</text:p>
          </table:table-cell>
          <table:table-cell office:value-type="float" office:value="59.43674" calcext:value-type="float">
            <text:p>59,43674</text:p>
          </table:table-cell>
          <table:table-cell office:value-type="float" office:value="18.05614" calcext:value-type="float">
            <text:p>18,0561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<text:a xlink:href="https://sv.wikipedia.org/wiki/Kalmar_kommun" xlink:type="simple">Kalmar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67528" calcext:value-type="float">
            <text:p>67528</text:p>
          </table:table-cell>
          <table:table-cell office:value-type="float" office:value="1250.96" calcext:value-type="float">
            <text:p>1250,96</text:p>
          </table:table-cell>
          <table:table-cell office:value-type="float" office:value="956.62" calcext:value-type="float">
            <text:p>956,62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290.38" calcext:value-type="float">
            <text:p>290,38</text:p>
          </table:table-cell>
          <table:table-cell office:value-type="float" office:value="70.59" calcext:value-type="float">
            <text:p>70,59</text:p>
          </table:table-cell>
          <table:table-cell office:value-type="float" office:value="56.6628826" calcext:value-type="float">
            <text:p>56,6628826</text:p>
          </table:table-cell>
          <table:table-cell office:value-type="float" office:value="16.3662382" calcext:value-type="float">
            <text:p>16,366238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ölndal</text:p>
          </table:table-cell>
          <table:table-cell office:value-type="string" calcext:value-type="string">
            <text:p><text:a xlink:href="https://sv.wikipedia.org/wiki/Mölndals_kommun" xlink:type="simple">Mölnda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66733" calcext:value-type="float">
            <text:p>66733</text:p>
          </table:table-cell>
          <table:table-cell office:value-type="float" office:value="152.28" calcext:value-type="float">
            <text:p>152,28</text:p>
          </table:table-cell>
          <table:table-cell office:value-type="float" office:value="145.84" calcext:value-type="float">
            <text:p>145,84</text:p>
          </table:table-cell>
          <table:table-cell office:value-type="float" office:value="6.44" calcext:value-type="float">
            <text:p>6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.58" calcext:value-type="float">
            <text:p>457,58</text:p>
          </table:table-cell>
          <table:table-cell office:value-type="float" office:value="57.6564918" calcext:value-type="float">
            <text:p>57,6564918</text:p>
          </table:table-cell>
          <table:table-cell office:value-type="float" office:value="12.0153085" calcext:value-type="float">
            <text:p>12,015308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Karlskrona</text:p>
          </table:table-cell>
          <table:table-cell office:value-type="string" calcext:value-type="string">
            <text:p><text:a xlink:href="https://sv.wikipedia.org/wiki/Karlskrona_kommun" xlink:type="simple">Karlskrona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66623" calcext:value-type="float">
            <text:p>66623</text:p>
          </table:table-cell>
          <table:table-cell office:value-type="float" office:value="3338.05" calcext:value-type="float">
            <text:p>3338,05</text:p>
          </table:table-cell>
          <table:table-cell office:value-type="float" office:value="1042.05" calcext:value-type="float">
            <text:p>1042,05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float" office:value="2268.4" calcext:value-type="float">
            <text:p>2268,4</text:p>
          </table:table-cell>
          <table:table-cell office:value-type="float" office:value="63.93" calcext:value-type="float">
            <text:p>63,93</text:p>
          </table:table-cell>
          <table:table-cell office:value-type="float" office:value="56.1621073" calcext:value-type="float">
            <text:p>56,1621073</text:p>
          </table:table-cell>
          <table:table-cell office:value-type="float" office:value="15.5866422" calcext:value-type="float">
            <text:p>15,586642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Varberg</text:p>
          </table:table-cell>
          <table:table-cell office:value-type="string" calcext:value-type="string">
            <text:p><text:a xlink:href="https://sv.wikipedia.org/wiki/Varbergs_kommun" xlink:type="simple">Varberg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62928" calcext:value-type="float">
            <text:p>62928</text:p>
          </table:table-cell>
          <table:table-cell office:value-type="float" office:value="1703.36" calcext:value-type="float">
            <text:p>1703,36</text:p>
          </table:table-cell>
          <table:table-cell office:value-type="float" office:value="868.62" calcext:value-type="float">
            <text:p>868,62</text:p>
          </table:table-cell>
          <table:table-cell office:value-type="float" office:value="41.03" calcext:value-type="float">
            <text:p>41,03</text:p>
          </table:table-cell>
          <table:table-cell office:value-type="float" office:value="0" calcext:value-type="float">
            <text:p>0</text:p>
          </table:table-cell>
          <table:table-cell office:value-type="float" office:value="793.71" calcext:value-type="float">
            <text:p>793,71</text:p>
          </table:table-cell>
          <table:table-cell office:value-type="float" office:value="72.45" calcext:value-type="float">
            <text:p>72,45</text:p>
          </table:table-cell>
          <table:table-cell office:value-type="float" office:value="57.1057412" calcext:value-type="float">
            <text:p>57,1057412</text:p>
          </table:table-cell>
          <table:table-cell office:value-type="float" office:value="12.2502949" calcext:value-type="float">
            <text:p>12,250294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Östersund</text:p>
          </table:table-cell>
          <table:table-cell office:value-type="string" calcext:value-type="string">
            <text:p><text:a xlink:href="https://sv.wikipedia.org/wiki/Östersunds_kommun" xlink:type="simple">Östersund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62745" calcext:value-type="float">
            <text:p>62745</text:p>
          </table:table-cell>
          <table:table-cell office:value-type="float" office:value="2501.09" calcext:value-type="float">
            <text:p>2501,09</text:p>
          </table:table-cell>
          <table:table-cell office:value-type="float" office:value="2208.29" calcext:value-type="float">
            <text:p>2208,29</text:p>
          </table:table-cell>
          <table:table-cell office:value-type="float" office:value="292.8" calcext:value-type="float">
            <text:p>29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1" calcext:value-type="float">
            <text:p>28,41</text:p>
          </table:table-cell>
          <table:table-cell office:value-type="float" office:value="63.1793655" calcext:value-type="float">
            <text:p>63,1793655</text:p>
          </table:table-cell>
          <table:table-cell office:value-type="float" office:value="14.6357061" calcext:value-type="float">
            <text:p>14,635706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rrtälje</text:p>
          </table:table-cell>
          <table:table-cell office:value-type="string" calcext:value-type="string">
            <text:p><text:a xlink:href="https://sv.wikipedia.org/wiki/Norrtälje_kommun" xlink:type="simple">Norrtälj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61057" calcext:value-type="float">
            <text:p>61057</text:p>
          </table:table-cell>
          <table:table-cell office:value-type="float" office:value="5869.25" calcext:value-type="float">
            <text:p>5869,25</text:p>
          </table:table-cell>
          <table:table-cell office:value-type="float" office:value="2015.35" calcext:value-type="float">
            <text:p>2015,35</text:p>
          </table:table-cell>
          <table:table-cell office:value-type="float" office:value="98.63" calcext:value-type="float">
            <text:p>98,63</text:p>
          </table:table-cell>
          <table:table-cell office:value-type="float" office:value="0" calcext:value-type="float">
            <text:p>0</text:p>
          </table:table-cell>
          <table:table-cell office:value-type="float" office:value="3755.27" calcext:value-type="float">
            <text:p>3755,27</text:p>
          </table:table-cell>
          <table:table-cell office:value-type="float" office:value="30.3" calcext:value-type="float">
            <text:p>30,3</text:p>
          </table:table-cell>
          <table:table-cell office:value-type="float" office:value="59.7591735" calcext:value-type="float">
            <text:p>59,7591735</text:p>
          </table:table-cell>
          <table:table-cell office:value-type="float" office:value="18.7037476" calcext:value-type="float">
            <text:p>18,703747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Gotland</text:p>
          </table:table-cell>
          <table:table-cell office:value-type="string" calcext:value-type="string">
            <text:p><text:a xlink:href="https://sv.wikipedia.org/wiki/Gotlands_kommun" xlink:type="simple">Gotlands kommun</text:a></text:p>
          </table:table-cell>
          <table:table-cell office:value-type="string" calcext:value-type="string">
            <text:p><text:a xlink:href="https://sv.wikipedia.org/wiki/Gotlands_län" xlink:type="simple">Gotlands län</text:a></text:p>
          </table:table-cell>
          <table:table-cell office:value-type="float" office:value="58659" calcext:value-type="float">
            <text:p>58659</text:p>
          </table:table-cell>
          <table:table-cell office:value-type="float" office:value="15241.07" calcext:value-type="float">
            <text:p>15241,07</text:p>
          </table:table-cell>
          <table:table-cell office:value-type="float" office:value="3134.98" calcext:value-type="float">
            <text:p>3134,98</text:p>
          </table:table-cell>
          <table:table-cell office:value-type="float" office:value="31.77" calcext:value-type="float">
            <text:p>31,77</text:p>
          </table:table-cell>
          <table:table-cell office:value-type="float" office:value="0" calcext:value-type="float">
            <text:p>0</text:p>
          </table:table-cell>
          <table:table-cell office:value-type="float" office:value="12074.32" calcext:value-type="float">
            <text:p>12074,32</text:p>
          </table:table-cell>
          <table:table-cell office:value-type="float" office:value="18.71" calcext:value-type="float">
            <text:p>18,71</text:p>
          </table:table-cell>
          <table:table-cell office:value-type="float" office:value="57.4998732" calcext:value-type="float">
            <text:p>57,4998732</text:p>
          </table:table-cell>
          <table:table-cell office:value-type="float" office:value="18.4998927" calcext:value-type="float">
            <text:p>18,499892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Falun</text:p>
          </table:table-cell>
          <table:table-cell office:value-type="string" calcext:value-type="string">
            <text:p><text:a xlink:href="https://sv.wikipedia.org/wiki/Falu_kommun" xlink:type="simple">Falu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58460" calcext:value-type="float">
            <text:p>58460</text:p>
          </table:table-cell>
          <table:table-cell office:value-type="float" office:value="2275.22" calcext:value-type="float">
            <text:p>2275,22</text:p>
          </table:table-cell>
          <table:table-cell office:value-type="float" office:value="2040.27" calcext:value-type="float">
            <text:p>2040,27</text:p>
          </table:table-cell>
          <table:table-cell office:value-type="float" office:value="234.95" calcext:value-type="float">
            <text:p>23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" calcext:value-type="float">
            <text:p>28,65</text:p>
          </table:table-cell>
          <table:table-cell office:value-type="float" office:value="60.6070068" calcext:value-type="float">
            <text:p>60,6070068</text:p>
          </table:table-cell>
          <table:table-cell office:value-type="float" office:value="15.6323059" calcext:value-type="float">
            <text:p>15,632305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Trollhättan</text:p>
          </table:table-cell>
          <table:table-cell office:value-type="string" calcext:value-type="string">
            <text:p><text:a xlink:href="https://sv.wikipedia.org/wiki/Trollhättans_kommun" xlink:type="simple">Trollhättan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8389" calcext:value-type="float">
            <text:p>58389</text:p>
          </table:table-cell>
          <table:table-cell office:value-type="float" office:value="427.71" calcext:value-type="float">
            <text:p>427,71</text:p>
          </table:table-cell>
          <table:table-cell office:value-type="float" office:value="409.86" calcext:value-type="float">
            <text:p>409,86</text:p>
          </table:table-cell>
          <table:table-cell office:value-type="float" office:value="17.85" calcext:value-type="float">
            <text:p>17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46" calcext:value-type="float">
            <text:p>142,46</text:p>
          </table:table-cell>
          <table:table-cell office:value-type="float" office:value="58.2827931" calcext:value-type="float">
            <text:p>58,2827931</text:p>
          </table:table-cell>
          <table:table-cell office:value-type="float" office:value="12.2908612" calcext:value-type="float">
            <text:p>12,290861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Örnsköldsvik </text:p>
          </table:table-cell>
          <table:table-cell office:value-type="string" calcext:value-type="string">
            <text:p><text:a xlink:href="https://sv.wikipedia.org/wiki/Örnsköldsviks_kommun" xlink:type="simple">Örnsköldsvik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56162" calcext:value-type="float">
            <text:p>56162</text:p>
          </table:table-cell>
          <table:table-cell office:value-type="float" office:value="8428.99" calcext:value-type="float">
            <text:p>8428,99</text:p>
          </table:table-cell>
          <table:table-cell office:value-type="float" office:value="6376.05" calcext:value-type="float">
            <text:p>6376,05</text:p>
          </table:table-cell>
          <table:table-cell office:value-type="float" office:value="363.09" calcext:value-type="float">
            <text:p>363,09</text:p>
          </table:table-cell>
          <table:table-cell office:value-type="float" office:value="0" calcext:value-type="float">
            <text:p>0</text:p>
          </table:table-cell>
          <table:table-cell office:value-type="float" office:value="1689.85" calcext:value-type="float">
            <text:p>1689,85</text:p>
          </table:table-cell>
          <table:table-cell office:value-type="float" office:value="8.81" calcext:value-type="float">
            <text:p>8,81</text:p>
          </table:table-cell>
          <table:table-cell office:value-type="float" office:value="63.2888613" calcext:value-type="float">
            <text:p>63,2888613</text:p>
          </table:table-cell>
          <table:table-cell office:value-type="float" office:value="18.7160209" calcext:value-type="float">
            <text:p>18,716020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Uddevalla</text:p>
          </table:table-cell>
          <table:table-cell office:value-type="string" calcext:value-type="string">
            <text:p><text:a xlink:href="https://sv.wikipedia.org/wiki/Uddevalla_kommun" xlink:type="simple">Uddevall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5877" calcext:value-type="float">
            <text:p>55877</text:p>
          </table:table-cell>
          <table:table-cell office:value-type="float" office:value="733.03" calcext:value-type="float">
            <text:p>733,03</text:p>
          </table:table-cell>
          <table:table-cell office:value-type="float" office:value="637.66" calcext:value-type="float">
            <text:p>637,66</text:p>
          </table:table-cell>
          <table:table-cell office:value-type="float" office:value="12.65" calcext:value-type="float">
            <text:p>12,65</text:p>
          </table:table-cell>
          <table:table-cell office:value-type="float" office:value="0" calcext:value-type="float">
            <text:p>0</text:p>
          </table:table-cell>
          <table:table-cell office:value-type="float" office:value="82.72" calcext:value-type="float">
            <text:p>82,72</text:p>
          </table:table-cell>
          <table:table-cell office:value-type="float" office:value="87.63" calcext:value-type="float">
            <text:p>87,63</text:p>
          </table:table-cell>
          <table:table-cell office:value-type="float" office:value="58.3490555" calcext:value-type="float">
            <text:p>58,3490555</text:p>
          </table:table-cell>
          <table:table-cell office:value-type="float" office:value="11.9382855" calcext:value-type="float">
            <text:p>11,938285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Nyköping</text:p>
          </table:table-cell>
          <table:table-cell office:value-type="string" calcext:value-type="string">
            <text:p><text:a xlink:href="https://sv.wikipedia.org/wiki/Nyköpings_kommun" xlink:type="simple">Nyköping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55552" calcext:value-type="float">
            <text:p>55552</text:p>
          </table:table-cell>
          <table:table-cell office:value-type="float" office:value="2066.41" calcext:value-type="float">
            <text:p>2066,41</text:p>
          </table:table-cell>
          <table:table-cell office:value-type="float" office:value="1420.46" calcext:value-type="float">
            <text:p>1420,46</text:p>
          </table:table-cell>
          <table:table-cell office:value-type="float" office:value="133.93" calcext:value-type="float">
            <text:p>133,93</text:p>
          </table:table-cell>
          <table:table-cell office:value-type="float" office:value="0" calcext:value-type="float">
            <text:p>0</text:p>
          </table:table-cell>
          <table:table-cell office:value-type="float" office:value="512.02" calcext:value-type="float">
            <text:p>512,02</text:p>
          </table:table-cell>
          <table:table-cell office:value-type="float" office:value="39.11" calcext:value-type="float">
            <text:p>39,11</text:p>
          </table:table-cell>
          <table:table-cell office:value-type="float" office:value="58.7544913" calcext:value-type="float">
            <text:p>58,7544913</text:p>
          </table:table-cell>
          <table:table-cell office:value-type="float" office:value="17.0118143" calcext:value-type="float">
            <text:p>17,011814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Skövde</text:p>
          </table:table-cell>
          <table:table-cell office:value-type="string" calcext:value-type="string">
            <text:p><text:a xlink:href="https://sv.wikipedia.org/wiki/Skövde_kommun" xlink:type="simple">Skövd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5200" calcext:value-type="float">
            <text:p>55200</text:p>
          </table:table-cell>
          <table:table-cell office:value-type="float" office:value="685.08" calcext:value-type="float">
            <text:p>685,08</text:p>
          </table:table-cell>
          <table:table-cell office:value-type="float" office:value="673.68" calcext:value-type="float">
            <text:p>673,68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4" calcext:value-type="float">
            <text:p>81,94</text:p>
          </table:table-cell>
          <table:table-cell office:value-type="float" office:value="58.3898453" calcext:value-type="float">
            <text:p>58,3898453</text:p>
          </table:table-cell>
          <table:table-cell office:value-type="float" office:value="13.8443792" calcext:value-type="float">
            <text:p>13,844379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Borlänge</text:p>
          </table:table-cell>
          <table:table-cell office:value-type="string" calcext:value-type="string">
            <text:p><text:a xlink:href="https://sv.wikipedia.org/wiki/Borlänge_kommun" xlink:type="simple">Borlänge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52034" calcext:value-type="float">
            <text:p>52034</text:p>
          </table:table-cell>
          <table:table-cell office:value-type="float" office:value="635.82" calcext:value-type="float">
            <text:p>635,82</text:p>
          </table:table-cell>
          <table:table-cell office:value-type="float" office:value="583.92" calcext:value-type="float">
            <text:p>583,92</text:p>
          </table:table-cell>
          <table:table-cell office:value-type="float" office:value="51.9" calcext:value-type="float">
            <text:p>5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1" calcext:value-type="float">
            <text:p>89,11</text:p>
          </table:table-cell>
          <table:table-cell office:value-type="float" office:value="60.4856426" calcext:value-type="float">
            <text:p>60,4856426</text:p>
          </table:table-cell>
          <table:table-cell office:value-type="float" office:value="15.4234561" calcext:value-type="float">
            <text:p>15,423456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Hässleholm</text:p>
          </table:table-cell>
          <table:table-cell office:value-type="string" calcext:value-type="string">
            <text:p><text:a xlink:href="https://sv.wikipedia.org/wiki/Hässleholms_kommun" xlink:type="simple">Hässleholm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52023" calcext:value-type="float">
            <text:p>52023</text:p>
          </table:table-cell>
          <table:table-cell office:value-type="float" office:value="1306.39" calcext:value-type="float">
            <text:p>1306,39</text:p>
          </table:table-cell>
          <table:table-cell office:value-type="float" office:value="1268.97" calcext:value-type="float">
            <text:p>1268,97</text:p>
          </table:table-cell>
          <table:table-cell office:value-type="float" office:value="37.42" calcext:value-type="float">
            <text:p>37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6.157986" calcext:value-type="float">
            <text:p>56,157986</text:p>
          </table:table-cell>
          <table:table-cell office:value-type="float" office:value="13.7653328" calcext:value-type="float">
            <text:p>13,7653328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undbyberg</text:p>
          </table:table-cell>
          <table:table-cell office:value-type="string" calcext:value-type="string">
            <text:p><text:a xlink:href="https://sv.wikipedia.org/wiki/Sundbybergs_kommun" xlink:type="simple">Sundbyberg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9598" calcext:value-type="float">
            <text:p>49598</text:p>
          </table:table-cell>
          <table:table-cell office:value-type="float" office:value="8.79" calcext:value-type="float">
            <text:p>8,79</text:p>
          </table:table-cell>
          <table:table-cell office:value-type="float" office:value="8.69" calcext:value-type="float">
            <text:p>8,69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5707.48" calcext:value-type="float">
            <text:p>5707,48</text:p>
          </table:table-cell>
          <table:table-cell office:value-type="float" office:value="59.3628802" calcext:value-type="float">
            <text:p>59,3628802</text:p>
          </table:table-cell>
          <table:table-cell office:value-type="float" office:value="17.9681359" calcext:value-type="float">
            <text:p>17,968135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yresö</text:p>
          </table:table-cell>
          <table:table-cell office:value-type="string" calcext:value-type="string">
            <text:p><text:a xlink:href="https://sv.wikipedia.org/wiki/Tyresö_kommun" xlink:type="simple">Tyres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7518" calcext:value-type="float">
            <text:p>47518</text:p>
          </table:table-cell>
          <table:table-cell office:value-type="float" office:value="100.53" calcext:value-type="float">
            <text:p>100,53</text:p>
          </table:table-cell>
          <table:table-cell office:value-type="float" office:value="69.23" calcext:value-type="float">
            <text:p>69,23</text:p>
          </table:table-cell>
          <table:table-cell office:value-type="float" office:value="3.39" calcext:value-type="float">
            <text:p>3,39</text:p>
          </table:table-cell>
          <table:table-cell office:value-type="float" office:value="0" calcext:value-type="float">
            <text:p>0</text:p>
          </table:table-cell>
          <table:table-cell office:value-type="float" office:value="27.91" calcext:value-type="float">
            <text:p>27,91</text:p>
          </table:table-cell>
          <table:table-cell office:value-type="float" office:value="686.38" calcext:value-type="float">
            <text:p>686,38</text:p>
          </table:table-cell>
          <table:table-cell office:value-type="float" office:value="59.2390408" calcext:value-type="float">
            <text:p>59,2390408</text:p>
          </table:table-cell>
          <table:table-cell office:value-type="float" office:value="18.3073536" calcext:value-type="float">
            <text:p>18,307353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igtuna</text:p>
          </table:table-cell>
          <table:table-cell office:value-type="string" calcext:value-type="string">
            <text:p><text:a xlink:href="https://sv.wikipedia.org/wiki/Sigtuna_kommun" xlink:type="simple">Sigtu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7481" calcext:value-type="float">
            <text:p>47481</text:p>
          </table:table-cell>
          <table:table-cell office:value-type="float" office:value="350.26" calcext:value-type="float">
            <text:p>350,26</text:p>
          </table:table-cell>
          <table:table-cell office:value-type="float" office:value="327.66" calcext:value-type="float">
            <text:p>327,66</text:p>
          </table:table-cell>
          <table:table-cell office:value-type="float" office:value="4.41" calcext:value-type="float">
            <text:p>4,41</text:p>
          </table:table-cell>
          <table:table-cell office:value-type="float" office:value="18.19" calcext:value-type="float">
            <text:p>18,19</text:p>
          </table:table-cell>
          <table:table-cell office:value-type="float" office:value="0" calcext:value-type="float">
            <text:p>0</text:p>
          </table:table-cell>
          <table:table-cell office:value-type="float" office:value="144.91" calcext:value-type="float">
            <text:p>144,91</text:p>
          </table:table-cell>
          <table:table-cell office:value-type="float" office:value="59.6165201" calcext:value-type="float">
            <text:p>59,6165201</text:p>
          </table:table-cell>
          <table:table-cell office:value-type="float" office:value="17.7236301" calcext:value-type="float">
            <text:p>17,723630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idingö</text:p>
          </table:table-cell>
          <table:table-cell office:value-type="string" calcext:value-type="string">
            <text:p><text:a xlink:href="https://sv.wikipedia.org/wiki/Lidingö_kommun" xlink:type="simple">Liding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7239" calcext:value-type="float">
            <text:p>47239</text:p>
          </table:table-cell>
          <table:table-cell office:value-type="float" office:value="51.05" calcext:value-type="float">
            <text:p>51,05</text:p>
          </table:table-cell>
          <table:table-cell office:value-type="float" office:value="30.8" calcext:value-type="float">
            <text:p>30,8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19.87" calcext:value-type="float">
            <text:p>19,87</text:p>
          </table:table-cell>
          <table:table-cell office:value-type="float" office:value="1533.73" calcext:value-type="float">
            <text:p>1533,73</text:p>
          </table:table-cell>
          <table:table-cell office:value-type="float" office:value="59.3643845" calcext:value-type="float">
            <text:p>59,3643845</text:p>
          </table:table-cell>
          <table:table-cell office:value-type="float" office:value="18.133142" calcext:value-type="float">
            <text:p>18,13314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Landskrona</text:p>
          </table:table-cell>
          <table:table-cell office:value-type="string" calcext:value-type="string">
            <text:p><text:a xlink:href="https://sv.wikipedia.org/wiki/Landskrona_kommun" xlink:type="simple">Landskron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45427" calcext:value-type="float">
            <text:p>45427</text:p>
          </table:table-cell>
          <table:table-cell office:value-type="float" office:value="300.65" calcext:value-type="float">
            <text:p>300,65</text:p>
          </table:table-cell>
          <table:table-cell office:value-type="float" office:value="140.26" calcext:value-type="float">
            <text:p>140,26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159.63" calcext:value-type="float">
            <text:p>159,63</text:p>
          </table:table-cell>
          <table:table-cell office:value-type="float" office:value="323.88" calcext:value-type="float">
            <text:p>323,88</text:p>
          </table:table-cell>
          <table:table-cell office:value-type="float" office:value="55.8698007" calcext:value-type="float">
            <text:p>55,8698007</text:p>
          </table:table-cell>
          <table:table-cell office:value-type="float" office:value="12.8296734" calcext:value-type="float">
            <text:p>12,829673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pplands Väsby</text:p>
          </table:table-cell>
          <table:table-cell office:value-type="string" calcext:value-type="string">
            <text:p><text:a xlink:href="https://sv.wikipedia.org/wiki/Upplands_Väsby_kommun" xlink:type="simple">Upplands Väsby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4788" calcext:value-type="float">
            <text:p>44788</text:p>
          </table:table-cell>
          <table:table-cell office:value-type="float" office:value="83.82" calcext:value-type="float">
            <text:p>83,82</text:p>
          </table:table-cell>
          <table:table-cell office:value-type="float" office:value="75.01" calcext:value-type="float">
            <text:p>75,01</text:p>
          </table:table-cell>
          <table:table-cell office:value-type="float" office:value="4.84" calcext:value-type="float">
            <text:p>4,84</text:p>
          </table:table-cell>
          <table:table-cell office:value-type="float" office:value="3.97" calcext:value-type="float">
            <text:p>3,97</text:p>
          </table:table-cell>
          <table:table-cell office:value-type="float" office:value="0" calcext:value-type="float">
            <text:p>0</text:p>
          </table:table-cell>
          <table:table-cell office:value-type="float" office:value="597.09" calcext:value-type="float">
            <text:p>597,09</text:p>
          </table:table-cell>
          <table:table-cell office:value-type="float" office:value="59.517164" calcext:value-type="float">
            <text:p>59,517164</text:p>
          </table:table-cell>
          <table:table-cell office:value-type="float" office:value="17.9164192" calcext:value-type="float">
            <text:p>17,916419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relleborg</text:p>
          </table:table-cell>
          <table:table-cell office:value-type="string" calcext:value-type="string">
            <text:p><text:a xlink:href="https://sv.wikipedia.org/wiki/Trelleborgs_kommun" xlink:type="simple">Trelleborg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44645" calcext:value-type="float">
            <text:p>44645</text:p>
          </table:table-cell>
          <table:table-cell office:value-type="float" office:value="1175.01" calcext:value-type="float">
            <text:p>1175,01</text:p>
          </table:table-cell>
          <table:table-cell office:value-type="float" office:value="339.8" calcext:value-type="float">
            <text:p>339,8</text:p>
          </table:table-cell>
          <table:table-cell office:value-type="float" office:value="2.38" calcext:value-type="float">
            <text:p>2,38</text:p>
          </table:table-cell>
          <table:table-cell office:value-type="float" office:value="0" calcext:value-type="float">
            <text:p>0</text:p>
          </table:table-cell>
          <table:table-cell office:value-type="float" office:value="832.83" calcext:value-type="float">
            <text:p>832,83</text:p>
          </table:table-cell>
          <table:table-cell office:value-type="float" office:value="131.39" calcext:value-type="float">
            <text:p>131,39</text:p>
          </table:table-cell>
          <table:table-cell office:value-type="float" office:value="55.37592" calcext:value-type="float">
            <text:p>55,37592</text:p>
          </table:table-cell>
          <table:table-cell office:value-type="float" office:value="13.1461522" calcext:value-type="float">
            <text:p>13,146152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Kungälv</text:p>
          </table:table-cell>
          <table:table-cell office:value-type="string" calcext:value-type="string">
            <text:p><text:a xlink:href="https://sv.wikipedia.org/wiki/Kungälvs_kommun" xlink:type="simple">Kungälv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4312" calcext:value-type="float">
            <text:p>44312</text:p>
          </table:table-cell>
          <table:table-cell office:value-type="float" office:value="682.43" calcext:value-type="float">
            <text:p>682,43</text:p>
          </table:table-cell>
          <table:table-cell office:value-type="float" office:value="362.45" calcext:value-type="float">
            <text:p>362,45</text:p>
          </table:table-cell>
          <table:table-cell office:value-type="float" office:value="8.38" calcext:value-type="float">
            <text:p>8,38</text:p>
          </table:table-cell>
          <table:table-cell office:value-type="float" office:value="0" calcext:value-type="float">
            <text:p>0</text:p>
          </table:table-cell>
          <table:table-cell office:value-type="float" office:value="311.6" calcext:value-type="float">
            <text:p>311,6</text:p>
          </table:table-cell>
          <table:table-cell office:value-type="float" office:value="122.26" calcext:value-type="float">
            <text:p>122,26</text:p>
          </table:table-cell>
          <table:table-cell office:value-type="float" office:value="57.8707862" calcext:value-type="float">
            <text:p>57,8707862</text:p>
          </table:table-cell>
          <table:table-cell office:value-type="float" office:value="11.9788622" calcext:value-type="float">
            <text:p>11,978862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Falkenberg</text:p>
          </table:table-cell>
          <table:table-cell office:value-type="string" calcext:value-type="string">
            <text:p><text:a xlink:href="https://sv.wikipedia.org/wiki/Falkenbergs_kommun" xlink:type="simple">Falkenberg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44300" calcext:value-type="float">
            <text:p>44300</text:p>
          </table:table-cell>
          <table:table-cell office:value-type="float" office:value="1825.72" calcext:value-type="float">
            <text:p>1825,72</text:p>
          </table:table-cell>
          <table:table-cell office:value-type="float" office:value="1108.53" calcext:value-type="float">
            <text:p>1108,53</text:p>
          </table:table-cell>
          <table:table-cell office:value-type="float" office:value="47.81" calcext:value-type="float">
            <text:p>47,81</text:p>
          </table:table-cell>
          <table:table-cell office:value-type="float" office:value="0" calcext:value-type="float">
            <text:p>0</text:p>
          </table:table-cell>
          <table:table-cell office:value-type="float" office:value="669.38" calcext:value-type="float">
            <text:p>669,38</text:p>
          </table:table-cell>
          <table:table-cell office:value-type="float" office:value="39.96" calcext:value-type="float">
            <text:p>39,96</text:p>
          </table:table-cell>
          <table:table-cell office:value-type="float" office:value="56.8996865" calcext:value-type="float">
            <text:p>56,8996865</text:p>
          </table:table-cell>
          <table:table-cell office:value-type="float" office:value="12.5345561" calcext:value-type="float">
            <text:p>12,534556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Österåker</text:p>
          </table:table-cell>
          <table:table-cell office:value-type="string" calcext:value-type="string">
            <text:p><text:a xlink:href="https://sv.wikipedia.org/wiki/Österåkers_kommun" xlink:type="simple">Österåker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4261" calcext:value-type="float">
            <text:p>44261</text:p>
          </table:table-cell>
          <table:table-cell office:value-type="float" office:value="554.45" calcext:value-type="float">
            <text:p>554,45</text:p>
          </table:table-cell>
          <table:table-cell office:value-type="float" office:value="312.37" calcext:value-type="float">
            <text:p>312,37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231.18" calcext:value-type="float">
            <text:p>231,18</text:p>
          </table:table-cell>
          <table:table-cell office:value-type="float" office:value="141.69" calcext:value-type="float">
            <text:p>141,69</text:p>
          </table:table-cell>
          <table:table-cell office:value-type="float" office:value="59.4935366" calcext:value-type="float">
            <text:p>59,4935366</text:p>
          </table:table-cell>
          <table:table-cell office:value-type="float" office:value="18.4453926" calcext:value-type="float">
            <text:p>18,445392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nköping</text:p>
          </table:table-cell>
          <table:table-cell office:value-type="string" calcext:value-type="string">
            <text:p><text:a xlink:href="https://sv.wikipedia.org/wiki/Enköpings_kommun" xlink:type="simple">Enköpings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43879" calcext:value-type="float">
            <text:p>43879</text:p>
          </table:table-cell>
          <table:table-cell office:value-type="float" office:value="1323.82" calcext:value-type="float">
            <text:p>1323,82</text:p>
          </table:table-cell>
          <table:table-cell office:value-type="float" office:value="1178.35" calcext:value-type="float">
            <text:p>1178,35</text:p>
          </table:table-cell>
          <table:table-cell office:value-type="float" office:value="4.64" calcext:value-type="float">
            <text:p>4,64</text:p>
          </table:table-cell>
          <table:table-cell office:value-type="float" office:value="140.83" calcext:value-type="float">
            <text:p>140,83</text:p>
          </table:table-cell>
          <table:table-cell office:value-type="float" office:value="0" calcext:value-type="float">
            <text:p>0</text:p>
          </table:table-cell>
          <table:table-cell office:value-type="float" office:value="37.24" calcext:value-type="float">
            <text:p>37,24</text:p>
          </table:table-cell>
          <table:table-cell office:value-type="float" office:value="59.6356115" calcext:value-type="float">
            <text:p>59,6356115</text:p>
          </table:table-cell>
          <table:table-cell office:value-type="float" office:value="17.077856" calcext:value-type="float">
            <text:p>17,07785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ärmdö</text:p>
          </table:table-cell>
          <table:table-cell office:value-type="string" calcext:value-type="string">
            <text:p><text:a xlink:href="https://sv.wikipedia.org/wiki/Värmdö_kommun" xlink:type="simple">Värmd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3666" calcext:value-type="float">
            <text:p>43666</text:p>
          </table:table-cell>
          <table:table-cell office:value-type="float" office:value="2980.12" calcext:value-type="float">
            <text:p>2980,12</text:p>
          </table:table-cell>
          <table:table-cell office:value-type="float" office:value="448.12" calcext:value-type="float">
            <text:p>448,12</text:p>
          </table:table-cell>
          <table:table-cell office:value-type="float" office:value="8.46" calcext:value-type="float">
            <text:p>8,46</text:p>
          </table:table-cell>
          <table:table-cell office:value-type="float" office:value="0" calcext:value-type="float">
            <text:p>0</text:p>
          </table:table-cell>
          <table:table-cell office:value-type="float" office:value="2523.54" calcext:value-type="float">
            <text:p>2523,54</text:p>
          </table:table-cell>
          <table:table-cell office:value-type="float" office:value="97.44" calcext:value-type="float">
            <text:p>97,44</text:p>
          </table:table-cell>
          <table:table-cell office:value-type="float" office:value="59.3" calcext:value-type="float">
            <text:p>59,3</text:p>
          </table:table-cell>
          <table:table-cell office:value-type="float" office:value="18.583333" calcext:value-type="float">
            <text:p>18,58333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otala</text:p>
          </table:table-cell>
          <table:table-cell office:value-type="string" calcext:value-type="string">
            <text:p><text:a xlink:href="https://sv.wikipedia.org/wiki/Motala_kommun" xlink:type="simple">Motala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43549" calcext:value-type="float">
            <text:p>43549</text:p>
          </table:table-cell>
          <table:table-cell office:value-type="float" office:value="1266.75" calcext:value-type="float">
            <text:p>1266,75</text:p>
          </table:table-cell>
          <table:table-cell office:value-type="float" office:value="982.99" calcext:value-type="float">
            <text:p>982,99</text:p>
          </table:table-cell>
          <table:table-cell office:value-type="float" office:value="68.54" calcext:value-type="float">
            <text:p>68,54</text:p>
          </table:table-cell>
          <table:table-cell office:value-type="float" office:value="215.22" calcext:value-type="float">
            <text:p>215,22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58.5420395" calcext:value-type="float">
            <text:p>58,5420395</text:p>
          </table:table-cell>
          <table:table-cell office:value-type="float" office:value="15.041261" calcext:value-type="float">
            <text:p>15,04126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Piteå</text:p>
          </table:table-cell>
          <table:table-cell office:value-type="string" calcext:value-type="string">
            <text:p><text:a xlink:href="https://sv.wikipedia.org/wiki/Piteå_kommun" xlink:type="simple">Piteå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42111" calcext:value-type="float">
            <text:p>42111</text:p>
          </table:table-cell>
          <table:table-cell office:value-type="float" office:value="4680.53" calcext:value-type="float">
            <text:p>4680,53</text:p>
          </table:table-cell>
          <table:table-cell office:value-type="float" office:value="3086.04" calcext:value-type="float">
            <text:p>3086,04</text:p>
          </table:table-cell>
          <table:table-cell office:value-type="float" office:value="149.04" calcext:value-type="float">
            <text:p>149,04</text:p>
          </table:table-cell>
          <table:table-cell office:value-type="float" office:value="0" calcext:value-type="float">
            <text:p>0</text:p>
          </table:table-cell>
          <table:table-cell office:value-type="float" office:value="1445.45" calcext:value-type="float">
            <text:p>1445,45</text:p>
          </table:table-cell>
          <table:table-cell office:value-type="float" office:value="13.65" calcext:value-type="float">
            <text:p>13,65</text:p>
          </table:table-cell>
          <table:table-cell office:value-type="float" office:value="65.3134764" calcext:value-type="float">
            <text:p>65,3134764</text:p>
          </table:table-cell>
          <table:table-cell office:value-type="float" office:value="21.4899394" calcext:value-type="float">
            <text:p>21,489939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Ängelholm</text:p>
          </table:table-cell>
          <table:table-cell office:value-type="string" calcext:value-type="string">
            <text:p><text:a xlink:href="https://sv.wikipedia.org/wiki/Ängelholms_kommun" xlink:type="simple">Ängelholm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41857" calcext:value-type="float">
            <text:p>41857</text:p>
          </table:table-cell>
          <table:table-cell office:value-type="float" office:value="477.91" calcext:value-type="float">
            <text:p>477,91</text:p>
          </table:table-cell>
          <table:table-cell office:value-type="float" office:value="419.87" calcext:value-type="float">
            <text:p>419,87</text:p>
          </table:table-cell>
          <table:table-cell office:value-type="float" office:value="11.29" calcext:value-type="float">
            <text:p>11,29</text:p>
          </table:table-cell>
          <table:table-cell office:value-type="float" office:value="0" calcext:value-type="float">
            <text:p>0</text:p>
          </table:table-cell>
          <table:table-cell office:value-type="float" office:value="46.75" calcext:value-type="float">
            <text:p>46,75</text:p>
          </table:table-cell>
          <table:table-cell office:value-type="float" office:value="99.69" calcext:value-type="float">
            <text:p>99,69</text:p>
          </table:table-cell>
          <table:table-cell office:value-type="float" office:value="56.2429224" calcext:value-type="float">
            <text:p>56,2429224</text:p>
          </table:table-cell>
          <table:table-cell office:value-type="float" office:value="12.8619375" calcext:value-type="float">
            <text:p>12,861937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Lerum</text:p>
          </table:table-cell>
          <table:table-cell office:value-type="string" calcext:value-type="string">
            <text:p><text:a xlink:href="https://sv.wikipedia.org/wiki/Lerums_kommun" xlink:type="simple">Lerum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1660" calcext:value-type="float">
            <text:p>41660</text:p>
          </table:table-cell>
          <table:table-cell office:value-type="float" office:value="308.41" calcext:value-type="float">
            <text:p>308,41</text:p>
          </table:table-cell>
          <table:table-cell office:value-type="float" office:value="258.55" calcext:value-type="float">
            <text:p>258,55</text:p>
          </table:table-cell>
          <table:table-cell office:value-type="float" office:value="49.86" calcext:value-type="float">
            <text:p>4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13" calcext:value-type="float">
            <text:p>161,13</text:p>
          </table:table-cell>
          <table:table-cell office:value-type="float" office:value="57.7699471" calcext:value-type="float">
            <text:p>57,7699471</text:p>
          </table:table-cell>
          <table:table-cell office:value-type="float" office:value="12.268929" calcext:value-type="float">
            <text:p>12,26892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Alingsås</text:p>
          </table:table-cell>
          <table:table-cell office:value-type="string" calcext:value-type="string">
            <text:p>Alingsås Kommun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0566" calcext:value-type="float">
            <text:p>40566</text:p>
          </table:table-cell>
          <table:table-cell office:value-type="float" office:value="551.16" calcext:value-type="float">
            <text:p>551,16</text:p>
          </table:table-cell>
          <table:table-cell office:value-type="float" office:value="472" calcext:value-type="float">
            <text:p>472</text:p>
          </table:table-cell>
          <table:table-cell office:value-type="float" office:value="79.16" calcext:value-type="float">
            <text:p>79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94" calcext:value-type="float">
            <text:p>85,94</text:p>
          </table:table-cell>
          <table:table-cell table:style-name="ce2" office:value-type="float" office:value="57.9998496" calcext:value-type="float">
            <text:p>57,9998496</text:p>
          </table:table-cell>
          <table:table-cell table:style-name="ce2" office:value-type="float" office:value="12.500037" calcext:value-type="float">
            <text:p>12,50003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Lidköping</text:p>
          </table:table-cell>
          <table:table-cell office:value-type="string" calcext:value-type="string">
            <text:p><text:a xlink:href="https://sv.wikipedia.org/wiki/Lidköpings_kommun" xlink:type="simple">Lidköpin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9533" calcext:value-type="float">
            <text:p>39533</text:p>
          </table:table-cell>
          <table:table-cell office:value-type="float" office:value="1372.6" calcext:value-type="float">
            <text:p>1372,6</text:p>
          </table:table-cell>
          <table:table-cell office:value-type="float" office:value="698.63" calcext:value-type="float">
            <text:p>698,63</text:p>
          </table:table-cell>
          <table:table-cell office:value-type="float" office:value="2.68" calcext:value-type="float">
            <text:p>2,68</text:p>
          </table:table-cell>
          <table:table-cell office:value-type="float" office:value="671.29" calcext:value-type="float">
            <text:p>671,29</text:p>
          </table:table-cell>
          <table:table-cell office:value-type="float" office:value="0" calcext:value-type="float">
            <text:p>0</text:p>
          </table:table-cell>
          <table:table-cell office:value-type="float" office:value="56.59" calcext:value-type="float">
            <text:p>56,59</text:p>
          </table:table-cell>
          <table:table-cell office:value-type="float" office:value="58.5037196" calcext:value-type="float">
            <text:p>58,5037196</text:p>
          </table:table-cell>
          <table:table-cell office:value-type="float" office:value="13.1576427" calcext:value-type="float">
            <text:p>13,157642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Vänersborg</text:p>
          </table:table-cell>
          <table:table-cell office:value-type="string" calcext:value-type="string">
            <text:p><text:a xlink:href="https://sv.wikipedia.org/wiki/Vänersborgs_kommun" xlink:type="simple">Vänersbor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9236" calcext:value-type="float">
            <text:p>39236</text:p>
          </table:table-cell>
          <table:table-cell office:value-type="float" office:value="898.83" calcext:value-type="float">
            <text:p>898,83</text:p>
          </table:table-cell>
          <table:table-cell office:value-type="float" office:value="642.6" calcext:value-type="float">
            <text:p>642,6</text:p>
          </table:table-cell>
          <table:table-cell office:value-type="float" office:value="23.02" calcext:value-type="float">
            <text:p>23,02</text:p>
          </table:table-cell>
          <table:table-cell office:value-type="float" office:value="233.21" calcext:value-type="float">
            <text:p>233,21</text:p>
          </table:table-cell>
          <table:table-cell office:value-type="float" office:value="0" calcext:value-type="float">
            <text:p>0</text:p>
          </table:table-cell>
          <table:table-cell office:value-type="float" office:value="61.06" calcext:value-type="float">
            <text:p>61,06</text:p>
          </table:table-cell>
          <table:table-cell office:value-type="float" office:value="58.3811988" calcext:value-type="float">
            <text:p>58,3811988</text:p>
          </table:table-cell>
          <table:table-cell office:value-type="float" office:value="12.3226877" calcext:value-type="float">
            <text:p>12,322687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Sandviken</text:p>
          </table:table-cell>
          <table:table-cell office:value-type="string" calcext:value-type="string">
            <text:p><text:a xlink:href="https://sv.wikipedia.org/wiki/Sandvikens_kommun" xlink:type="simple">Sandviken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39175" calcext:value-type="float">
            <text:p>39175</text:p>
          </table:table-cell>
          <table:table-cell office:value-type="float" office:value="1296.64" calcext:value-type="float">
            <text:p>1296,64</text:p>
          </table:table-cell>
          <table:table-cell office:value-type="float" office:value="1165.78" calcext:value-type="float">
            <text:p>1165,78</text:p>
          </table:table-cell>
          <table:table-cell office:value-type="float" office:value="130.86" calcext:value-type="float">
            <text:p>13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float" office:value="60.619422" calcext:value-type="float">
            <text:p>60,619422</text:p>
          </table:table-cell>
          <table:table-cell office:value-type="float" office:value="16.7724214" calcext:value-type="float">
            <text:p>16,772421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Partille</text:p>
          </table:table-cell>
          <table:table-cell office:value-type="string" calcext:value-type="string">
            <text:p><text:a xlink:href="https://sv.wikipedia.org/wiki/Partille_kommun" xlink:type="simple">Partill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7931" calcext:value-type="float">
            <text:p>37931</text:p>
          </table:table-cell>
          <table:table-cell office:value-type="float" office:value="58.41" calcext:value-type="float">
            <text:p>58,41</text:p>
          </table:table-cell>
          <table:table-cell office:value-type="float" office:value="56.8" calcext:value-type="float">
            <text:p>56,8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.8" calcext:value-type="float">
            <text:p>667,8</text:p>
          </table:table-cell>
          <table:table-cell office:value-type="float" office:value="57.739431" calcext:value-type="float">
            <text:p>57,739431</text:p>
          </table:table-cell>
          <table:table-cell office:value-type="float" office:value="12.1065384" calcext:value-type="float">
            <text:p>12,106538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Härryda</text:p>
          </table:table-cell>
          <table:table-cell office:value-type="string" calcext:value-type="string">
            <text:p><text:a xlink:href="https://sv.wikipedia.org/wiki/Härryda_kommun" xlink:type="simple">Härry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7430" calcext:value-type="float">
            <text:p>37430</text:p>
          </table:table-cell>
          <table:table-cell office:value-type="float" office:value="291.66" calcext:value-type="float">
            <text:p>291,66</text:p>
          </table:table-cell>
          <table:table-cell office:value-type="float" office:value="266.7" calcext:value-type="float">
            <text:p>266,7</text:p>
          </table:table-cell>
          <table:table-cell office:value-type="float" office:value="24.96" calcext:value-type="float">
            <text:p>2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34" calcext:value-type="float">
            <text:p>140,34</text:p>
          </table:table-cell>
          <table:table-cell office:value-type="float" office:value="57.683333" calcext:value-type="float">
            <text:p>57,683333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Hudiksvall</text:p>
          </table:table-cell>
          <table:table-cell office:value-type="string" calcext:value-type="string">
            <text:p><text:a xlink:href="https://sv.wikipedia.org/wiki/Hudiksvalls_kommun" xlink:type="simple">Hudiksvall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37413" calcext:value-type="float">
            <text:p>37413</text:p>
          </table:table-cell>
          <table:table-cell office:value-type="float" office:value="4516.62" calcext:value-type="float">
            <text:p>4516,62</text:p>
          </table:table-cell>
          <table:table-cell office:value-type="float" office:value="2489.05" calcext:value-type="float">
            <text:p>2489,05</text:p>
          </table:table-cell>
          <table:table-cell office:value-type="float" office:value="255.65" calcext:value-type="float">
            <text:p>255,65</text:p>
          </table:table-cell>
          <table:table-cell office:value-type="float" office:value="0" calcext:value-type="float">
            <text:p>0</text:p>
          </table:table-cell>
          <table:table-cell office:value-type="float" office:value="1771.92" calcext:value-type="float">
            <text:p>1771,92</text:p>
          </table:table-cell>
          <table:table-cell office:value-type="float" office:value="15.03" calcext:value-type="float">
            <text:p>15,03</text:p>
          </table:table-cell>
          <table:table-cell office:value-type="float" office:value="61.7282737" calcext:value-type="float">
            <text:p>61,7282737</text:p>
          </table:table-cell>
          <table:table-cell office:value-type="float" office:value="17.1047086" calcext:value-type="float">
            <text:p>17,1047086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Västervik</text:p>
          </table:table-cell>
          <table:table-cell office:value-type="string" calcext:value-type="string">
            <text:p><text:a xlink:href="https://sv.wikipedia.org/wiki/Västerviks_kommun" xlink:type="simple">Västervik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36546" calcext:value-type="float">
            <text:p>36546</text:p>
          </table:table-cell>
          <table:table-cell office:value-type="float" office:value="3596.78" calcext:value-type="float">
            <text:p>3596,78</text:p>
          </table:table-cell>
          <table:table-cell office:value-type="float" office:value="1874.47" calcext:value-type="float">
            <text:p>1874,47</text:p>
          </table:table-cell>
          <table:table-cell office:value-type="float" office:value="152.45" calcext:value-type="float">
            <text:p>152,45</text:p>
          </table:table-cell>
          <table:table-cell office:value-type="float" office:value="0" calcext:value-type="float">
            <text:p>0</text:p>
          </table:table-cell>
          <table:table-cell office:value-type="float" office:value="1569.86" calcext:value-type="float">
            <text:p>1569,86</text:p>
          </table:table-cell>
          <table:table-cell office:value-type="float" office:value="19.5" calcext:value-type="float">
            <text:p>19,5</text:p>
          </table:table-cell>
          <table:table-cell office:value-type="float" office:value="57.7594186" calcext:value-type="float">
            <text:p>57,7594186</text:p>
          </table:table-cell>
          <table:table-cell office:value-type="float" office:value="16.6385035" calcext:value-type="float">
            <text:p>16,638503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Vellinge</text:p>
          </table:table-cell>
          <table:table-cell office:value-type="string" calcext:value-type="string">
            <text:p><text:a xlink:href="https://sv.wikipedia.org/wiki/Vellinge_kommun" xlink:type="simple">Vellinge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5904" calcext:value-type="float">
            <text:p>35904</text:p>
          </table:table-cell>
          <table:table-cell office:value-type="float" office:value="705.46" calcext:value-type="float">
            <text:p>705,46</text:p>
          </table:table-cell>
          <table:table-cell office:value-type="float" office:value="142.66" calcext:value-type="float">
            <text:p>142,66</text:p>
          </table:table-cell>
          <table:table-cell office:value-type="float" office:value="1.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office:value-type="float" office:value="561.61" calcext:value-type="float">
            <text:p>561,61</text:p>
          </table:table-cell>
          <table:table-cell office:value-type="float" office:value="251.68" calcext:value-type="float">
            <text:p>251,68</text:p>
          </table:table-cell>
          <table:table-cell office:value-type="float" office:value="55.470895" calcext:value-type="float">
            <text:p>55,470895</text:p>
          </table:table-cell>
          <table:table-cell office:value-type="float" office:value="13.0199449" calcext:value-type="float">
            <text:p>13,019944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ängnäs</text:p>
          </table:table-cell>
          <table:table-cell office:value-type="string" calcext:value-type="string">
            <text:p><text:a xlink:href="https://sv.wikipedia.org/wiki/Strängnäs_kommun" xlink:type="simple">Strängnä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35195" calcext:value-type="float">
            <text:p>35195</text:p>
          </table:table-cell>
          <table:table-cell office:value-type="float" office:value="975.09" calcext:value-type="float">
            <text:p>975,09</text:p>
          </table:table-cell>
          <table:table-cell office:value-type="float" office:value="739.42" calcext:value-type="float">
            <text:p>739,42</text:p>
          </table:table-cell>
          <table:table-cell office:value-type="float" office:value="15.27" calcext:value-type="float">
            <text:p>15,27</text:p>
          </table:table-cell>
          <table:table-cell office:value-type="float" office:value="220.4" calcext:value-type="float">
            <text:p>220,4</text:p>
          </table:table-cell>
          <table:table-cell office:value-type="float" office:value="0" calcext:value-type="float">
            <text:p>0</text:p>
          </table:table-cell>
          <table:table-cell office:value-type="float" office:value="47.6" calcext:value-type="float">
            <text:p>47,6</text:p>
          </table:table-cell>
          <table:table-cell office:value-type="float" office:value="59.3763155" calcext:value-type="float">
            <text:p>59,3763155</text:p>
          </table:table-cell>
          <table:table-cell office:value-type="float" office:value="17.0268194" calcext:value-type="float">
            <text:p>17,026819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<text:a xlink:href="https://sv.wikipedia.org/wiki/Marks_kommun" xlink:type="simple">Mark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4502" calcext:value-type="float">
            <text:p>34502</text:p>
          </table:table-cell>
          <table:table-cell office:value-type="float" office:value="1013.2" calcext:value-type="float">
            <text:p>1013,2</text:p>
          </table:table-cell>
          <table:table-cell office:value-type="float" office:value="929.2" calcext:value-type="float">
            <text:p>929,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3" calcext:value-type="float">
            <text:p>37,13</text:p>
          </table:table-cell>
          <table:table-cell office:value-type="float" office:value="57.5" calcext:value-type="float">
            <text:p>57,5</text:p>
          </table:table-cell>
          <table:table-cell office:value-type="float" office:value="12.716667" calcext:value-type="float">
            <text:p>12,71666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Värnamo</text:p>
          </table:table-cell>
          <table:table-cell office:value-type="string" calcext:value-type="string">
            <text:p><text:a xlink:href="https://sv.wikipedia.org/wiki/Värnamo_kommun" xlink:type="simple">Värnamo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34249" calcext:value-type="float">
            <text:p>34249</text:p>
          </table:table-cell>
          <table:table-cell office:value-type="float" office:value="1382.43" calcext:value-type="float">
            <text:p>1382,43</text:p>
          </table:table-cell>
          <table:table-cell office:value-type="float" office:value="1215.82" calcext:value-type="float">
            <text:p>1215,82</text:p>
          </table:table-cell>
          <table:table-cell office:value-type="float" office:value="166.61" calcext:value-type="float">
            <text:p>166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7" calcext:value-type="float">
            <text:p>28,17</text:p>
          </table:table-cell>
          <table:table-cell office:value-type="float" office:value="57.1852137" calcext:value-type="float">
            <text:p>57,1852137</text:p>
          </table:table-cell>
          <table:table-cell office:value-type="float" office:value="14.0412173" calcext:value-type="float">
            <text:p>14,041217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atrineholm</text:p>
          </table:table-cell>
          <table:table-cell office:value-type="string" calcext:value-type="string">
            <text:p><text:a xlink:href="https://sv.wikipedia.org/wiki/Katrineholms_kommun" xlink:type="simple">Katrineholm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34195" calcext:value-type="float">
            <text:p>34195</text:p>
          </table:table-cell>
          <table:table-cell office:value-type="float" office:value="1189.54" calcext:value-type="float">
            <text:p>1189,54</text:p>
          </table:table-cell>
          <table:table-cell office:value-type="float" office:value="1020.16" calcext:value-type="float">
            <text:p>1020,16</text:p>
          </table:table-cell>
          <table:table-cell office:value-type="float" office:value="94.07" calcext:value-type="float">
            <text:p>94,07</text:p>
          </table:table-cell>
          <table:table-cell office:value-type="float" office:value="75.31" calcext:value-type="float">
            <text:p>75,31</text:p>
          </table:table-cell>
          <table:table-cell office:value-type="float" office:value="0" calcext:value-type="float">
            <text:p>0</text:p>
          </table:table-cell>
          <table:table-cell office:value-type="float" office:value="33.52" calcext:value-type="float">
            <text:p>33,52</text:p>
          </table:table-cell>
          <table:table-cell office:value-type="float" office:value="58.9960335" calcext:value-type="float">
            <text:p>58,9960335</text:p>
          </table:table-cell>
          <table:table-cell office:value-type="float" office:value="16.2067589" calcext:value-type="float">
            <text:p>16,2067589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Eslöv</text:p>
          </table:table-cell>
          <table:table-cell office:value-type="string" calcext:value-type="string">
            <text:p><text:a xlink:href="https://sv.wikipedia.org/wiki/Eslövs_kommun" xlink:type="simple">Eslö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3359" calcext:value-type="float">
            <text:p>33359</text:p>
          </table:table-cell>
          <table:table-cell office:value-type="float" office:value="424.68" calcext:value-type="float">
            <text:p>424,68</text:p>
          </table:table-cell>
          <table:table-cell office:value-type="float" office:value="419.02" calcext:value-type="float">
            <text:p>419,02</text:p>
          </table:table-cell>
          <table:table-cell office:value-type="float" office:value="5.66" calcext:value-type="float">
            <text:p>5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1" calcext:value-type="float">
            <text:p>79,61</text:p>
          </table:table-cell>
          <table:table-cell office:value-type="float" office:value="55.8374959" calcext:value-type="float">
            <text:p>55,8374959</text:p>
          </table:table-cell>
          <table:table-cell office:value-type="float" office:value="13.3036265" calcext:value-type="float">
            <text:p>13,303626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allentuna</text:p>
          </table:table-cell>
          <table:table-cell office:value-type="string" calcext:value-type="string">
            <text:p><text:a xlink:href="https://sv.wikipedia.org/wiki/Vallentuna_kommun" xlink:type="simple">Vallentu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33274" calcext:value-type="float">
            <text:p>33274</text:p>
          </table:table-cell>
          <table:table-cell office:value-type="float" office:value="368.45" calcext:value-type="float">
            <text:p>368,45</text:p>
          </table:table-cell>
          <table:table-cell office:value-type="float" office:value="357.74" calcext:value-type="float">
            <text:p>357,74</text:p>
          </table:table-cell>
          <table:table-cell office:value-type="float" office:value="10.71" calcext:value-type="float">
            <text:p>1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01" calcext:value-type="float">
            <text:p>93,01</text:p>
          </table:table-cell>
          <table:table-cell office:value-type="string" calcext:value-type="string">
            <text:p>59.59146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<text:a xlink:href="https://sv.wikipedia.org/wiki/Falköpings_kommun" xlink:type="simple">Falköpin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3075" calcext:value-type="float">
            <text:p>33075</text:p>
          </table:table-cell>
          <table:table-cell office:value-type="float" office:value="1065.77" calcext:value-type="float">
            <text:p>1065,77</text:p>
          </table:table-cell>
          <table:table-cell office:value-type="float" office:value="1044.88" calcext:value-type="float">
            <text:p>1044,88</text:p>
          </table:table-cell>
          <table:table-cell office:value-type="float" office:value="20.89" calcext:value-type="float">
            <text:p>2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5" calcext:value-type="float">
            <text:p>31,65</text:p>
          </table:table-cell>
          <table:table-cell office:value-type="string" calcext:value-type="string">
            <text:p>58.14046</text:p>
          </table:table-cell>
          <table:table-cell office:value-type="string" calcext:value-type="string">
            <text:p>13.5327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<text:a xlink:href="https://sv.wikipedia.org/wiki/Danderyds_kommun" xlink:type="simple">Danderyd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32884" calcext:value-type="float">
            <text:p>32884</text:p>
          </table:table-cell>
          <table:table-cell office:value-type="float" office:value="32.67" calcext:value-type="float">
            <text:p>32,67</text:p>
          </table:table-cell>
          <table:table-cell office:value-type="float" office:value="26.4" calcext:value-type="float">
            <text:p>26,4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,12</text:p>
          </table:table-cell>
          <table:table-cell office:value-type="float" office:value="1245.61" calcext:value-type="float">
            <text:p>1245,6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<text:a xlink:href="https://sv.wikipedia.org/wiki/Karlshamns_kommun" xlink:type="simple">Karlshamns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32229" calcext:value-type="float">
            <text:p>32229</text:p>
          </table:table-cell>
          <table:table-cell office:value-type="float" office:value="832.43" calcext:value-type="float">
            <text:p>832,43</text:p>
          </table:table-cell>
          <table:table-cell office:value-type="float" office:value="488.68" calcext:value-type="float">
            <text:p>488,68</text:p>
          </table:table-cell>
          <table:table-cell office:value-type="float" office:value="19.92" calcext:value-type="float">
            <text:p>19,92</text:p>
          </table:table-cell>
          <table:table-cell office:value-type="float" office:value="0" calcext:value-type="float">
            <text:p>0</text:p>
          </table:table-cell>
          <table:table-cell office:value-type="float" office:value="323.83" calcext:value-type="float">
            <text:p>323,83</text:p>
          </table:table-cell>
          <table:table-cell office:value-type="float" office:value="65.95" calcext:value-type="float">
            <text:p>65,9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<text:a xlink:href="https://sv.wikipedia.org/wiki/Nässjö_kommun" xlink:type="simple">Näs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31273" calcext:value-type="float">
            <text:p>31273</text:p>
          </table:table-cell>
          <table:table-cell office:value-type="float" office:value="988.5" calcext:value-type="float">
            <text:p>988,5</text:p>
          </table:table-cell>
          <table:table-cell office:value-type="float" office:value="930.22" calcext:value-type="float">
            <text:p>930,22</text:p>
          </table:table-cell>
          <table:table-cell office:value-type="float" office:value="58.28" calcext:value-type="float">
            <text:p>5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2" calcext:value-type="float">
            <text:p>33,6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office:value-type="string" calcext:value-type="string">
            <text:p><text:a xlink:href="https://sv.wikipedia.org/wiki/Kävlinge_kommun" xlink:type="simple">Kävlinge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1046" calcext:value-type="float">
            <text:p>31046</text:p>
          </table:table-cell>
          <table:table-cell office:value-type="float" office:value="292.45" calcext:value-type="float">
            <text:p>292,45</text:p>
          </table:table-cell>
          <table:table-cell office:value-type="float" office:value="152.54" calcext:value-type="float">
            <text:p>152,54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138.82" calcext:value-type="float">
            <text:p>138,82</text:p>
          </table:table-cell>
          <table:table-cell office:value-type="float" office:value="203.53" calcext:value-type="float">
            <text:p>203,5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0399" calcext:value-type="float">
            <text:p>303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17.01" calcext:value-type="float">
            <text:p>317,01</text:p>
          </table:table-cell>
          <table:table-cell office:value-type="float" office:value="15.12" calcext:value-type="float">
            <text:p>1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89" calcext:value-type="float">
            <text:p>95,8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.283333" calcext:value-type="float">
            <text:p>12,28333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<text:a xlink:href="https://sv.wikipedia.org/wiki/Karlskoga_kommun" xlink:type="simple">Karlskoga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30386" calcext:value-type="float">
            <text:p>30386</text:p>
          </table:table-cell>
          <table:table-cell office:value-type="float" office:value="510.36" calcext:value-type="float">
            <text:p>510,36</text:p>
          </table:table-cell>
          <table:table-cell office:value-type="float" office:value="468.24" calcext:value-type="float">
            <text:p>468,24</text:p>
          </table:table-cell>
          <table:table-cell office:value-type="float" office:value="42.12" calcext:value-type="float">
            <text:p>42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9" calcext:value-type="float">
            <text:p>64,8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<text:a xlink:href="https://sv.wikipedia.org/wiki/Ystads_kommun" xlink:type="simple">Ysta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9903" calcext:value-type="float">
            <text:p>29903</text:p>
          </table:table-cell>
          <table:table-cell office:value-type="float" office:value="1189.32" calcext:value-type="float">
            <text:p>1189,32</text:p>
          </table:table-cell>
          <table:table-cell office:value-type="float" office:value="350" calcext:value-type="float">
            <text:p>350</text:p>
          </table:table-cell>
          <table:table-cell office:value-type="float" office:value="5.04" calcext:value-type="float">
            <text:p>5,04</text:p>
          </table:table-cell>
          <table:table-cell office:value-type="float" office:value="0" calcext:value-type="float">
            <text:p>0</text:p>
          </table:table-cell>
          <table:table-cell office:value-type="float" office:value="834.28" calcext:value-type="float">
            <text:p>834,28</text:p>
          </table:table-cell>
          <table:table-cell office:value-type="float" office:value="85.44" calcext:value-type="float">
            <text:p>85,4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<text:a xlink:href="https://sv.wikipedia.org/wiki/Gislaveds_kommun" xlink:type="simple">Gislaved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29676" calcext:value-type="float">
            <text:p>29676</text:p>
          </table:table-cell>
          <table:table-cell office:value-type="float" office:value="1220.72" calcext:value-type="float">
            <text:p>1220,72</text:p>
          </table:table-cell>
          <table:table-cell office:value-type="float" office:value="1137.07" calcext:value-type="float">
            <text:p>1137,07</text:p>
          </table:table-cell>
          <table:table-cell office:value-type="float" office:value="83.65" calcext:value-type="float">
            <text:p>83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<text:a xlink:href="https://sv.wikipedia.org/wiki/Ronneby_kommun" xlink:type="simple">Ronneby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29621" calcext:value-type="float">
            <text:p>29621</text:p>
          </table:table-cell>
          <table:table-cell office:value-type="float" office:value="1241.84" calcext:value-type="float">
            <text:p>1241,84</text:p>
          </table:table-cell>
          <table:table-cell office:value-type="float" office:value="825.29" calcext:value-type="float">
            <text:p>825,29</text:p>
          </table:table-cell>
          <table:table-cell office:value-type="float" office:value="36.54" calcext:value-type="float">
            <text:p>36,54</text:p>
          </table:table-cell>
          <table:table-cell office:value-type="float" office:value="0" calcext:value-type="float">
            <text:p>0</text:p>
          </table:table-cell>
          <table:table-cell office:value-type="float" office:value="380.01" calcext:value-type="float">
            <text:p>380,01</text:p>
          </table:table-cell>
          <table:table-cell office:value-type="float" office:value="35.89" calcext:value-type="float">
            <text:p>35,8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<text:a xlink:href="https://sv.wikipedia.org/wiki/Ljungby_kommun" xlink:type="simple">Ljungby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28353" calcext:value-type="float">
            <text:p>28353</text:p>
          </table:table-cell>
          <table:table-cell office:value-type="float" office:value="1995.13" calcext:value-type="float">
            <text:p>1995,13</text:p>
          </table:table-cell>
          <table:table-cell office:value-type="float" office:value="1747.88" calcext:value-type="float">
            <text:p>1747,88</text:p>
          </table:table-cell>
          <table:table-cell office:value-type="float" office:value="247.25" calcext:value-type="float">
            <text:p>247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2" calcext:value-type="float">
            <text:p>16,2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/>
          <table:table-cell office:value-type="string" calcext:value-type="string">
            <text:p><text:a xlink:href="https://sv.wikipedia.org/wiki/Bodens_kommun" xlink:type="simple">Boden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28184" calcext:value-type="float">
            <text:p>28184</text:p>
          </table:table-cell>
          <table:table-cell office:value-type="float" office:value="4291.66" calcext:value-type="float">
            <text:p>4291,66</text:p>
          </table:table-cell>
          <table:table-cell office:value-type="float" office:value="4014.18" calcext:value-type="float">
            <text:p>4014,18</text:p>
          </table:table-cell>
          <table:table-cell office:value-type="float" office:value="277.48" calcext:value-type="float">
            <text:p>277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2" calcext:value-type="float">
            <text:p>7,02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<text:a xlink:href="https://sv.wikipedia.org/wiki/Nynäshamns_kommun" xlink:type="simple">Nynäshamn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28137" calcext:value-type="float">
            <text:p>28137</text:p>
          </table:table-cell>
          <table:table-cell office:value-type="float" office:value="1300.84" calcext:value-type="float">
            <text:p>1300,84</text:p>
          </table:table-cell>
          <table:table-cell office:value-type="float" office:value="358.75" calcext:value-type="float">
            <text:p>358,75</text:p>
          </table:table-cell>
          <table:table-cell office:value-type="float" office:value="6.76" calcext:value-type="float">
            <text:p>6,76</text:p>
          </table:table-cell>
          <table:table-cell office:value-type="float" office:value="0" calcext:value-type="float">
            <text:p>0</text:p>
          </table:table-cell>
          <table:table-cell office:value-type="float" office:value="935.33" calcext:value-type="float">
            <text:p>935,33</text:p>
          </table:table-cell>
          <table:table-cell office:value-type="float" office:value="78.43" calcext:value-type="float">
            <text:p>78,4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<text:a xlink:href="https://sv.wikipedia.org/wiki/Upplands-Bro_kommun" xlink:type="simple">Upplands-Bro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28131" calcext:value-type="float">
            <text:p>28131</text:p>
          </table:table-cell>
          <table:table-cell office:value-type="float" office:value="325.23" calcext:value-type="float">
            <text:p>325,23</text:p>
          </table:table-cell>
          <table:table-cell office:value-type="float" office:value="235.29" calcext:value-type="float">
            <text:p>235,29</text:p>
          </table:table-cell>
          <table:table-cell office:value-type="float" office:value="6.82" calcext:value-type="float">
            <text:p>6,82</text:p>
          </table:table-cell>
          <table:table-cell office:value-type="float" office:value="83.12" calcext:value-type="float">
            <text:p>83,12</text:p>
          </table:table-cell>
          <table:table-cell office:value-type="float" office:value="0" calcext:value-type="float">
            <text:p>0</text:p>
          </table:table-cell>
          <table:table-cell office:value-type="float" office:value="119.56" calcext:value-type="float">
            <text:p>119,5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<text:a xlink:href="https://sv.wikipedia.org/wiki/Ekerö_kommun" xlink:type="simple">Eker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27938" calcext:value-type="float">
            <text:p>27938</text:p>
          </table:table-cell>
          <table:table-cell office:value-type="float" office:value="384.53" calcext:value-type="float">
            <text:p>384,53</text:p>
          </table:table-cell>
          <table:table-cell office:value-type="float" office:value="217.46" calcext:value-type="float">
            <text:p>217,46</text:p>
          </table:table-cell>
          <table:table-cell office:value-type="float" office:value="1.16" calcext:value-type="float">
            <text:p>1,16</text:p>
          </table:table-cell>
          <table:table-cell office:value-type="float" office:value="165.91" calcext:value-type="float">
            <text:p>165,91</text:p>
          </table:table-cell>
          <table:table-cell office:value-type="float" office:value="0" calcext:value-type="float">
            <text:p>0</text:p>
          </table:table-cell>
          <table:table-cell office:value-type="float" office:value="128.47" calcext:value-type="float">
            <text:p>128,4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<text:a xlink:href="https://sv.wikipedia.org/wiki/Vetlanda_kommun" xlink:type="simple">Vetlanda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27461" calcext:value-type="float">
            <text:p>27461</text:p>
          </table:table-cell>
          <table:table-cell office:value-type="float" office:value="1600.42" calcext:value-type="float">
            <text:p>1600,42</text:p>
          </table:table-cell>
          <table:table-cell office:value-type="float" office:value="1500.35" calcext:value-type="float">
            <text:p>1500,35</text:p>
          </table:table-cell>
          <table:table-cell office:value-type="float" office:value="100.07" calcext:value-type="float">
            <text:p>10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<text:a xlink:href="https://sv.wikipedia.org/wiki/Mjölby_kommun" xlink:type="simple">Mjölby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27107" calcext:value-type="float">
            <text:p>27107</text:p>
          </table:table-cell>
          <table:table-cell office:value-type="float" office:value="557.29" calcext:value-type="float">
            <text:p>557,29</text:p>
          </table:table-cell>
          <table:table-cell office:value-type="float" office:value="546.91" calcext:value-type="float">
            <text:p>546,91</text:p>
          </table:table-cell>
          <table:table-cell office:value-type="float" office:value="10.38" calcext:value-type="float">
            <text:p>1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6" calcext:value-type="float">
            <text:p>49,5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/>
          <table:table-cell office:value-type="string" calcext:value-type="string">
            <text:p><text:a xlink:href="https://sv.wikipedia.org/wiki/Ludvika_kommun" xlink:type="simple">Ludvik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27005" calcext:value-type="float">
            <text:p>27005</text:p>
          </table:table-cell>
          <table:table-cell office:value-type="float" office:value="1647.81" calcext:value-type="float">
            <text:p>1647,81</text:p>
          </table:table-cell>
          <table:table-cell office:value-type="float" office:value="1490.37" calcext:value-type="float">
            <text:p>1490,37</text:p>
          </table:table-cell>
          <table:table-cell office:value-type="float" office:value="157.44" calcext:value-type="float">
            <text:p>157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" calcext:value-type="float">
            <text:p>18,1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/>
          <table:table-cell office:value-type="string" calcext:value-type="string">
            <text:p><text:a xlink:href="https://sv.wikipedia.org/wiki/Bollnäs_kommun" xlink:type="simple">Bollnä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27001" calcext:value-type="float">
            <text:p>27001</text:p>
          </table:table-cell>
          <table:table-cell office:value-type="float" office:value="1976.64" calcext:value-type="float">
            <text:p>1976,64</text:p>
          </table:table-cell>
          <table:table-cell office:value-type="float" office:value="1814.04" calcext:value-type="float">
            <text:p>1814,04</text:p>
          </table:table-cell>
          <table:table-cell office:value-type="float" office:value="162.6" calcext:value-type="float">
            <text:p>16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8" calcext:value-type="float">
            <text:p>14,88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<text:a xlink:href="https://sv.wikipedia.org/wiki/Oskarshamns_kommun" xlink:type="simple">Oskarshamn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26929" calcext:value-type="float">
            <text:p>26929</text:p>
          </table:table-cell>
          <table:table-cell office:value-type="float" office:value="2277.4" calcext:value-type="float">
            <text:p>2277,4</text:p>
          </table:table-cell>
          <table:table-cell office:value-type="float" office:value="1046.66" calcext:value-type="float">
            <text:p>1046,66</text:p>
          </table:table-cell>
          <table:table-cell office:value-type="float" office:value="48.31" calcext:value-type="float">
            <text:p>48,31</text:p>
          </table:table-cell>
          <table:table-cell office:value-type="float" office:value="0" calcext:value-type="float">
            <text:p>0</text:p>
          </table:table-cell>
          <table:table-cell office:value-type="float" office:value="1182.43" calcext:value-type="float">
            <text:p>1182,43</text:p>
          </table:table-cell>
          <table:table-cell office:value-type="float" office:value="25.73" calcext:value-type="float">
            <text:p>25,7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<text:a xlink:href="https://sv.wikipedia.org/wiki/Stenungsunds_kommun" xlink:type="simple">Stenungsun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26325" calcext:value-type="float">
            <text:p>26325</text:p>
          </table:table-cell>
          <table:table-cell office:value-type="float" office:value="301.1" calcext:value-type="float">
            <text:p>301,1</text:p>
          </table:table-cell>
          <table:table-cell office:value-type="float" office:value="251.87" calcext:value-type="float">
            <text:p>251,87</text:p>
          </table:table-cell>
          <table:table-cell office:value-type="float" office:value="14.02" calcext:value-type="float">
            <text:p>14,02</text:p>
          </table:table-cell>
          <table:table-cell office:value-type="float" office:value="0" calcext:value-type="float">
            <text:p>0</text:p>
          </table:table-cell>
          <table:table-cell office:value-type="float" office:value="35.21" calcext:value-type="float">
            <text:p>35,21</text:p>
          </table:table-cell>
          <table:table-cell office:value-type="float" office:value="104.52" calcext:value-type="float">
            <text:p>104,5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office:value-type="string" calcext:value-type="string">
            <text:p><text:a xlink:href="https://sv.wikipedia.org/wiki/Höganäs_kommun" xlink:type="simple">Höganä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6244" calcext:value-type="float">
            <text:p>26244</text:p>
          </table:table-cell>
          <table:table-cell office:value-type="float" office:value="676.13" calcext:value-type="float">
            <text:p>676,13</text:p>
          </table:table-cell>
          <table:table-cell office:value-type="float" office:value="143.5" calcext:value-type="float">
            <text:p>143,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532.25" calcext:value-type="float">
            <text:p>532,25</text:p>
          </table:table-cell>
          <table:table-cell office:value-type="float" office:value="182.89" calcext:value-type="float">
            <text:p>182,8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<text:a xlink:href="https://sv.wikipedia.org/wiki/Köpings_kommun" xlink:type="simple">Köping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26122" calcext:value-type="float">
            <text:p>26122</text:p>
          </table:table-cell>
          <table:table-cell office:value-type="float" office:value="644.48" calcext:value-type="float">
            <text:p>644,48</text:p>
          </table:table-cell>
          <table:table-cell office:value-type="float" office:value="604.27" calcext:value-type="float">
            <text:p>604,27</text:p>
          </table:table-cell>
          <table:table-cell office:value-type="float" office:value="26.26" calcext:value-type="float">
            <text:p>26,26</text:p>
          </table:table-cell>
          <table:table-cell office:value-type="float" office:value="13.95" calcext:value-type="float">
            <text:p>13,95</text:p>
          </table:table-cell>
          <table:table-cell office:value-type="float" office:value="0" calcext:value-type="float">
            <text:p>0</text:p>
          </table:table-cell>
          <table:table-cell office:value-type="float" office:value="43.23" calcext:value-type="float">
            <text:p>43,2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Arvika</text:p>
          </table:table-cell>
          <table:table-cell office:value-type="string" calcext:value-type="string">
            <text:p><text:a xlink:href="https://sv.wikipedia.org/wiki/Arvika_kommun" xlink:type="simple">Arvika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26063" calcext:value-type="float">
            <text:p>26063</text:p>
          </table:table-cell>
          <table:table-cell office:value-type="float" office:value="1956.13" calcext:value-type="float">
            <text:p>1956,13</text:p>
          </table:table-cell>
          <table:table-cell office:value-type="float" office:value="1649.03" calcext:value-type="float">
            <text:p>1649,03</text:p>
          </table:table-cell>
          <table:table-cell office:value-type="float" office:value="307.1" calcext:value-type="float">
            <text:p>30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" calcext:value-type="float">
            <text:p>15,81</text:p>
          </table:table-cell>
          <table:table-cell table:style-name="ce2" office:value-type="float" office:value="59.6543555" calcext:value-type="float">
            <text:p>59,6543555</text:p>
          </table:table-cell>
          <table:table-cell table:style-name="ce2" office:value-type="float" office:value="12.5916225" calcext:value-type="float">
            <text:p>12,5916225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/>
          <table:table-cell office:value-type="string" calcext:value-type="string">
            <text:p><text:a xlink:href="https://sv.wikipedia.org/wiki/Söderhamns_kommun" xlink:type="simple">Söderhamn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25698" calcext:value-type="float">
            <text:p>25698</text:p>
          </table:table-cell>
          <table:table-cell office:value-type="float" office:value="2281.34" calcext:value-type="float">
            <text:p>2281,34</text:p>
          </table:table-cell>
          <table:table-cell office:value-type="float" office:value="1060.85" calcext:value-type="float">
            <text:p>1060,85</text:p>
          </table:table-cell>
          <table:table-cell office:value-type="float" office:value="110.98" calcext:value-type="float">
            <text:p>110,98</text:p>
          </table:table-cell>
          <table:table-cell office:value-type="float" office:value="0" calcext:value-type="float">
            <text:p>0</text:p>
          </table:table-cell>
          <table:table-cell office:value-type="float" office:value="1109.51" calcext:value-type="float">
            <text:p>1109,51</text:p>
          </table:table-cell>
          <table:table-cell office:value-type="float" office:value="24.22" calcext:value-type="float">
            <text:p>24,2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/>
          <table:table-cell office:value-type="string" calcext:value-type="string">
            <text:p><text:a xlink:href="https://sv.wikipedia.org/wiki/Härnösands_kommun" xlink:type="simple">Härnösand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25227" calcext:value-type="float">
            <text:p>25227</text:p>
          </table:table-cell>
          <table:table-cell office:value-type="float" office:value="1938.64" calcext:value-type="float">
            <text:p>1938,64</text:p>
          </table:table-cell>
          <table:table-cell office:value-type="float" office:value="1058.38" calcext:value-type="float">
            <text:p>1058,38</text:p>
          </table:table-cell>
          <table:table-cell office:value-type="float" office:value="42.64" calcext:value-type="float">
            <text:p>42,64</text:p>
          </table:table-cell>
          <table:table-cell office:value-type="float" office:value="0" calcext:value-type="float">
            <text:p>0</text:p>
          </table:table-cell>
          <table:table-cell office:value-type="float" office:value="837.62" calcext:value-type="float">
            <text:p>837,62</text:p>
          </table:table-cell>
          <table:table-cell office:value-type="float" office:value="23.84" calcext:value-type="float">
            <text:p>23,8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<text:a xlink:href="https://sv.wikipedia.org/wiki/Laholms_kommun" xlink:type="simple">Laholm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25211" calcext:value-type="float">
            <text:p>25211</text:p>
          </table:table-cell>
          <table:table-cell office:value-type="float" office:value="963.39" calcext:value-type="float">
            <text:p>963,39</text:p>
          </table:table-cell>
          <table:table-cell office:value-type="float" office:value="882.8" calcext:value-type="float">
            <text:p>882,8</text:p>
          </table:table-cell>
          <table:table-cell office:value-type="float" office:value="19.34" calcext:value-type="float">
            <text:p>19,34</text:p>
          </table:table-cell>
          <table:table-cell office:value-type="float" office:value="0" calcext:value-type="float">
            <text:p>0</text:p>
          </table:table-cell>
          <table:table-cell office:value-type="float" office:value="61.25" calcext:value-type="float">
            <text:p>61,25</text:p>
          </table:table-cell>
          <table:table-cell office:value-type="float" office:value="28.56" calcext:value-type="float">
            <text:p>28,5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/>
          <table:table-cell office:value-type="string" calcext:value-type="string">
            <text:p><text:a xlink:href="https://sv.wikipedia.org/wiki/Kristinehamns_kommun" xlink:type="simple">Kristinehamn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24551" calcext:value-type="float">
            <text:p>24551</text:p>
          </table:table-cell>
          <table:table-cell office:value-type="float" office:value="1384.43" calcext:value-type="float">
            <text:p>1384,43</text:p>
          </table:table-cell>
          <table:table-cell office:value-type="float" office:value="755.2" calcext:value-type="float">
            <text:p>755,2</text:p>
          </table:table-cell>
          <table:table-cell office:value-type="float" office:value="40.66" calcext:value-type="float">
            <text:p>40,66</text:p>
          </table:table-cell>
          <table:table-cell office:value-type="float" office:value="588.57" calcext:value-type="float">
            <text:p>588,57</text:p>
          </table:table-cell>
          <table:table-cell office:value-type="float" office:value="0" calcext:value-type="float">
            <text:p>0</text:p>
          </table:table-cell>
          <table:table-cell office:value-type="float" office:value="32.51" calcext:value-type="float">
            <text:p>32,5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<text:a xlink:href="https://sv.wikipedia.org/wiki/Mariestads_kommun" xlink:type="simple">Mariesta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24345" calcext:value-type="float">
            <text:p>24345</text:p>
          </table:table-cell>
          <table:table-cell office:value-type="float" office:value="1503.24" calcext:value-type="float">
            <text:p>1503,24</text:p>
          </table:table-cell>
          <table:table-cell office:value-type="float" office:value="602.47" calcext:value-type="float">
            <text:p>602,47</text:p>
          </table:table-cell>
          <table:table-cell office:value-type="float" office:value="10.93" calcext:value-type="float">
            <text:p>10,93</text:p>
          </table:table-cell>
          <table:table-cell office:value-type="float" office:value="889.84" calcext:value-type="float">
            <text:p>889,84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<text:a xlink:href="https://sv.wikipedia.org/wiki/Staffanstorps_kommun" xlink:type="simple">Staffanstor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4322" calcext:value-type="float">
            <text:p>24322</text:p>
          </table:table-cell>
          <table:table-cell office:value-type="float" office:value="107.27" calcext:value-type="float">
            <text:p>107,27</text:p>
          </table:table-cell>
          <table:table-cell office:value-type="float" office:value="106.78" calcext:value-type="float">
            <text:p>106,78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78" calcext:value-type="float">
            <text:p>227,7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<text:a xlink:href="https://sv.wikipedia.org/wiki/Ulricehamns_kommun" xlink:type="simple">Ulricehamn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24320" calcext:value-type="float">
            <text:p>24320</text:p>
          </table:table-cell>
          <table:table-cell office:value-type="float" office:value="1116.89" calcext:value-type="float">
            <text:p>1116,89</text:p>
          </table:table-cell>
          <table:table-cell office:value-type="float" office:value="1046.03" calcext:value-type="float">
            <text:p>1046,03</text:p>
          </table:table-cell>
          <table:table-cell office:value-type="float" office:value="70.86" calcext:value-type="float">
            <text:p>7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" calcext:value-type="float">
            <text:p>23,2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<text:a xlink:href="https://sv.wikipedia.org/wiki/Lomma_kommun" xlink:type="simple">Lomm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4296" calcext:value-type="float">
            <text:p>24296</text:p>
          </table:table-cell>
          <table:table-cell office:value-type="float" office:value="90.19" calcext:value-type="float">
            <text:p>90,19</text:p>
          </table:table-cell>
          <table:table-cell office:value-type="float" office:value="55.51" calcext:value-type="float">
            <text:p>55,51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437.69" calcext:value-type="float">
            <text:p>437,6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<text:a xlink:href="https://sv.wikipedia.org/wiki/Lindesbergs_kommun" xlink:type="simple">Lindes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23590" calcext:value-type="float">
            <text:p>23590</text:p>
          </table:table-cell>
          <table:table-cell office:value-type="float" office:value="1480.5" calcext:value-type="float">
            <text:p>1480,5</text:p>
          </table:table-cell>
          <table:table-cell office:value-type="float" office:value="1377.6" calcext:value-type="float">
            <text:p>1377,6</text:p>
          </table:table-cell>
          <table:table-cell office:value-type="float" office:value="102.9" calcext:value-type="float">
            <text:p>10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2" calcext:value-type="float">
            <text:p>17,1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/>
          <table:table-cell office:value-type="string" calcext:value-type="string">
            <text:p><text:a xlink:href="https://sv.wikipedia.org/wiki/Avesta_kommun" xlink:type="simple">Avest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23293" calcext:value-type="float">
            <text:p>23293</text:p>
          </table:table-cell>
          <table:table-cell office:value-type="float" office:value="668.99" calcext:value-type="float">
            <text:p>668,99</text:p>
          </table:table-cell>
          <table:table-cell office:value-type="float" office:value="613.16" calcext:value-type="float">
            <text:p>613,16</text:p>
          </table:table-cell>
          <table:table-cell office:value-type="float" office:value="55.83" calcext:value-type="float">
            <text:p>55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9" calcext:value-type="float">
            <text:p>37,99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<text:a xlink:href="https://sv.wikipedia.org/wiki/Kiruna_kommun" xlink:type="simple">Kiruna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23141" calcext:value-type="float">
            <text:p>23141</text:p>
          </table:table-cell>
          <table:table-cell office:value-type="float" office:value="20551.45" calcext:value-type="float">
            <text:p>20551,45</text:p>
          </table:table-cell>
          <table:table-cell office:value-type="float" office:value="19155.37" calcext:value-type="float">
            <text:p>19155,37</text:p>
          </table:table-cell>
          <table:table-cell office:value-type="float" office:value="1396.08" calcext:value-type="float">
            <text:p>1396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>
            <text:p><text:a xlink:href="https://sv.wikipedia.org/wiki/Sala_kommun" xlink:type="simple">Sala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22636" calcext:value-type="float">
            <text:p>22636</text:p>
          </table:table-cell>
          <table:table-cell office:value-type="float" office:value="1204.37" calcext:value-type="float">
            <text:p>1204,37</text:p>
          </table:table-cell>
          <table:table-cell office:value-type="float" office:value="1166.83" calcext:value-type="float">
            <text:p>1166,83</text:p>
          </table:table-cell>
          <table:table-cell office:value-type="float" office:value="37.54" calcext:value-type="float">
            <text:p>37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,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<text:a xlink:href="https://sv.wikipedia.org/wiki/Östhammars_kommun" xlink:type="simple">Östhammars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1922" calcext:value-type="float">
            <text:p>21922</text:p>
          </table:table-cell>
          <table:table-cell office:value-type="float" office:value="3486.89" calcext:value-type="float">
            <text:p>3486,89</text:p>
          </table:table-cell>
          <table:table-cell office:value-type="float" office:value="1474.61" calcext:value-type="float">
            <text:p>1474,61</text:p>
          </table:table-cell>
          <table:table-cell office:value-type="float" office:value="28.06" calcext:value-type="float">
            <text:p>28,06</text:p>
          </table:table-cell>
          <table:table-cell office:value-type="float" office:value="0" calcext:value-type="float">
            <text:p>0</text:p>
          </table:table-cell>
          <table:table-cell office:value-type="float" office:value="1984.22" calcext:value-type="float">
            <text:p>1984,22</text:p>
          </table:table-cell>
          <table:table-cell office:value-type="float" office:value="14.87" calcext:value-type="float">
            <text:p>14,8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<text:a xlink:href="https://sv.wikipedia.org/wiki/Finspångs_kommun" xlink:type="simple">Finspå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21626" calcext:value-type="float">
            <text:p>21626</text:p>
          </table:table-cell>
          <table:table-cell office:value-type="float" office:value="1215.04" calcext:value-type="float">
            <text:p>1215,04</text:p>
          </table:table-cell>
          <table:table-cell office:value-type="float" office:value="1055.25" calcext:value-type="float">
            <text:p>1055,25</text:p>
          </table:table-cell>
          <table:table-cell office:value-type="float" office:value="159.79" calcext:value-type="float">
            <text:p>15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9" calcext:value-type="float">
            <text:p>20,4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<text:a xlink:href="https://sv.wikipedia.org/wiki/Kumla_kommun" xlink:type="simple">Kumla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21577" calcext:value-type="float">
            <text:p>21577</text:p>
          </table:table-cell>
          <table:table-cell office:value-type="float" office:value="205.79" calcext:value-type="float">
            <text:p>205,79</text:p>
          </table:table-cell>
          <table:table-cell office:value-type="float" office:value="204.2" calcext:value-type="float">
            <text:p>204,2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67" calcext:value-type="float">
            <text:p>105,6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<text:a xlink:href="https://sv.wikipedia.org/wiki/Håbo_kommun" xlink:type="simple">Håbo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1179" calcext:value-type="float">
            <text:p>21179</text:p>
          </table:table-cell>
          <table:table-cell office:value-type="float" office:value="186.47" calcext:value-type="float">
            <text:p>186,47</text:p>
          </table:table-cell>
          <table:table-cell office:value-type="float" office:value="143.55" calcext:value-type="float">
            <text:p>143,55</text:p>
          </table:table-cell>
          <table:table-cell office:value-type="float" office:value="1.48" calcext:value-type="float">
            <text:p>1,48</text:p>
          </table:table-cell>
          <table:table-cell office:value-type="float" office:value="41.44" calcext:value-type="float">
            <text:p>41,44</text:p>
          </table:table-cell>
          <table:table-cell office:value-type="float" office:value="0" calcext:value-type="float">
            <text:p>0</text:p>
          </table:table-cell>
          <table:table-cell office:value-type="float" office:value="147.54" calcext:value-type="float">
            <text:p>147,5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<text:a xlink:href="https://sv.wikipedia.org/wiki/Svedala_kommun" xlink:type="simple">Svedal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1148" calcext:value-type="float">
            <text:p>21148</text:p>
          </table:table-cell>
          <table:table-cell office:value-type="float" office:value="227.11" calcext:value-type="float">
            <text:p>227,11</text:p>
          </table:table-cell>
          <table:table-cell office:value-type="float" office:value="217.91" calcext:value-type="float">
            <text:p>217,91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5" calcext:value-type="float">
            <text:p>97,0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<text:a xlink:href="https://sv.wikipedia.org/wiki/Tierps_kommun" xlink:type="simple">Tierps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0933" calcext:value-type="float">
            <text:p>20933</text:p>
          </table:table-cell>
          <table:table-cell office:value-type="float" office:value="2573.8" calcext:value-type="float">
            <text:p>2573,8</text:p>
          </table:table-cell>
          <table:table-cell office:value-type="float" office:value="1546.33" calcext:value-type="float">
            <text:p>1546,33</text:p>
          </table:table-cell>
          <table:table-cell office:value-type="float" office:value="58.13" calcext:value-type="float">
            <text:p>58,13</text:p>
          </table:table-cell>
          <table:table-cell office:value-type="float" office:value="0" calcext:value-type="float">
            <text:p>0</text:p>
          </table:table-cell>
          <table:table-cell office:value-type="float" office:value="969.34" calcext:value-type="float">
            <text:p>969,34</text:p>
          </table:table-cell>
          <table:table-cell office:value-type="float" office:value="13.54" calcext:value-type="float">
            <text:p>13,5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<text:a xlink:href="https://sv.wikipedia.org/wiki/Nybro_kommun" xlink:type="simple">Nybro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20426" calcext:value-type="float">
            <text:p>20426</text:p>
          </table:table-cell>
          <table:table-cell office:value-type="float" office:value="1201.63" calcext:value-type="float">
            <text:p>1201,63</text:p>
          </table:table-cell>
          <table:table-cell office:value-type="float" office:value="1171.72" calcext:value-type="float">
            <text:p>1171,72</text:p>
          </table:table-cell>
          <table:table-cell office:value-type="float" office:value="29.91" calcext:value-type="float">
            <text:p>29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3" calcext:value-type="float">
            <text:p>17,4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/>
          <table:table-cell office:value-type="string" calcext:value-type="string">
            <text:p><text:a xlink:href="https://sv.wikipedia.org/wiki/Mora_kommun" xlink:type="simple">Mor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20377" calcext:value-type="float">
            <text:p>20377</text:p>
          </table:table-cell>
          <table:table-cell office:value-type="float" office:value="3111.54" calcext:value-type="float">
            <text:p>3111,54</text:p>
          </table:table-cell>
          <table:table-cell office:value-type="float" office:value="2812.43" calcext:value-type="float">
            <text:p>2812,43</text:p>
          </table:table-cell>
          <table:table-cell office:value-type="float" office:value="299.11" calcext:value-type="float">
            <text:p>299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,2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lvesta</text:p>
          </table:table-cell>
          <table:table-cell office:value-type="string" calcext:value-type="string">
            <text:p><text:a xlink:href="https://sv.wikipedia.org/wiki/Alvesta_kommun" xlink:type="simple">Alvesta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20022" calcext:value-type="float">
            <text:p>20022</text:p>
          </table:table-cell>
          <table:table-cell office:value-type="float" office:value="1074.22" calcext:value-type="float">
            <text:p>1074,22</text:p>
          </table:table-cell>
          <table:table-cell office:value-type="float" office:value="974.07" calcext:value-type="float">
            <text:p>974,07</text:p>
          </table:table-cell>
          <table:table-cell office:value-type="float" office:value="100.15" calcext:value-type="float">
            <text:p>10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" calcext:value-type="float">
            <text:p>20,55</text:p>
          </table:table-cell>
          <table:table-cell table:style-name="ce2" office:value-type="float" office:value="56.8997562" calcext:value-type="float">
            <text:p>56,8997562</text:p>
          </table:table-cell>
          <table:table-cell table:style-name="ce2" office:value-type="float" office:value="14.5546493" calcext:value-type="float">
            <text:p>14,554649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/>
          <table:table-cell office:value-type="string" calcext:value-type="string">
            <text:p><text:a xlink:href="https://sv.wikipedia.org/wiki/Sollefteå_kommun" xlink:type="simple">Sollefteå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19693" calcext:value-type="float">
            <text:p>19693</text:p>
          </table:table-cell>
          <table:table-cell office:value-type="float" office:value="5761.82" calcext:value-type="float">
            <text:p>5761,82</text:p>
          </table:table-cell>
          <table:table-cell office:value-type="float" office:value="5396.48" calcext:value-type="float">
            <text:p>5396,48</text:p>
          </table:table-cell>
          <table:table-cell office:value-type="float" office:value="365.34" calcext:value-type="float">
            <text:p>36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" calcext:value-type="float">
            <text:p>3,6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<text:a xlink:href="https://sv.wikipedia.org/wiki/Simrishamns_kommun" xlink:type="simple">Simrishamn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9352" calcext:value-type="float">
            <text:p>19352</text:p>
          </table:table-cell>
          <table:table-cell office:value-type="float" office:value="1261.16" calcext:value-type="float">
            <text:p>1261,16</text:p>
          </table:table-cell>
          <table:table-cell office:value-type="float" office:value="392.34" calcext:value-type="float">
            <text:p>392,34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867.72" calcext:value-type="float">
            <text:p>867,72</text:p>
          </table:table-cell>
          <table:table-cell office:value-type="float" office:value="49.32" calcext:value-type="float">
            <text:p>49,3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office:value-type="string" calcext:value-type="string">
            <text:p><text:a xlink:href="https://sv.wikipedia.org/wiki/Sjöbo_kommun" xlink:type="simple">Sjöbo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9090" calcext:value-type="float">
            <text:p>19090</text:p>
          </table:table-cell>
          <table:table-cell office:value-type="float" office:value="506.64" calcext:value-type="float">
            <text:p>506,64</text:p>
          </table:table-cell>
          <table:table-cell office:value-type="float" office:value="492.01" calcext:value-type="float">
            <text:p>492,01</text:p>
          </table:table-cell>
          <table:table-cell office:value-type="float" office:value="14.63" calcext:value-type="float">
            <text:p>14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/>
          <table:table-cell office:value-type="string" calcext:value-type="string">
            <text:p><text:a xlink:href="https://sv.wikipedia.org/wiki/Ljusdals_kommun" xlink:type="simple">Ljusdal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19048" calcext:value-type="float">
            <text:p>19048</text:p>
          </table:table-cell>
          <table:table-cell office:value-type="float" office:value="5609.79" calcext:value-type="float">
            <text:p>5609,79</text:p>
          </table:table-cell>
          <table:table-cell office:value-type="float" office:value="5256.37" calcext:value-type="float">
            <text:p>5256,37</text:p>
          </table:table-cell>
          <table:table-cell office:value-type="float" office:value="353.42" calcext:value-type="float">
            <text:p>353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,6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<text:a xlink:href="https://sv.wikipedia.org/wiki/Tranås_kommun" xlink:type="simple">Tranå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8891" calcext:value-type="float">
            <text:p>18891</text:p>
          </table:table-cell>
          <table:table-cell office:value-type="float" office:value="437.74" calcext:value-type="float">
            <text:p>437,74</text:p>
          </table:table-cell>
          <table:table-cell office:value-type="float" office:value="402.6" calcext:value-type="float">
            <text:p>402,6</text:p>
          </table:table-cell>
          <table:table-cell office:value-type="float" office:value="35.14" calcext:value-type="float">
            <text:p>3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2" calcext:value-type="float">
            <text:p>46,9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<text:a xlink:href="https://sv.wikipedia.org/wiki/Skara_kommun" xlink:type="simple">Skar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8860" calcext:value-type="float">
            <text:p>18860</text:p>
          </table:table-cell>
          <table:table-cell office:value-type="float" office:value="448.69" calcext:value-type="float">
            <text:p>448,69</text:p>
          </table:table-cell>
          <table:table-cell office:value-type="float" office:value="428.62" calcext:value-type="float">
            <text:p>428,62</text:p>
          </table:table-cell>
          <table:table-cell office:value-type="float" office:value="20.07" calcext:value-type="float">
            <text:p>2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/>
          <table:table-cell office:value-type="string" calcext:value-type="string">
            <text:p><text:a xlink:href="https://sv.wikipedia.org/wiki/Kramfors_kommun" xlink:type="simple">Kramfor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18534" calcext:value-type="float">
            <text:p>18534</text:p>
          </table:table-cell>
          <table:table-cell office:value-type="float" office:value="2892.53" calcext:value-type="float">
            <text:p>2892,53</text:p>
          </table:table-cell>
          <table:table-cell office:value-type="float" office:value="1694.59" calcext:value-type="float">
            <text:p>1694,59</text:p>
          </table:table-cell>
          <table:table-cell office:value-type="float" office:value="90.41" calcext:value-type="float">
            <text:p>90,41</text:p>
          </table:table-cell>
          <table:table-cell office:value-type="float" office:value="0" calcext:value-type="float">
            <text:p>0</text:p>
          </table:table-cell>
          <table:table-cell office:value-type="float" office:value="1107.53" calcext:value-type="float">
            <text:p>1107,53</text:p>
          </table:table-cell>
          <table:table-cell office:value-type="float" office:value="10.94" calcext:value-type="float">
            <text:p>10,9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<text:a xlink:href="https://sv.wikipedia.org/wiki/Knivsta_kommun" xlink:type="simple">Knivsta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18255" calcext:value-type="float">
            <text:p>18255</text:p>
          </table:table-cell>
          <table:table-cell office:value-type="float" office:value="295.11" calcext:value-type="float">
            <text:p>295,11</text:p>
          </table:table-cell>
          <table:table-cell office:value-type="float" office:value="282.13" calcext:value-type="float">
            <text:p>282,13</text:p>
          </table:table-cell>
          <table:table-cell office:value-type="float" office:value="4.25" calcext:value-type="float">
            <text:p>4,25</text:p>
          </table:table-cell>
          <table:table-cell office:value-type="float" office:value="8.73" calcext:value-type="float">
            <text:p>8,73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<text:a xlink:href="https://sv.wikipedia.org/wiki/Burlövs_kommun" xlink:type="simple">Burlö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8131" calcext:value-type="float">
            <text:p>18131</text:p>
          </table:table-cell>
          <table:table-cell office:value-type="float" office:value="19.21" calcext:value-type="float">
            <text:p>19,21</text:p>
          </table:table-cell>
          <table:table-cell office:value-type="float" office:value="18.9" calcext:value-type="float">
            <text:p>18,9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959.31" calcext:value-type="float">
            <text:p>959,3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/>
          <table:table-cell office:value-type="string" calcext:value-type="string">
            <text:p><text:a xlink:href="https://sv.wikipedia.org/wiki/Timrå_kommun" xlink:type="simple">Timrå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18013" calcext:value-type="float">
            <text:p>18013</text:p>
          </table:table-cell>
          <table:table-cell office:value-type="float" office:value="1234.16" calcext:value-type="float">
            <text:p>1234,16</text:p>
          </table:table-cell>
          <table:table-cell office:value-type="float" office:value="783.26" calcext:value-type="float">
            <text:p>783,26</text:p>
          </table:table-cell>
          <table:table-cell office:value-type="float" office:value="39.45" calcext:value-type="float">
            <text:p>39,45</text:p>
          </table:table-cell>
          <table:table-cell office:value-type="float" office:value="0" calcext:value-type="float">
            <text:p>0</text:p>
          </table:table-cell>
          <table:table-cell office:value-type="float" office:value="411.45" calcext:value-type="float">
            <text:p>411,4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/>
          <table:table-cell office:value-type="string" calcext:value-type="string">
            <text:p><text:a xlink:href="https://sv.wikipedia.org/wiki/Gällivare_kommun" xlink:type="simple">Gällivare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17749" calcext:value-type="float">
            <text:p>17749</text:p>
          </table:table-cell>
          <table:table-cell office:value-type="float" office:value="16818.24" calcext:value-type="float">
            <text:p>16818,24</text:p>
          </table:table-cell>
          <table:table-cell office:value-type="float" office:value="15690.78" calcext:value-type="float">
            <text:p>15690,78</text:p>
          </table:table-cell>
          <table:table-cell office:value-type="float" office:value="1127.46" calcext:value-type="float">
            <text:p>1127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<text:a xlink:href="https://sv.wikipedia.org/wiki/Eksjö_kommun" xlink:type="simple">Ek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7533" calcext:value-type="float">
            <text:p>17533</text:p>
          </table:table-cell>
          <table:table-cell office:value-type="float" office:value="873.3" calcext:value-type="float">
            <text:p>873,3</text:p>
          </table:table-cell>
          <table:table-cell office:value-type="float" office:value="799.4" calcext:value-type="float">
            <text:p>799,4</text:p>
          </table:table-cell>
          <table:table-cell office:value-type="float" office:value="73.9" calcext:value-type="float">
            <text:p>7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" calcext:value-type="float">
            <text:p>21,9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office:value-type="string" calcext:value-type="string">
            <text:p><text:a xlink:href="https://sv.wikipedia.org/wiki/Klippans_kommun" xlink:type="simple">Klippan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7484" calcext:value-type="float">
            <text:p>17484</text:p>
          </table:table-cell>
          <table:table-cell office:value-type="float" office:value="379.41" calcext:value-type="float">
            <text:p>379,41</text:p>
          </table:table-cell>
          <table:table-cell office:value-type="float" office:value="374.32" calcext:value-type="float">
            <text:p>374,32</text:p>
          </table:table-cell>
          <table:table-cell office:value-type="float" office:value="5.09" calcext:value-type="float">
            <text:p>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,7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<text:a xlink:href="https://sv.wikipedia.org/wiki/Sölvesborgs_kommun" xlink:type="simple">Sölvesborgs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17421" calcext:value-type="float">
            <text:p>17421</text:p>
          </table:table-cell>
          <table:table-cell office:value-type="float" office:value="1106.41" calcext:value-type="float">
            <text:p>1106,41</text:p>
          </table:table-cell>
          <table:table-cell office:value-type="float" office:value="185.31" calcext:value-type="float">
            <text:p>185,31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920.52" calcext:value-type="float">
            <text:p>920,52</text:p>
          </table:table-cell>
          <table:table-cell office:value-type="float" office:value="94.01" calcext:value-type="float">
            <text:p>94,0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<text:a xlink:href="https://sv.wikipedia.org/wiki/Älmhults_kommun" xlink:type="simple">Älmhults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17221" calcext:value-type="float">
            <text:p>17221</text:p>
          </table:table-cell>
          <table:table-cell office:value-type="float" office:value="978.22" calcext:value-type="float">
            <text:p>978,22</text:p>
          </table:table-cell>
          <table:table-cell office:value-type="float" office:value="890.5" calcext:value-type="float">
            <text:p>890,5</text:p>
          </table:table-cell>
          <table:table-cell office:value-type="float" office:value="87.72" calcext:value-type="float">
            <text:p>8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4" calcext:value-type="float">
            <text:p>19,3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<text:a xlink:href="https://sv.wikipedia.org/wiki/Flens_kommun" xlink:type="simple">Flen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6826" calcext:value-type="float">
            <text:p>16826</text:p>
          </table:table-cell>
          <table:table-cell office:value-type="float" office:value="826.04" calcext:value-type="float">
            <text:p>826,04</text:p>
          </table:table-cell>
          <table:table-cell office:value-type="float" office:value="718.49" calcext:value-type="float">
            <text:p>718,49</text:p>
          </table:table-cell>
          <table:table-cell office:value-type="float" office:value="107.55" calcext:value-type="float">
            <text:p>107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2" calcext:value-type="float">
            <text:p>23,4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<text:a xlink:href="https://sv.wikipedia.org/wiki/Salems_kommun" xlink:type="simple">Salem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6680" calcext:value-type="float">
            <text:p>16680</text:p>
          </table:table-cell>
          <table:table-cell office:value-type="float" office:value="71.09" calcext:value-type="float">
            <text:p>71,09</text:p>
          </table:table-cell>
          <table:table-cell office:value-type="float" office:value="54.11" calcext:value-type="float">
            <text:p>54,11</text:p>
          </table:table-cell>
          <table:table-cell office:value-type="float" office:value="7.27" calcext:value-type="float">
            <text:p>7,27</text:p>
          </table:table-cell>
          <table:table-cell office:value-type="float" office:value="9.71" calcext:value-type="float">
            <text:p>9,71</text:p>
          </table:table-cell>
          <table:table-cell office:value-type="float" office:value="0" calcext:value-type="float">
            <text:p>0</text:p>
          </table:table-cell>
          <table:table-cell office:value-type="float" office:value="308.26" calcext:value-type="float">
            <text:p>308,2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<text:a xlink:href="https://sv.wikipedia.org/wiki/Höörs_kommun" xlink:type="simple">Höör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6521" calcext:value-type="float">
            <text:p>16521</text:p>
          </table:table-cell>
          <table:table-cell office:value-type="float" office:value="319.87" calcext:value-type="float">
            <text:p>319,87</text:p>
          </table:table-cell>
          <table:table-cell office:value-type="float" office:value="290.55" calcext:value-type="float">
            <text:p>290,55</text:p>
          </table:table-cell>
          <table:table-cell office:value-type="float" office:value="29.32" calcext:value-type="float">
            <text:p>29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6" calcext:value-type="float">
            <text:p>56,8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<text:a xlink:href="https://sv.wikipedia.org/wiki/Hammarö_kommun" xlink:type="simple">Hammarö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6250" calcext:value-type="float">
            <text:p>16250</text:p>
          </table:table-cell>
          <table:table-cell office:value-type="float" office:value="464.15" calcext:value-type="float">
            <text:p>464,15</text:p>
          </table:table-cell>
          <table:table-cell office:value-type="float" office:value="59.44" calcext:value-type="float">
            <text:p>59,44</text:p>
          </table:table-cell>
          <table:table-cell office:value-type="float" office:value="0.9" calcext:value-type="float">
            <text:p>0,9</text:p>
          </table:table-cell>
          <table:table-cell office:value-type="float" office:value="403.81" calcext:value-type="float">
            <text:p>403,81</text:p>
          </table:table-cell>
          <table:table-cell office:value-type="float" office:value="0" calcext:value-type="float">
            <text:p>0</text:p>
          </table:table-cell>
          <table:table-cell office:value-type="float" office:value="273.38" calcext:value-type="float">
            <text:p>273,3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/>
          <table:table-cell office:value-type="string" calcext:value-type="string">
            <text:p><text:a xlink:href="https://sv.wikipedia.org/wiki/Kalix_kommun" xlink:type="simple">Kalix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16165" calcext:value-type="float">
            <text:p>16165</text:p>
          </table:table-cell>
          <table:table-cell office:value-type="float" office:value="3712.06" calcext:value-type="float">
            <text:p>3712,06</text:p>
          </table:table-cell>
          <table:table-cell office:value-type="float" office:value="1803.08" calcext:value-type="float">
            <text:p>1803,08</text:p>
          </table:table-cell>
          <table:table-cell office:value-type="float" office:value="100.68" calcext:value-type="float">
            <text:p>100,68</text:p>
          </table:table-cell>
          <table:table-cell office:value-type="float" office:value="0" calcext:value-type="float">
            <text:p>0</text:p>
          </table:table-cell>
          <table:table-cell office:value-type="float" office:value="1808.3" calcext:value-type="float">
            <text:p>1808,3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<text:a xlink:href="https://sv.wikipedia.org/wiki/Hallstahammars_kommun" xlink:type="simple">Hallstahammar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6052" calcext:value-type="float">
            <text:p>16052</text:p>
          </table:table-cell>
          <table:table-cell office:value-type="float" office:value="180.26" calcext:value-type="float">
            <text:p>180,26</text:p>
          </table:table-cell>
          <table:table-cell office:value-type="float" office:value="169.53" calcext:value-type="float">
            <text:p>169,53</text:p>
          </table:table-cell>
          <table:table-cell office:value-type="float" office:value="1.76" calcext:value-type="float">
            <text:p>1,76</text:p>
          </table:table-cell>
          <table:table-cell office:value-type="float" office:value="8.97" calcext:value-type="float">
            <text:p>8,97</text:p>
          </table:table-cell>
          <table:table-cell office:value-type="float" office:value="0" calcext:value-type="float">
            <text:p>0</text:p>
          </table:table-cell>
          <table:table-cell office:value-type="float" office:value="94.69" calcext:value-type="float">
            <text:p>94,6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<text:a xlink:href="https://sv.wikipedia.org/wiki/Vara_kommun" xlink:type="simple">Var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5965" calcext:value-type="float">
            <text:p>15965</text:p>
          </table:table-cell>
          <table:table-cell office:value-type="float" office:value="700.65" calcext:value-type="float">
            <text:p>700,65</text:p>
          </table:table-cell>
          <table:table-cell office:value-type="float" office:value="696.93" calcext:value-type="float">
            <text:p>696,93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1" calcext:value-type="float">
            <text:p>22,9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<text:a xlink:href="https://sv.wikipedia.org/wiki/Hallsbergs_kommun" xlink:type="simple">Halls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5890" calcext:value-type="float">
            <text:p>15890</text:p>
          </table:table-cell>
          <table:table-cell office:value-type="float" office:value="670.22" calcext:value-type="float">
            <text:p>670,22</text:p>
          </table:table-cell>
          <table:table-cell office:value-type="float" office:value="636.71" calcext:value-type="float">
            <text:p>636,71</text:p>
          </table:table-cell>
          <table:table-cell office:value-type="float" office:value="33.51" calcext:value-type="float">
            <text:p>33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<text:a xlink:href="https://sv.wikipedia.org/wiki/Åstorps_kommun" xlink:type="simple">Åstor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875" calcext:value-type="float">
            <text:p>15875</text:p>
          </table:table-cell>
          <table:table-cell office:value-type="float" office:value="92.62" calcext:value-type="float">
            <text:p>92,62</text:p>
          </table:table-cell>
          <table:table-cell office:value-type="float" office:value="92.35" calcext:value-type="float">
            <text:p>92,3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<text:a xlink:href="https://sv.wikipedia.org/wiki/Tjörns_kommun" xlink:type="simple">Tjörn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5862" calcext:value-type="float">
            <text:p>15862</text:p>
          </table:table-cell>
          <table:table-cell office:value-type="float" office:value="845.95" calcext:value-type="float">
            <text:p>845,95</text:p>
          </table:table-cell>
          <table:table-cell office:value-type="float" office:value="167.36" calcext:value-type="float">
            <text:p>167,36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677.8" calcext:value-type="float">
            <text:p>677,8</text:p>
          </table:table-cell>
          <table:table-cell office:value-type="float" office:value="94.78" calcext:value-type="float">
            <text:p>94,7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office:value-type="string" calcext:value-type="string">
            <text:p><text:a xlink:href="https://sv.wikipedia.org/wiki/Säffle_kommun" xlink:type="simple">Säffle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5754" calcext:value-type="float">
            <text:p>15754</text:p>
          </table:table-cell>
          <table:table-cell office:value-type="float" office:value="2497.51" calcext:value-type="float">
            <text:p>2497,51</text:p>
          </table:table-cell>
          <table:table-cell office:value-type="float" office:value="1220.88" calcext:value-type="float">
            <text:p>1220,88</text:p>
          </table:table-cell>
          <table:table-cell office:value-type="float" office:value="97.37" calcext:value-type="float">
            <text:p>97,37</text:p>
          </table:table-cell>
          <table:table-cell office:value-type="float" office:value="1179.26" calcext:value-type="float">
            <text:p>1179,26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<text:a xlink:href="https://sv.wikipedia.org/wiki/Vimmerby_kommun" xlink:type="simple">Vimmerby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5737" calcext:value-type="float">
            <text:p>15737</text:p>
          </table:table-cell>
          <table:table-cell office:value-type="float" office:value="1219.8" calcext:value-type="float">
            <text:p>1219,8</text:p>
          </table:table-cell>
          <table:table-cell office:value-type="float" office:value="1140.22" calcext:value-type="float">
            <text:p>1140,22</text:p>
          </table:table-cell>
          <table:table-cell office:value-type="float" office:value="79.58" calcext:value-type="float">
            <text:p>7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<text:a xlink:href="https://sv.wikipedia.org/wiki/Skurups_kommun" xlink:type="simple">Skuru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674" calcext:value-type="float">
            <text:p>15674</text:p>
          </table:table-cell>
          <table:table-cell office:value-type="float" office:value="510.96" calcext:value-type="float">
            <text:p>510,96</text:p>
          </table:table-cell>
          <table:table-cell office:value-type="float" office:value="193.51" calcext:value-type="float">
            <text:p>193,51</text:p>
          </table:table-cell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315.8" calcext:value-type="float">
            <text:p>315,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/>
          <table:table-cell office:value-type="string" calcext:value-type="string">
            <text:p><text:a xlink:href="https://sv.wikipedia.org/wiki/Leksands_kommun" xlink:type="simple">Leksand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5673" calcext:value-type="float">
            <text:p>15673</text:p>
          </table:table-cell>
          <table:table-cell office:value-type="float" office:value="1411.92" calcext:value-type="float">
            <text:p>1411,92</text:p>
          </table:table-cell>
          <table:table-cell office:value-type="float" office:value="1221.2" calcext:value-type="float">
            <text:p>1221,2</text:p>
          </table:table-cell>
          <table:table-cell office:value-type="float" office:value="190.72" calcext:value-type="float">
            <text:p>190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3" calcext:value-type="float">
            <text:p>12,8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/>
          <table:table-cell office:value-type="string" calcext:value-type="string">
            <text:p><text:a xlink:href="https://sv.wikipedia.org/wiki/Hedemora_kommun" xlink:type="simple">Hedemor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5550" calcext:value-type="float">
            <text:p>15550</text:p>
          </table:table-cell>
          <table:table-cell office:value-type="float" office:value="928.85" calcext:value-type="float">
            <text:p>928,85</text:p>
          </table:table-cell>
          <table:table-cell office:value-type="float" office:value="834.79" calcext:value-type="float">
            <text:p>834,79</text:p>
          </table:table-cell>
          <table:table-cell office:value-type="float" office:value="94.06" calcext:value-type="float">
            <text:p>94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" calcext:value-type="float">
            <text:p>18,6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office:value-type="string" calcext:value-type="string">
            <text:p><text:a xlink:href="https://sv.wikipedia.org/wiki/Hörby_kommun" xlink:type="simple">Hörby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549" calcext:value-type="float">
            <text:p>15549</text:p>
          </table:table-cell>
          <table:table-cell office:value-type="float" office:value="433.07" calcext:value-type="float">
            <text:p>433,07</text:p>
          </table:table-cell>
          <table:table-cell office:value-type="float" office:value="419.37" calcext:value-type="float">
            <text:p>419,37</text:p>
          </table:table-cell>
          <table:table-cell office:value-type="float" office:value="13.7" calcext:value-type="float">
            <text:p>1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8" calcext:value-type="float">
            <text:p>37,0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<text:a xlink:href="https://sv.wikipedia.org/wiki/Bjuvs_kommun" xlink:type="simple">Bju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455" calcext:value-type="float">
            <text:p>15455</text:p>
          </table:table-cell>
          <table:table-cell office:value-type="float" office:value="115.8" calcext:value-type="float">
            <text:p>115,8</text:p>
          </table:table-cell>
          <table:table-cell office:value-type="float" office:value="115.31" calcext:value-type="float">
            <text:p>115,31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03" calcext:value-type="float">
            <text:p>134,03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<text:a xlink:href="https://sv.wikipedia.org/wiki/Orusts_kommun" xlink:type="simple">Orust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5048" calcext:value-type="float">
            <text:p>15048</text:p>
          </table:table-cell>
          <table:table-cell office:value-type="float" office:value="882.99" calcext:value-type="float">
            <text:p>882,99</text:p>
          </table:table-cell>
          <table:table-cell office:value-type="float" office:value="386.49" calcext:value-type="float">
            <text:p>386,49</text:p>
          </table:table-cell>
          <table:table-cell office:value-type="float" office:value="4.54" calcext:value-type="float">
            <text:p>4,54</text:p>
          </table:table-cell>
          <table:table-cell office:value-type="float" office:value="0" calcext:value-type="float">
            <text:p>0</text:p>
          </table:table-cell>
          <table:table-cell office:value-type="float" office:value="491.96" calcext:value-type="float">
            <text:p>491,96</text:p>
          </table:table-cell>
          <table:table-cell office:value-type="float" office:value="38.94" calcext:value-type="float">
            <text:p>38,9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<text:a xlink:href="https://sv.wikipedia.org/wiki/Mörbylånga_kommun" xlink:type="simple">Mörbylånga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4998" calcext:value-type="float">
            <text:p>14998</text:p>
          </table:table-cell>
          <table:table-cell office:value-type="float" office:value="3043.42" calcext:value-type="float">
            <text:p>3043,42</text:p>
          </table:table-cell>
          <table:table-cell office:value-type="float" office:value="667.25" calcext:value-type="float">
            <text:p>667,25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2374.97" calcext:value-type="float">
            <text:p>2374,97</text:p>
          </table:table-cell>
          <table:table-cell office:value-type="float" office:value="22.48" calcext:value-type="float">
            <text:p>22,4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/>
          <table:table-cell office:value-type="string" calcext:value-type="string">
            <text:p><text:a xlink:href="https://sv.wikipedia.org/wiki/Krokoms_kommun" xlink:type="simple">Krokom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4902" calcext:value-type="float">
            <text:p>14902</text:p>
          </table:table-cell>
          <table:table-cell office:value-type="float" office:value="6812.61" calcext:value-type="float">
            <text:p>6812,61</text:p>
          </table:table-cell>
          <table:table-cell office:value-type="float" office:value="6154.45" calcext:value-type="float">
            <text:p>6154,45</text:p>
          </table:table-cell>
          <table:table-cell office:value-type="float" office:value="658.16" calcext:value-type="float">
            <text:p>65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string" calcext:value-type="string">
            <text:p><text:a xlink:href="https://sv.wikipedia.org/wiki/Östra_Göinge_kommun" xlink:type="simple">Östra Göinge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815" calcext:value-type="float">
            <text:p>14815</text:p>
          </table:table-cell>
          <table:table-cell office:value-type="float" office:value="451.14" calcext:value-type="float">
            <text:p>451,14</text:p>
          </table:table-cell>
          <table:table-cell office:value-type="float" office:value="431.84" calcext:value-type="float">
            <text:p>431,84</text:p>
          </table:table-cell>
          <table:table-cell office:value-type="float" office:value="19.3" calcext:value-type="float">
            <text:p>1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1" calcext:value-type="float">
            <text:p>34,3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<text:a xlink:href="https://sv.wikipedia.org/wiki/Båstads_kommun" xlink:type="simple">Båsta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814" calcext:value-type="float">
            <text:p>14814</text:p>
          </table:table-cell>
          <table:table-cell office:value-type="float" office:value="881.9" calcext:value-type="float">
            <text:p>881,9</text:p>
          </table:table-cell>
          <table:table-cell office:value-type="float" office:value="217.13" calcext:value-type="float">
            <text:p>217,13</text:p>
          </table:table-cell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office:value-type="float" office:value="664.15" calcext:value-type="float">
            <text:p>664,15</text:p>
          </table:table-cell>
          <table:table-cell office:value-type="float" office:value="68.23" calcext:value-type="float">
            <text:p>68,2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<text:a xlink:href="https://sv.wikipedia.org/wiki/Lysekils_kommun" xlink:type="simple">Lyseki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4603" calcext:value-type="float">
            <text:p>14603</text:p>
          </table:table-cell>
          <table:table-cell office:value-type="float" office:value="695.41" calcext:value-type="float">
            <text:p>695,41</text:p>
          </table:table-cell>
          <table:table-cell office:value-type="float" office:value="208.45" calcext:value-type="float">
            <text:p>208,45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486.11" calcext:value-type="float">
            <text:p>486,11</text:p>
          </table:table-cell>
          <table:table-cell office:value-type="float" office:value="70.06" calcext:value-type="float">
            <text:p>70,0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<text:a xlink:href="https://sv.wikipedia.org/wiki/Söderköpings_kommun" xlink:type="simple">Söderköpi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4549" calcext:value-type="float">
            <text:p>14549</text:p>
          </table:table-cell>
          <table:table-cell office:value-type="float" office:value="1325.09" calcext:value-type="float">
            <text:p>1325,09</text:p>
          </table:table-cell>
          <table:table-cell office:value-type="float" office:value="674.17" calcext:value-type="float">
            <text:p>674,17</text:p>
          </table:table-cell>
          <table:table-cell office:value-type="float" office:value="19.38" calcext:value-type="float">
            <text:p>19,38</text:p>
          </table:table-cell>
          <table:table-cell office:value-type="float" office:value="0" calcext:value-type="float">
            <text:p>0</text:p>
          </table:table-cell>
          <table:table-cell office:value-type="float" office:value="631.54" calcext:value-type="float">
            <text:p>631,54</text:p>
          </table:table-cell>
          <table:table-cell office:value-type="float" office:value="21.58" calcext:value-type="float">
            <text:p>21,5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<text:a xlink:href="https://sv.wikipedia.org/wiki/Hultsfreds_kommun" xlink:type="simple">Hultsfred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4544" calcext:value-type="float">
            <text:p>14544</text:p>
          </table:table-cell>
          <table:table-cell office:value-type="float" office:value="1187" calcext:value-type="float">
            <text:p>1187</text:p>
          </table:table-cell>
          <table:table-cell office:value-type="float" office:value="1121.5" calcext:value-type="float">
            <text:p>1121,5</text:p>
          </table:table-cell>
          <table:table-cell office:value-type="float" office:value="65.5" calcext:value-type="float">
            <text:p>6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" calcext:value-type="float">
            <text:p>12,9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<text:a xlink:href="https://sv.wikipedia.org/wiki/Svalövs_kommun" xlink:type="simple">Svalö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062" calcext:value-type="float">
            <text:p>14062</text:p>
          </table:table-cell>
          <table:table-cell office:value-type="float" office:value="388.62" calcext:value-type="float">
            <text:p>388,62</text:p>
          </table:table-cell>
          <table:table-cell office:value-type="float" office:value="387.18" calcext:value-type="float">
            <text:p>387,18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2" calcext:value-type="float">
            <text:p>36,3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rboga</text:p>
          </table:table-cell>
          <table:table-cell office:value-type="string" calcext:value-type="string">
            <text:p><text:a xlink:href="https://sv.wikipedia.org/wiki/Arboga_kommun" xlink:type="simple">Arboga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3950" calcext:value-type="float">
            <text:p>13950</text:p>
          </table:table-cell>
          <table:table-cell office:value-type="float" office:value="419.38" calcext:value-type="float">
            <text:p>419,38</text:p>
          </table:table-cell>
          <table:table-cell office:value-type="float" office:value="325.4" calcext:value-type="float">
            <text:p>325,4</text:p>
          </table:table-cell>
          <table:table-cell office:value-type="float" office:value="6.02" calcext:value-type="float">
            <text:p>6,02</text:p>
          </table:table-cell>
          <table:table-cell office:value-type="float" office:value="87.96" calcext:value-type="float">
            <text:p>87,96</text:p>
          </table:table-cell>
          <table:table-cell office:value-type="float" office:value="0" calcext:value-type="float">
            <text:p>0</text:p>
          </table:table-cell>
          <table:table-cell office:value-type="float" office:value="42.87" calcext:value-type="float">
            <text:p>42,87</text:p>
          </table:table-cell>
          <table:table-cell table:style-name="ce2" office:value-type="float" office:value="59.394187" calcext:value-type="float">
            <text:p>59,394187</text:p>
          </table:table-cell>
          <table:table-cell table:style-name="ce2" office:value-type="float" office:value="15.8396643" calcext:value-type="float">
            <text:p>15,839664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/>
          <table:table-cell office:value-type="string" calcext:value-type="string">
            <text:p><text:a xlink:href="https://sv.wikipedia.org/wiki/Lilla_Edets_kommun" xlink:type="simple">Lilla Edet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3948" calcext:value-type="float">
            <text:p>13948</text:p>
          </table:table-cell>
          <table:table-cell office:value-type="float" office:value="341.79" calcext:value-type="float">
            <text:p>341,79</text:p>
          </table:table-cell>
          <table:table-cell office:value-type="float" office:value="315.64" calcext:value-type="float">
            <text:p>315,64</text:p>
          </table:table-cell>
          <table:table-cell office:value-type="float" office:value="26.15" calcext:value-type="float">
            <text:p>26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9" calcext:value-type="float">
            <text:p>44,1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<text:a xlink:href="https://sv.wikipedia.org/wiki/Heby_kommun" xlink:type="simple">Heby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13847" calcext:value-type="float">
            <text:p>13847</text:p>
          </table:table-cell>
          <table:table-cell office:value-type="float" office:value="1225.58" calcext:value-type="float">
            <text:p>1225,58</text:p>
          </table:table-cell>
          <table:table-cell office:value-type="float" office:value="1166.9" calcext:value-type="float">
            <text:p>1166,9</text:p>
          </table:table-cell>
          <table:table-cell office:value-type="float" office:value="58.68" calcext:value-type="float">
            <text:p>58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7" calcext:value-type="float">
            <text:p>11,8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<text:a xlink:href="https://sv.wikipedia.org/wiki/Vaggeryds_kommun" xlink:type="simple">Vaggeryd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3847" calcext:value-type="float">
            <text:p>13847</text:p>
          </table:table-cell>
          <table:table-cell office:value-type="float" office:value="858.15" calcext:value-type="float">
            <text:p>858,15</text:p>
          </table:table-cell>
          <table:table-cell office:value-type="float" office:value="824.88" calcext:value-type="float">
            <text:p>824,88</text:p>
          </table:table-cell>
          <table:table-cell office:value-type="float" office:value="33.27" calcext:value-type="float">
            <text:p>33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" calcext:value-type="float">
            <text:p>16,7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<text:a xlink:href="https://sv.wikipedia.org/wiki/Mönsterås_kommun" xlink:type="simple">Mönsterå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3545" calcext:value-type="float">
            <text:p>13545</text:p>
          </table:table-cell>
          <table:table-cell office:value-type="float" office:value="941.05" calcext:value-type="float">
            <text:p>941,05</text:p>
          </table:table-cell>
          <table:table-cell office:value-type="float" office:value="599.41" calcext:value-type="float">
            <text:p>599,41</text:p>
          </table:table-cell>
          <table:table-cell office:value-type="float" office:value="8.62" calcext:value-type="float">
            <text:p>8,62</text:p>
          </table:table-cell>
          <table:table-cell office:value-type="float" office:value="0" calcext:value-type="float">
            <text:p>0</text:p>
          </table:table-cell>
          <table:table-cell office:value-type="float" office:value="333.02" calcext:value-type="float">
            <text:p>333,02</text:p>
          </table:table-cell>
          <table:table-cell office:value-type="float" office:value="22.6" calcext:value-type="float">
            <text:p>22,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<text:a xlink:href="https://sv.wikipedia.org/wiki/Olofströms_kommun" xlink:type="simple">Olofströms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13468" calcext:value-type="float">
            <text:p>13468</text:p>
          </table:table-cell>
          <table:table-cell office:value-type="float" office:value="413.44" calcext:value-type="float">
            <text:p>413,44</text:p>
          </table:table-cell>
          <table:table-cell office:value-type="float" office:value="389.79" calcext:value-type="float">
            <text:p>389,79</text:p>
          </table:table-cell>
          <table:table-cell office:value-type="float" office:value="23.65" calcext:value-type="float">
            <text:p>23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<text:a xlink:href="https://sv.wikipedia.org/wiki/Tomelilla_kommun" xlink:type="simple">Tomelill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3430" calcext:value-type="float">
            <text:p>13430</text:p>
          </table:table-cell>
          <table:table-cell office:value-type="float" office:value="397.39" calcext:value-type="float">
            <text:p>397,39</text:p>
          </table:table-cell>
          <table:table-cell office:value-type="float" office:value="395.93" calcext:value-type="float">
            <text:p>395,93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2" calcext:value-type="float">
            <text:p>33,9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<text:a xlink:href="https://sv.wikipedia.org/wiki/Fagersta_kommun" xlink:type="simple">Fagersta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3413" calcext:value-type="float">
            <text:p>13413</text:p>
          </table:table-cell>
          <table:table-cell office:value-type="float" office:value="310.4" calcext:value-type="float">
            <text:p>310,4</text:p>
          </table:table-cell>
          <table:table-cell office:value-type="float" office:value="269.03" calcext:value-type="float">
            <text:p>269,03</text:p>
          </table:table-cell>
          <table:table-cell office:value-type="float" office:value="41.37" calcext:value-type="float">
            <text:p>41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6" calcext:value-type="float">
            <text:p>49,8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<text:a xlink:href="https://sv.wikipedia.org/wiki/Sunne_kommun" xlink:type="simple">Sunne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3297" calcext:value-type="float">
            <text:p>13297</text:p>
          </table:table-cell>
          <table:table-cell office:value-type="float" office:value="1448.25" calcext:value-type="float">
            <text:p>1448,25</text:p>
          </table:table-cell>
          <table:table-cell office:value-type="float" office:value="1288.02" calcext:value-type="float">
            <text:p>1288,02</text:p>
          </table:table-cell>
          <table:table-cell office:value-type="float" office:value="160.23" calcext:value-type="float">
            <text:p>16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" calcext:value-type="float">
            <text:p>10,3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<text:a xlink:href="https://sv.wikipedia.org/wiki/Götene_kommun" xlink:type="simple">Göten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3244" calcext:value-type="float">
            <text:p>13244</text:p>
          </table:table-cell>
          <table:table-cell office:value-type="float" office:value="620.71" calcext:value-type="float">
            <text:p>620,71</text:p>
          </table:table-cell>
          <table:table-cell office:value-type="float" office:value="404.51" calcext:value-type="float">
            <text:p>404,51</text:p>
          </table:table-cell>
          <table:table-cell office:value-type="float" office:value="0.93" calcext:value-type="float">
            <text:p>0,93</text:p>
          </table:table-cell>
          <table:table-cell office:value-type="float" office:value="215.27" calcext:value-type="float">
            <text:p>215,27</text:p>
          </table:table-cell>
          <table:table-cell office:value-type="float" office:value="0" calcext:value-type="float">
            <text:p>0</text:p>
          </table:table-cell>
          <table:table-cell office:value-type="float" office:value="32.74" calcext:value-type="float">
            <text:p>32,7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<text:a xlink:href="https://sv.wikipedia.org/wiki/Strömstads_kommun" xlink:type="simple">Strömsta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3237" calcext:value-type="float">
            <text:p>13237</text:p>
          </table:table-cell>
          <table:table-cell office:value-type="float" office:value="951.84" calcext:value-type="float">
            <text:p>951,84</text:p>
          </table:table-cell>
          <table:table-cell office:value-type="float" office:value="467.47" calcext:value-type="float">
            <text:p>467,47</text:p>
          </table:table-cell>
          <table:table-cell office:value-type="float" office:value="10.13" calcext:value-type="float">
            <text:p>10,13</text:p>
          </table:table-cell>
          <table:table-cell office:value-type="float" office:value="0" calcext:value-type="float">
            <text:p>0</text:p>
          </table:table-cell>
          <table:table-cell office:value-type="float" office:value="474.24" calcext:value-type="float">
            <text:p>474,24</text:p>
          </table:table-cell>
          <table:table-cell office:value-type="float" office:value="28.32" calcext:value-type="float">
            <text:p>28,3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<text:a xlink:href="https://sv.wikipedia.org/wiki/Osby_kommun" xlink:type="simple">Osby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3233" calcext:value-type="float">
            <text:p>13233</text:p>
          </table:table-cell>
          <table:table-cell office:value-type="float" office:value="599.85" calcext:value-type="float">
            <text:p>599,85</text:p>
          </table:table-cell>
          <table:table-cell office:value-type="float" office:value="576.38" calcext:value-type="float">
            <text:p>576,38</text:p>
          </table:table-cell>
          <table:table-cell office:value-type="float" office:value="23.47" calcext:value-type="float">
            <text:p>23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6" calcext:value-type="float">
            <text:p>22,9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<text:a xlink:href="https://sv.wikipedia.org/wiki/Trosa_kommun" xlink:type="simple">Trosa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3001" calcext:value-type="float">
            <text:p>13001</text:p>
          </table:table-cell>
          <table:table-cell office:value-type="float" office:value="664.76" calcext:value-type="float">
            <text:p>664,76</text:p>
          </table:table-cell>
          <table:table-cell office:value-type="float" office:value="209.79" calcext:value-type="float">
            <text:p>209,79</text:p>
          </table:table-cell>
          <table:table-cell office:value-type="float" office:value="7.62" calcext:value-type="float">
            <text:p>7,62</text:p>
          </table:table-cell>
          <table:table-cell office:value-type="float" office:value="0" calcext:value-type="float">
            <text:p>0</text:p>
          </table:table-cell>
          <table:table-cell office:value-type="float" office:value="447.35" calcext:value-type="float">
            <text:p>447,35</text:p>
          </table:table-cell>
          <table:table-cell office:value-type="float" office:value="61.97" calcext:value-type="float">
            <text:p>61,9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<text:a xlink:href="https://sv.wikipedia.org/wiki/Öckerö_kommun" xlink:type="simple">Öckerö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930" calcext:value-type="float">
            <text:p>12930</text:p>
          </table:table-cell>
          <table:table-cell office:value-type="float" office:value="511.41" calcext:value-type="float">
            <text:p>511,41</text:p>
          </table:table-cell>
          <table:table-cell office:value-type="float" office:value="25.75" calcext:value-type="float">
            <text:p>25,75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485.53" calcext:value-type="float">
            <text:p>485,53</text:p>
          </table:table-cell>
          <table:table-cell office:value-type="float" office:value="502.14" calcext:value-type="float">
            <text:p>502,1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<text:a xlink:href="https://sv.wikipedia.org/wiki/Tidaholms_kommun" xlink:type="simple">Tidaholm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775" calcext:value-type="float">
            <text:p>12775</text:p>
          </table:table-cell>
          <table:table-cell office:value-type="float" office:value="522.94" calcext:value-type="float">
            <text:p>522,94</text:p>
          </table:table-cell>
          <table:table-cell office:value-type="float" office:value="517.98" calcext:value-type="float">
            <text:p>517,98</text:p>
          </table:table-cell>
          <table:table-cell office:value-type="float" office:value="4.96" calcext:value-type="float">
            <text:p>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" calcext:value-type="float">
            <text:p>24,6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<text:a xlink:href="https://sv.wikipedia.org/wiki/Tanums_kommun" xlink:type="simple">Tanum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742" calcext:value-type="float">
            <text:p>12742</text:p>
          </table:table-cell>
          <table:table-cell office:value-type="float" office:value="2351.37" calcext:value-type="float">
            <text:p>2351,37</text:p>
          </table:table-cell>
          <table:table-cell office:value-type="float" office:value="917.21" calcext:value-type="float">
            <text:p>917,21</text:p>
          </table:table-cell>
          <table:table-cell office:value-type="float" office:value="37.63" calcext:value-type="float">
            <text:p>37,63</text:p>
          </table:table-cell>
          <table:table-cell office:value-type="float" office:value="0" calcext:value-type="float">
            <text:p>0</text:p>
          </table:table-cell>
          <table:table-cell office:value-type="float" office:value="1396.53" calcext:value-type="float">
            <text:p>1396,53</text:p>
          </table:table-cell>
          <table:table-cell office:value-type="float" office:value="13.89" calcext:value-type="float">
            <text:p>13,8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<text:a xlink:href="https://sv.wikipedia.org/wiki/Åmåls_kommun" xlink:type="simple">Åmå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715" calcext:value-type="float">
            <text:p>12715</text:p>
          </table:table-cell>
          <table:table-cell office:value-type="float" office:value="889.72" calcext:value-type="float">
            <text:p>889,72</text:p>
          </table:table-cell>
          <table:table-cell office:value-type="float" office:value="481.11" calcext:value-type="float">
            <text:p>481,11</text:p>
          </table:table-cell>
          <table:table-cell office:value-type="float" office:value="52.39" calcext:value-type="float">
            <text:p>52,39</text:p>
          </table:table-cell>
          <table:table-cell office:value-type="float" office:value="356.22" calcext:value-type="float">
            <text:p>356,22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,4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<text:a xlink:href="https://sv.wikipedia.org/wiki/Bromölla_kommun" xlink:type="simple">Bromöll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2698" calcext:value-type="float">
            <text:p>12698</text:p>
          </table:table-cell>
          <table:table-cell office:value-type="float" office:value="197.14" calcext:value-type="float">
            <text:p>197,14</text:p>
          </table:table-cell>
          <table:table-cell office:value-type="float" office:value="162.49" calcext:value-type="float">
            <text:p>162,49</text:p>
          </table:table-cell>
          <table:table-cell office:value-type="float" office:value="22.78" calcext:value-type="float">
            <text:p>22,78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,87</text:p>
          </table:table-cell>
          <table:table-cell office:value-type="float" office:value="78.15" calcext:value-type="float">
            <text:p>78,1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<text:a xlink:href="https://sv.wikipedia.org/wiki/Tingsryds_kommun" xlink:type="simple">Tingsryds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12435" calcext:value-type="float">
            <text:p>12435</text:p>
          </table:table-cell>
          <table:table-cell office:value-type="float" office:value="1207.25" calcext:value-type="float">
            <text:p>1207,25</text:p>
          </table:table-cell>
          <table:table-cell office:value-type="float" office:value="1044.76" calcext:value-type="float">
            <text:p>1044,76</text:p>
          </table:table-cell>
          <table:table-cell office:value-type="float" office:value="162.49" calcext:value-type="float">
            <text:p>162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<text:a xlink:href="https://sv.wikipedia.org/wiki/Lycksele_kommun" xlink:type="simple">Lycksele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12263" calcext:value-type="float">
            <text:p>12263</text:p>
          </table:table-cell>
          <table:table-cell office:value-type="float" office:value="5888.93" calcext:value-type="float">
            <text:p>5888,93</text:p>
          </table:table-cell>
          <table:table-cell office:value-type="float" office:value="5518.18" calcext:value-type="float">
            <text:p>5518,18</text:p>
          </table:table-cell>
          <table:table-cell office:value-type="float" office:value="370.75" calcext:value-type="float">
            <text:p>37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<text:a xlink:href="https://sv.wikipedia.org/wiki/Oxelösunds_kommun" xlink:type="simple">Oxelösund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2015" calcext:value-type="float">
            <text:p>12015</text:p>
          </table:table-cell>
          <table:table-cell office:value-type="float" office:value="746.54" calcext:value-type="float">
            <text:p>746,54</text:p>
          </table:table-cell>
          <table:table-cell office:value-type="float" office:value="35.43" calcext:value-type="float">
            <text:p>35,4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710.95" calcext:value-type="float">
            <text:p>710,95</text:p>
          </table:table-cell>
          <table:table-cell office:value-type="float" office:value="339.12" calcext:value-type="float">
            <text:p>339,1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<text:a xlink:href="https://sv.wikipedia.org/wiki/Kils_kommun" xlink:type="simple">Kil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919" calcext:value-type="float">
            <text:p>11919</text:p>
          </table:table-cell>
          <table:table-cell office:value-type="float" office:value="406.87" calcext:value-type="float">
            <text:p>406,87</text:p>
          </table:table-cell>
          <table:table-cell office:value-type="float" office:value="359.72" calcext:value-type="float">
            <text:p>359,72</text:p>
          </table:table-cell>
          <table:table-cell office:value-type="float" office:value="47.15" calcext:value-type="float">
            <text:p>4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" calcext:value-type="float">
            <text:p>33,1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<text:a xlink:href="https://sv.wikipedia.org/wiki/Habo_kommun" xlink:type="simple">Habo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1891" calcext:value-type="float">
            <text:p>11891</text:p>
          </table:table-cell>
          <table:table-cell office:value-type="float" office:value="462.24" calcext:value-type="float">
            <text:p>462,24</text:p>
          </table:table-cell>
          <table:table-cell office:value-type="float" office:value="328.49" calcext:value-type="float">
            <text:p>328,49</text:p>
          </table:table-cell>
          <table:table-cell office:value-type="float" office:value="6.25" calcext:value-type="float">
            <text:p>6,25</text:p>
          </table:table-cell>
          <table:table-cell office:value-type="float" office:value="127.5" calcext:value-type="float">
            <text:p>127,5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,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<text:a xlink:href="https://sv.wikipedia.org/wiki/Vaxholms_kommun" xlink:type="simple">Vaxholm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1846" calcext:value-type="float">
            <text:p>11846</text:p>
          </table:table-cell>
          <table:table-cell office:value-type="float" office:value="107.07" calcext:value-type="float">
            <text:p>107,07</text:p>
          </table:table-cell>
          <table:table-cell office:value-type="float" office:value="57.84" calcext:value-type="float">
            <text:p>57,84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,72</text:p>
          </table:table-cell>
          <table:table-cell office:value-type="float" office:value="204.81" calcext:value-type="float">
            <text:p>204,8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<text:a xlink:href="https://sv.wikipedia.org/wiki/Tranemo_kommun" xlink:type="simple">Tranemo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842" calcext:value-type="float">
            <text:p>11842</text:p>
          </table:table-cell>
          <table:table-cell office:value-type="float" office:value="778.48" calcext:value-type="float">
            <text:p>778,48</text:p>
          </table:table-cell>
          <table:table-cell office:value-type="float" office:value="741.2" calcext:value-type="float">
            <text:p>741,2</text:p>
          </table:table-cell>
          <table:table-cell office:value-type="float" office:value="37.28" calcext:value-type="float">
            <text:p>37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8" calcext:value-type="float">
            <text:p>15,9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<text:a xlink:href="https://sv.wikipedia.org/wiki/Torsby_kommun" xlink:type="simple">Torsby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822" calcext:value-type="float">
            <text:p>11822</text:p>
          </table:table-cell>
          <table:table-cell office:value-type="float" office:value="4357.42" calcext:value-type="float">
            <text:p>4357,42</text:p>
          </table:table-cell>
          <table:table-cell office:value-type="float" office:value="4162.21" calcext:value-type="float">
            <text:p>4162,21</text:p>
          </table:table-cell>
          <table:table-cell office:value-type="float" office:value="195.21" calcext:value-type="float">
            <text:p>195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,8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/>
          <table:table-cell office:value-type="string" calcext:value-type="string">
            <text:p><text:a xlink:href="https://sv.wikipedia.org/wiki/Strömsunds_kommun" xlink:type="simple">Strömsund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1776" calcext:value-type="float">
            <text:p>11776</text:p>
          </table:table-cell>
          <table:table-cell office:value-type="float" office:value="11780.83" calcext:value-type="float">
            <text:p>11780,83</text:p>
          </table:table-cell>
          <table:table-cell office:value-type="float" office:value="10464.65" calcext:value-type="float">
            <text:p>10464,65</text:p>
          </table:table-cell>
          <table:table-cell office:value-type="float" office:value="1316.18" calcext:value-type="float">
            <text:p>1316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/>
          <table:table-cell office:value-type="string" calcext:value-type="string">
            <text:p><text:a xlink:href="https://sv.wikipedia.org/wiki/Hagfors_kommun" xlink:type="simple">Hagfor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726" calcext:value-type="float">
            <text:p>11726</text:p>
          </table:table-cell>
          <table:table-cell office:value-type="float" office:value="2000.15" calcext:value-type="float">
            <text:p>2000,15</text:p>
          </table:table-cell>
          <table:table-cell office:value-type="float" office:value="1824.19" calcext:value-type="float">
            <text:p>1824,19</text:p>
          </table:table-cell>
          <table:table-cell office:value-type="float" office:value="175.96" calcext:value-type="float">
            <text:p>175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<text:a xlink:href="https://sv.wikipedia.org/wiki/Åtvidabergs_kommun" xlink:type="simple">Åtvidaber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1629" calcext:value-type="float">
            <text:p>11629</text:p>
          </table:table-cell>
          <table:table-cell office:value-type="float" office:value="780.28" calcext:value-type="float">
            <text:p>780,28</text:p>
          </table:table-cell>
          <table:table-cell office:value-type="float" office:value="686.6" calcext:value-type="float">
            <text:p>686,6</text:p>
          </table:table-cell>
          <table:table-cell office:value-type="float" office:value="93.68" calcext:value-type="float">
            <text:p>93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" calcext:value-type="float">
            <text:p>16,9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/>
          <table:table-cell office:value-type="string" calcext:value-type="string">
            <text:p><text:a xlink:href="https://sv.wikipedia.org/wiki/Ovanåkers_kommun" xlink:type="simple">Ovanåker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11604" calcext:value-type="float">
            <text:p>11604</text:p>
          </table:table-cell>
          <table:table-cell office:value-type="float" office:value="2016.98" calcext:value-type="float">
            <text:p>2016,98</text:p>
          </table:table-cell>
          <table:table-cell office:value-type="float" office:value="1873.32" calcext:value-type="float">
            <text:p>1873,32</text:p>
          </table:table-cell>
          <table:table-cell office:value-type="float" office:value="143.66" calcext:value-type="float">
            <text:p>143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9" calcext:value-type="float">
            <text:p>6,1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<text:a xlink:href="https://sv.wikipedia.org/wiki/Sävsjö_kommun" xlink:type="simple">Säv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1546" calcext:value-type="float">
            <text:p>11546</text:p>
          </table:table-cell>
          <table:table-cell office:value-type="float" office:value="729.56" calcext:value-type="float">
            <text:p>729,56</text:p>
          </table:table-cell>
          <table:table-cell office:value-type="float" office:value="679.3" calcext:value-type="float">
            <text:p>679,3</text:p>
          </table:table-cell>
          <table:table-cell office:value-type="float" office:value="50.26" calcext:value-type="float">
            <text:p>5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<text:a xlink:href="https://sv.wikipedia.org/wiki/Vårgårda_kommun" xlink:type="simple">Vårgår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508" calcext:value-type="float">
            <text:p>11508</text:p>
          </table:table-cell>
          <table:table-cell office:value-type="float" office:value="441.24" calcext:value-type="float">
            <text:p>441,24</text:p>
          </table:table-cell>
          <table:table-cell office:value-type="float" office:value="426.58" calcext:value-type="float">
            <text:p>426,58</text:p>
          </table:table-cell>
          <table:table-cell office:value-type="float" office:value="14.66" calcext:value-type="float">
            <text:p>1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8" calcext:value-type="float">
            <text:p>26,9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<text:a xlink:href="https://sv.wikipedia.org/wiki/Forshaga_kommun" xlink:type="simple">Forshaga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484" calcext:value-type="float">
            <text:p>11484</text:p>
          </table:table-cell>
          <table:table-cell office:value-type="float" office:value="397.29" calcext:value-type="float">
            <text:p>397,29</text:p>
          </table:table-cell>
          <table:table-cell office:value-type="float" office:value="348.16" calcext:value-type="float">
            <text:p>348,16</text:p>
          </table:table-cell>
          <table:table-cell office:value-type="float" office:value="49.13" calcext:value-type="float">
            <text:p>49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8" calcext:value-type="float">
            <text:p>32,9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/>
          <table:table-cell office:value-type="string" calcext:value-type="string">
            <text:p><text:a xlink:href="https://sv.wikipedia.org/wiki/Åre_kommun" xlink:type="simple">Åre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1298" calcext:value-type="float">
            <text:p>11298</text:p>
          </table:table-cell>
          <table:table-cell office:value-type="float" office:value="8236.46" calcext:value-type="float">
            <text:p>8236,46</text:p>
          </table:table-cell>
          <table:table-cell office:value-type="float" office:value="7194.95" calcext:value-type="float">
            <text:p>7194,95</text:p>
          </table:table-cell>
          <table:table-cell office:value-type="float" office:value="1041.51" calcext:value-type="float">
            <text:p>1041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skersund</text:p>
          </table:table-cell>
          <table:table-cell office:value-type="string" calcext:value-type="string">
            <text:p><text:a xlink:href="https://sv.wikipedia.org/wiki/Askersunds_kommun" xlink:type="simple">Askersund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1211" calcext:value-type="float">
            <text:p>11211</text:p>
          </table:table-cell>
          <table:table-cell office:value-type="float" office:value="1019.74" calcext:value-type="float">
            <text:p>1019,74</text:p>
          </table:table-cell>
          <table:table-cell office:value-type="float" office:value="816.46" calcext:value-type="float">
            <text:p>816,46</text:p>
          </table:table-cell>
          <table:table-cell office:value-type="float" office:value="60.91" calcext:value-type="float">
            <text:p>60,91</text:p>
          </table:table-cell>
          <table:table-cell office:value-type="float" office:value="142.37" calcext:value-type="float">
            <text:p>142,37</text:p>
          </table:table-cell>
          <table:table-cell office:value-type="float" office:value="0" calcext:value-type="float">
            <text:p>0</text:p>
          </table:table-cell>
          <table:table-cell office:value-type="float" office:value="13.73" calcext:value-type="float">
            <text:p>13,73</text:p>
          </table:table-cell>
          <table:table-cell table:style-name="ce2" office:value-type="float" office:value="58.8799023" calcext:value-type="float">
            <text:p>58,8799023</text:p>
          </table:table-cell>
          <table:table-cell table:style-name="ce2" office:value-type="float" office:value="14.9026161" calcext:value-type="float">
            <text:p>14,9026161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/>
          <table:table-cell office:value-type="string" calcext:value-type="string">
            <text:p><text:a xlink:href="https://sv.wikipedia.org/wiki/Säters_kommun" xlink:type="simple">Säter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1150" calcext:value-type="float">
            <text:p>11150</text:p>
          </table:table-cell>
          <table:table-cell office:value-type="float" office:value="624.53" calcext:value-type="float">
            <text:p>624,53</text:p>
          </table:table-cell>
          <table:table-cell office:value-type="float" office:value="570.33" calcext:value-type="float">
            <text:p>570,33</text:p>
          </table:table-cell>
          <table:table-cell office:value-type="float" office:value="54.2" calcext:value-type="float">
            <text:p>5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" calcext:value-type="float">
            <text:p>19,5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<text:a xlink:href="https://sv.wikipedia.org/wiki/Tibro_kommun" xlink:type="simple">Tibro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148" calcext:value-type="float">
            <text:p>11148</text:p>
          </table:table-cell>
          <table:table-cell office:value-type="float" office:value="235.2" calcext:value-type="float">
            <text:p>235,2</text:p>
          </table:table-cell>
          <table:table-cell office:value-type="float" office:value="219.8" calcext:value-type="float">
            <text:p>219,8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2" calcext:value-type="float">
            <text:p>50,7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<text:a xlink:href="https://sv.wikipedia.org/wiki/Gnesta_kommun" xlink:type="simple">Gnesta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1074" calcext:value-type="float">
            <text:p>11074</text:p>
          </table:table-cell>
          <table:table-cell office:value-type="float" office:value="538.14" calcext:value-type="float">
            <text:p>538,14</text:p>
          </table:table-cell>
          <table:table-cell office:value-type="float" office:value="461.11" calcext:value-type="float">
            <text:p>461,11</text:p>
          </table:table-cell>
          <table:table-cell office:value-type="float" office:value="77.03" calcext:value-type="float">
            <text:p>77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2" calcext:value-type="float">
            <text:p>24,0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<text:a xlink:href="https://sv.wikipedia.org/wiki/Hylte_kommun" xlink:type="simple">Hylte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11060" calcext:value-type="float">
            <text:p>11060</text:p>
          </table:table-cell>
          <table:table-cell office:value-type="float" office:value="1046.6" calcext:value-type="float">
            <text:p>1046,6</text:p>
          </table:table-cell>
          <table:table-cell office:value-type="float" office:value="946.53" calcext:value-type="float">
            <text:p>946,53</text:p>
          </table:table-cell>
          <table:table-cell office:value-type="float" office:value="100.07" calcext:value-type="float">
            <text:p>10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" calcext:value-type="float">
            <text:p>11,6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/>
          <table:table-cell office:value-type="string" calcext:value-type="string">
            <text:p><text:a xlink:href="https://sv.wikipedia.org/wiki/Smedjebackens_kommun" xlink:type="simple">Smedjebacken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877" calcext:value-type="float">
            <text:p>10877</text:p>
          </table:table-cell>
          <table:table-cell office:value-type="float" office:value="1057.81" calcext:value-type="float">
            <text:p>1057,81</text:p>
          </table:table-cell>
          <table:table-cell office:value-type="float" office:value="947.95" calcext:value-type="float">
            <text:p>947,95</text:p>
          </table:table-cell>
          <table:table-cell office:value-type="float" office:value="109.86" calcext:value-type="float">
            <text:p>10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7" calcext:value-type="float">
            <text:p>11,4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<text:a xlink:href="https://sv.wikipedia.org/wiki/Borgholms_kommun" xlink:type="simple">Borgholm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0866" calcext:value-type="float">
            <text:p>10866</text:p>
          </table:table-cell>
          <table:table-cell office:value-type="float" office:value="3654.84" calcext:value-type="float">
            <text:p>3654,84</text:p>
          </table:table-cell>
          <table:table-cell office:value-type="float" office:value="677.84" calcext:value-type="float">
            <text:p>677,84</text:p>
          </table:table-cell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 office:value-type="float" office:value="2973.44" calcext:value-type="float">
            <text:p>2973,44</text:p>
          </table:table-cell>
          <table:table-cell office:value-type="float" office:value="16.03" calcext:value-type="float">
            <text:p>16,03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/>
          <table:table-cell office:value-type="string" calcext:value-type="string">
            <text:p><text:a xlink:href="https://sv.wikipedia.org/wiki/Rättviks_kommun" xlink:type="simple">Rättvik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839" calcext:value-type="float">
            <text:p>10839</text:p>
          </table:table-cell>
          <table:table-cell office:value-type="float" office:value="2137.81" calcext:value-type="float">
            <text:p>2137,81</text:p>
          </table:table-cell>
          <table:table-cell office:value-type="float" office:value="1920.67" calcext:value-type="float">
            <text:p>1920,67</text:p>
          </table:table-cell>
          <table:table-cell office:value-type="float" office:value="217.14" calcext:value-type="float">
            <text:p>21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4" calcext:value-type="float">
            <text:p>5,6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<text:a xlink:href="https://sv.wikipedia.org/wiki/Filipstads_kommun" xlink:type="simple">Filipstad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0806" calcext:value-type="float">
            <text:p>10806</text:p>
          </table:table-cell>
          <table:table-cell office:value-type="float" office:value="1711.71" calcext:value-type="float">
            <text:p>1711,71</text:p>
          </table:table-cell>
          <table:table-cell office:value-type="float" office:value="1534.04" calcext:value-type="float">
            <text:p>1534,04</text:p>
          </table:table-cell>
          <table:table-cell office:value-type="float" office:value="177.67" calcext:value-type="float">
            <text:p>177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" calcext:value-type="float">
            <text:p>7,0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<text:a xlink:href="https://sv.wikipedia.org/wiki/Nora_kommun" xlink:type="simple">Nora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0727" calcext:value-type="float">
            <text:p>10727</text:p>
          </table:table-cell>
          <table:table-cell office:value-type="float" office:value="690.82" calcext:value-type="float">
            <text:p>690,82</text:p>
          </table:table-cell>
          <table:table-cell office:value-type="float" office:value="618.54" calcext:value-type="float">
            <text:p>618,54</text:p>
          </table:table-cell>
          <table:table-cell office:value-type="float" office:value="72.28" calcext:value-type="float">
            <text:p>72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<text:a xlink:href="https://sv.wikipedia.org/wiki/Nykvarns_kommun" xlink:type="simple">Nykvarn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0696" calcext:value-type="float">
            <text:p>10696</text:p>
          </table:table-cell>
          <table:table-cell office:value-type="float" office:value="176.99" calcext:value-type="float">
            <text:p>176,99</text:p>
          </table:table-cell>
          <table:table-cell office:value-type="float" office:value="152.74" calcext:value-type="float">
            <text:p>152,74</text:p>
          </table:table-cell>
          <table:table-cell office:value-type="float" office:value="16.27" calcext:value-type="float">
            <text:p>16,27</text:p>
          </table:table-cell>
          <table:table-cell office:value-type="float" office:value="7.98" calcext:value-type="float">
            <text:p>7,98</text:p>
          </table:table-cell>
          <table:table-cell office:value-type="float" office:value="0" calcext:value-type="float">
            <text:p>0</text:p>
          </table:table-cell>
          <table:table-cell office:value-type="float" office:value="70.03" calcext:value-type="float">
            <text:p>70,0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<text:a xlink:href="https://sv.wikipedia.org/wiki/Svenljunga_kommun" xlink:type="simple">Svenljung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0655" calcext:value-type="float">
            <text:p>10655</text:p>
          </table:table-cell>
          <table:table-cell office:value-type="float" office:value="987.14" calcext:value-type="float">
            <text:p>987,14</text:p>
          </table:table-cell>
          <table:table-cell office:value-type="float" office:value="919.68" calcext:value-type="float">
            <text:p>919,68</text:p>
          </table:table-cell>
          <table:table-cell office:value-type="float" office:value="67.46" calcext:value-type="float">
            <text:p>67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9" calcext:value-type="float">
            <text:p>11,5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<text:a xlink:href="https://sv.wikipedia.org/wiki/Munkedals_kommun" xlink:type="simple">Munkeda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0437" calcext:value-type="float">
            <text:p>10437</text:p>
          </table:table-cell>
          <table:table-cell office:value-type="float" office:value="675.02" calcext:value-type="float">
            <text:p>675,02</text:p>
          </table:table-cell>
          <table:table-cell office:value-type="float" office:value="634.02" calcext:value-type="float">
            <text:p>634,02</text:p>
          </table:table-cell>
          <table:table-cell office:value-type="float" office:value="33.67" calcext:value-type="float">
            <text:p>33,67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,33</text:p>
          </table:table-cell>
          <table:table-cell office:value-type="float" office:value="16.46" calcext:value-type="float">
            <text:p>16,4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/>
          <table:table-cell office:value-type="string" calcext:value-type="string">
            <text:p><text:a xlink:href="https://sv.wikipedia.org/wiki/Gagnefs_kommun" xlink:type="simple">Gagnef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232" calcext:value-type="float">
            <text:p>10232</text:p>
          </table:table-cell>
          <table:table-cell office:value-type="float" office:value="812.39" calcext:value-type="float">
            <text:p>812,39</text:p>
          </table:table-cell>
          <table:table-cell office:value-type="float" office:value="767.23" calcext:value-type="float">
            <text:p>767,23</text:p>
          </table:table-cell>
          <table:table-cell office:value-type="float" office:value="45.16" calcext:value-type="float">
            <text:p>45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4" calcext:value-type="float">
            <text:p>13,3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<text:a xlink:href="https://sv.wikipedia.org/wiki/Markaryds_kommun" xlink:type="simple">Markaryds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10179" calcext:value-type="float">
            <text:p>10179</text:p>
          </table:table-cell>
          <table:table-cell office:value-type="float" office:value="532.84" calcext:value-type="float">
            <text:p>532,84</text:p>
          </table:table-cell>
          <table:table-cell office:value-type="float" office:value="517.15" calcext:value-type="float">
            <text:p>517,15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" calcext:value-type="float">
            <text:p>19,6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/>
          <table:table-cell office:value-type="string" calcext:value-type="string">
            <text:p><text:a xlink:href="https://sv.wikipedia.org/wiki/Härjedalens_kommun" xlink:type="simple">Härjedalen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0149" calcext:value-type="float">
            <text:p>10149</text:p>
          </table:table-cell>
          <table:table-cell office:value-type="float" office:value="11859.63" calcext:value-type="float">
            <text:p>11859,63</text:p>
          </table:table-cell>
          <table:table-cell office:value-type="float" office:value="11283.83" calcext:value-type="float">
            <text:p>11283,83</text:p>
          </table:table-cell>
          <table:table-cell office:value-type="float" office:value="575.8" calcext:value-type="float">
            <text:p>57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<text:a xlink:href="https://sv.wikipedia.org/wiki/Malung-Sälens_kommun" xlink:type="simple">Malung-Sälen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098" calcext:value-type="float">
            <text:p>10098</text:p>
          </table:table-cell>
          <table:table-cell office:value-type="float" office:value="4312.5" calcext:value-type="float">
            <text:p>4312,5</text:p>
          </table:table-cell>
          <table:table-cell office:value-type="float" office:value="4084.89" calcext:value-type="float">
            <text:p>4084,89</text:p>
          </table:table-cell>
          <table:table-cell office:value-type="float" office:value="227.61" calcext:value-type="float">
            <text:p>227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string" calcext:value-type="string">
            <text:p><text:a xlink:href="https://sv.wikipedia.org/wiki/Örkelljunga_kommun" xlink:type="simple">Örkelljung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0052" calcext:value-type="float">
            <text:p>10052</text:p>
          </table:table-cell>
          <table:table-cell office:value-type="float" office:value="329.7" calcext:value-type="float">
            <text:p>329,7</text:p>
          </table:table-cell>
          <table:table-cell office:value-type="float" office:value="319.5" calcext:value-type="float">
            <text:p>319,5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6" calcext:value-type="float">
            <text:p>31,4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<text:a xlink:href="https://sv.wikipedia.org/wiki/Surahammars_kommun" xlink:type="simple">Surahammar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368.99" calcext:value-type="float">
            <text:p>368,99</text:p>
          </table:table-cell>
          <table:table-cell office:value-type="float" office:value="343.9" calcext:value-type="float">
            <text:p>343,9</text:p>
          </table:table-cell>
          <table:table-cell office:value-type="float" office:value="25.09" calcext:value-type="float">
            <text:p>2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8" calcext:value-type="float">
            <text:p>29,0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<text:a xlink:href="https://sv.wikipedia.org/wiki/Årjängs_kommun" xlink:type="simple">Årjäng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9942" calcext:value-type="float">
            <text:p>9942</text:p>
          </table:table-cell>
          <table:table-cell office:value-type="float" office:value="1653.04" calcext:value-type="float">
            <text:p>1653,04</text:p>
          </table:table-cell>
          <table:table-cell office:value-type="float" office:value="1409.44" calcext:value-type="float">
            <text:p>1409,44</text:p>
          </table:table-cell>
          <table:table-cell office:value-type="float" office:value="243.6" calcext:value-type="float">
            <text:p>24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office:value-type="string" calcext:value-type="string">
            <text:p><text:a xlink:href="https://sv.wikipedia.org/wiki/Bengtsfors_kommun" xlink:type="simple">Bengtsfor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868" calcext:value-type="float">
            <text:p>9868</text:p>
          </table:table-cell>
          <table:table-cell office:value-type="float" office:value="1059.18" calcext:value-type="float">
            <text:p>1059,18</text:p>
          </table:table-cell>
          <table:table-cell office:value-type="float" office:value="882.98" calcext:value-type="float">
            <text:p>882,98</text:p>
          </table:table-cell>
          <table:table-cell office:value-type="float" office:value="176.2" calcext:value-type="float">
            <text:p>17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,18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<text:a xlink:href="https://sv.wikipedia.org/wiki/Kinda_kommun" xlink:type="simple">Kinda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9860" calcext:value-type="float">
            <text:p>9860</text:p>
          </table:table-cell>
          <table:table-cell office:value-type="float" office:value="1301.96" calcext:value-type="float">
            <text:p>1301,96</text:p>
          </table:table-cell>
          <table:table-cell office:value-type="float" office:value="1129.4" calcext:value-type="float">
            <text:p>1129,4</text:p>
          </table:table-cell>
          <table:table-cell office:value-type="float" office:value="172.56" calcext:value-type="float">
            <text:p>172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3" calcext:value-type="float">
            <text:p>8,7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/>
          <table:table-cell office:value-type="string" calcext:value-type="string">
            <text:p><text:a xlink:href="https://sv.wikipedia.org/wiki/Haparanda_kommun" xlink:type="simple">Haparanda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9784" calcext:value-type="float">
            <text:p>9784</text:p>
          </table:table-cell>
          <table:table-cell office:value-type="float" office:value="1868.27" calcext:value-type="float">
            <text:p>1868,27</text:p>
          </table:table-cell>
          <table:table-cell office:value-type="float" office:value="921.27" calcext:value-type="float">
            <text:p>921,27</text:p>
          </table:table-cell>
          <table:table-cell office:value-type="float" office:value="38.58" calcext:value-type="float">
            <text:p>38,58</text:p>
          </table:table-cell>
          <table:table-cell office:value-type="float" office:value="0" calcext:value-type="float">
            <text:p>0</text:p>
          </table:table-cell>
          <table:table-cell office:value-type="float" office:value="908.42" calcext:value-type="float">
            <text:p>908,42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<text:a xlink:href="https://sv.wikipedia.org/wiki/Gnosjö_kommun" xlink:type="simple">Gno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9735" calcext:value-type="float">
            <text:p>9735</text:p>
          </table:table-cell>
          <table:table-cell office:value-type="float" office:value="450.05" calcext:value-type="float">
            <text:p>450,05</text:p>
          </table:table-cell>
          <table:table-cell office:value-type="float" office:value="420.55" calcext:value-type="float">
            <text:p>420,55</text:p>
          </table:table-cell>
          <table:table-cell office:value-type="float" office:value="29.5" calcext:value-type="float">
            <text:p>2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" calcext:value-type="float">
            <text:p>23,1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<text:a xlink:href="https://sv.wikipedia.org/wiki/Degerfors_kommun" xlink:type="simple">Degerfor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9669" calcext:value-type="float">
            <text:p>9669</text:p>
          </table:table-cell>
          <table:table-cell office:value-type="float" office:value="433.71" calcext:value-type="float">
            <text:p>433,71</text:p>
          </table:table-cell>
          <table:table-cell office:value-type="float" office:value="383.95" calcext:value-type="float">
            <text:p>383,95</text:p>
          </table:table-cell>
          <table:table-cell office:value-type="float" office:value="49.76" calcext:value-type="float">
            <text:p>4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" calcext:value-type="float">
            <text:p>25,1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<text:a xlink:href="https://sv.wikipedia.org/wiki/Hofors_kommun" xlink:type="simple">Hofor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9648" calcext:value-type="float">
            <text:p>9648</text:p>
          </table:table-cell>
          <table:table-cell office:value-type="float" office:value="445.72" calcext:value-type="float">
            <text:p>445,72</text:p>
          </table:table-cell>
          <table:table-cell office:value-type="float" office:value="409.95" calcext:value-type="float">
            <text:p>409,95</text:p>
          </table:table-cell>
          <table:table-cell office:value-type="float" office:value="35.77" calcext:value-type="float">
            <text:p>35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" calcext:value-type="float">
            <text:p>23,5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<text:a xlink:href="https://sv.wikipedia.org/wiki/Uppvidinge_kommun" xlink:type="simple">Uppvidinge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9545" calcext:value-type="float">
            <text:p>9545</text:p>
          </table:table-cell>
          <table:table-cell office:value-type="float" office:value="1226.65" calcext:value-type="float">
            <text:p>1226,65</text:p>
          </table:table-cell>
          <table:table-cell office:value-type="float" office:value="1171.88" calcext:value-type="float">
            <text:p>1171,88</text:p>
          </table:table-cell>
          <table:table-cell office:value-type="float" office:value="54.77" calcext:value-type="float">
            <text:p>54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" calcext:value-type="float">
            <text:p>8,1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<text:a xlink:href="https://sv.wikipedia.org/wiki/Herrljunga_kommun" xlink:type="simple">Herrljung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492" calcext:value-type="float">
            <text:p>9492</text:p>
          </table:table-cell>
          <table:table-cell office:value-type="float" office:value="509.52" calcext:value-type="float">
            <text:p>509,52</text:p>
          </table:table-cell>
          <table:table-cell office:value-type="float" office:value="497.48" calcext:value-type="float">
            <text:p>497,48</text:p>
          </table:table-cell>
          <table:table-cell office:value-type="float" office:value="12.04" calcext:value-type="float">
            <text:p>12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8" calcext:value-type="float">
            <text:p>19,0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/>
          <table:table-cell office:value-type="string" calcext:value-type="string">
            <text:p><text:a xlink:href="https://sv.wikipedia.org/wiki/Nordanstigs_kommun" xlink:type="simple">Nordanstig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9481" calcext:value-type="float">
            <text:p>9481</text:p>
          </table:table-cell>
          <table:table-cell office:value-type="float" office:value="2526.01" calcext:value-type="float">
            <text:p>2526,01</text:p>
          </table:table-cell>
          <table:table-cell office:value-type="float" office:value="1370.48" calcext:value-type="float">
            <text:p>1370,48</text:p>
          </table:table-cell>
          <table:table-cell office:value-type="float" office:value="84.85" calcext:value-type="float">
            <text:p>84,85</text:p>
          </table:table-cell>
          <table:table-cell office:value-type="float" office:value="0" calcext:value-type="float">
            <text:p>0</text:p>
          </table:table-cell>
          <table:table-cell office:value-type="float" office:value="1070.68" calcext:value-type="float">
            <text:p>1070,68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/>
          <table:table-cell office:value-type="string" calcext:value-type="string">
            <text:p><text:a xlink:href="https://sv.wikipedia.org/wiki/Ånge_kommun" xlink:type="simple">Ånge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9438" calcext:value-type="float">
            <text:p>9438</text:p>
          </table:table-cell>
          <table:table-cell office:value-type="float" office:value="3295.61" calcext:value-type="float">
            <text:p>3295,61</text:p>
          </table:table-cell>
          <table:table-cell office:value-type="float" office:value="3050.26" calcext:value-type="float">
            <text:p>3050,26</text:p>
          </table:table-cell>
          <table:table-cell office:value-type="float" office:value="245.35" calcext:value-type="float">
            <text:p>245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<text:a xlink:href="https://sv.wikipedia.org/wiki/Emmaboda_kommun" xlink:type="simple">Emmaboda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9406" calcext:value-type="float">
            <text:p>9406</text:p>
          </table:table-cell>
          <table:table-cell office:value-type="float" office:value="718.53" calcext:value-type="float">
            <text:p>718,53</text:p>
          </table:table-cell>
          <table:table-cell office:value-type="float" office:value="689.54" calcext:value-type="float">
            <text:p>689,54</text:p>
          </table:table-cell>
          <table:table-cell office:value-type="float" office:value="28.99" calcext:value-type="float">
            <text:p>28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" calcext:value-type="float">
            <text:p>13,6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<text:a xlink:href="https://sv.wikipedia.org/wiki/Älvkarleby_kommun" xlink:type="simple">Älvkarleby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9395" calcext:value-type="float">
            <text:p>9395</text:p>
          </table:table-cell>
          <table:table-cell office:value-type="float" office:value="614.13" calcext:value-type="float">
            <text:p>614,13</text:p>
          </table:table-cell>
          <table:table-cell office:value-type="float" office:value="215.24" calcext:value-type="float">
            <text:p>215,24</text:p>
          </table:table-cell>
          <table:table-cell office:value-type="float" office:value="20.29" calcext:value-type="float">
            <text:p>20,29</text:p>
          </table:table-cell>
          <table:table-cell office:value-type="float" office:value="0" calcext:value-type="float">
            <text:p>0</text:p>
          </table:table-cell>
          <table:table-cell office:value-type="float" office:value="378.6" calcext:value-type="float">
            <text:p>378,6</text:p>
          </table:table-cell>
          <table:table-cell office:value-type="float" office:value="43.65" calcext:value-type="float">
            <text:p>43,6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<text:a xlink:href="https://sv.wikipedia.org/wiki/Töreboda_kommun" xlink:type="simple">Törebo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374" calcext:value-type="float">
            <text:p>9374</text:p>
          </table:table-cell>
          <table:table-cell office:value-type="float" office:value="591.14" calcext:value-type="float">
            <text:p>591,14</text:p>
          </table:table-cell>
          <table:table-cell office:value-type="float" office:value="540.69" calcext:value-type="float">
            <text:p>540,69</text:p>
          </table:table-cell>
          <table:table-cell office:value-type="float" office:value="50.45" calcext:value-type="float">
            <text:p>5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<text:a xlink:href="https://sv.wikipedia.org/wiki/Melleruds_kommun" xlink:type="simple">Melleru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363" calcext:value-type="float">
            <text:p>9363</text:p>
          </table:table-cell>
          <table:table-cell office:value-type="float" office:value="944.46" calcext:value-type="float">
            <text:p>944,46</text:p>
          </table:table-cell>
          <table:table-cell office:value-type="float" office:value="513.74" calcext:value-type="float">
            <text:p>513,74</text:p>
          </table:table-cell>
          <table:table-cell office:value-type="float" office:value="47.62" calcext:value-type="float">
            <text:p>47,62</text:p>
          </table:table-cell>
          <table:table-cell office:value-type="float" office:value="383.1" calcext:value-type="float">
            <text:p>383,1</text:p>
          </table:table-cell>
          <table:table-cell office:value-type="float" office:value="0" calcext:value-type="float">
            <text:p>0</text:p>
          </table:table-cell>
          <table:table-cell office:value-type="float" office:value="18.23" calcext:value-type="float">
            <text:p>18,2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<text:a xlink:href="https://sv.wikipedia.org/wiki/Bollebygds_kommun" xlink:type="simple">Bollebyg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284" calcext:value-type="float">
            <text:p>9284</text:p>
          </table:table-cell>
          <table:table-cell office:value-type="float" office:value="282.39" calcext:value-type="float">
            <text:p>282,39</text:p>
          </table:table-cell>
          <table:table-cell office:value-type="float" office:value="263.16" calcext:value-type="float">
            <text:p>263,16</text:p>
          </table:table-cell>
          <table:table-cell office:value-type="float" office:value="19.23" calcext:value-type="float">
            <text:p>19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8" calcext:value-type="float">
            <text:p>35,28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<text:a xlink:href="https://sv.wikipedia.org/wiki/Vingåkers_kommun" xlink:type="simple">Vingåker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9218" calcext:value-type="float">
            <text:p>9218</text:p>
          </table:table-cell>
          <table:table-cell office:value-type="float" office:value="439.45" calcext:value-type="float">
            <text:p>439,45</text:p>
          </table:table-cell>
          <table:table-cell office:value-type="float" office:value="370.32" calcext:value-type="float">
            <text:p>370,32</text:p>
          </table:table-cell>
          <table:table-cell office:value-type="float" office:value="41.51" calcext:value-type="float">
            <text:p>41,51</text:p>
          </table:table-cell>
          <table:table-cell office:value-type="float" office:value="27.62" calcext:value-type="float">
            <text:p>27,62</text:p>
          </table:table-cell>
          <table:table-cell office:value-type="float" office:value="0" calcext:value-type="float">
            <text:p>0</text:p>
          </table:table-cell>
          <table:table-cell office:value-type="float" office:value="24.89" calcext:value-type="float">
            <text:p>24,8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<text:a xlink:href="https://sv.wikipedia.org/wiki/Hjo_kommun" xlink:type="simple">Hjo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100" calcext:value-type="float">
            <text:p>9100</text:p>
          </table:table-cell>
          <table:table-cell office:value-type="float" office:value="584.47" calcext:value-type="float">
            <text:p>584,47</text:p>
          </table:table-cell>
          <table:table-cell office:value-type="float" office:value="297.04" calcext:value-type="float">
            <text:p>297,04</text:p>
          </table:table-cell>
          <table:table-cell office:value-type="float" office:value="5.09" calcext:value-type="float">
            <text:p>5,09</text:p>
          </table:table-cell>
          <table:table-cell office:value-type="float" office:value="282.34" calcext:value-type="float">
            <text:p>282,34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,6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<text:a xlink:href="https://sv.wikipedia.org/wiki/Sotenäs_kommun" xlink:type="simple">Sotenä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074" calcext:value-type="float">
            <text:p>9074</text:p>
          </table:table-cell>
          <table:table-cell office:value-type="float" office:value="684.37" calcext:value-type="float">
            <text:p>684,37</text:p>
          </table:table-cell>
          <table:table-cell office:value-type="float" office:value="138.2" calcext:value-type="float">
            <text:p>138,2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544.94" calcext:value-type="float">
            <text:p>544,94</text:p>
          </table:table-cell>
          <table:table-cell office:value-type="float" office:value="65.66" calcext:value-type="float">
            <text:p>65,6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<text:a xlink:href="https://sv.wikipedia.org/wiki/Grums_kommun" xlink:type="simple">Grum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9029" calcext:value-type="float">
            <text:p>9029</text:p>
          </table:table-cell>
          <table:table-cell office:value-type="float" office:value="478.81" calcext:value-type="float">
            <text:p>478,81</text:p>
          </table:table-cell>
          <table:table-cell office:value-type="float" office:value="386.36" calcext:value-type="float">
            <text:p>386,36</text:p>
          </table:table-cell>
          <table:table-cell office:value-type="float" office:value="47.87" calcext:value-type="float">
            <text:p>47,87</text:p>
          </table:table-cell>
          <table:table-cell office:value-type="float" office:value="44.58" calcext:value-type="float">
            <text:p>44,58</text:p>
          </table:table-cell>
          <table:table-cell office:value-type="float" office:value="0" calcext:value-type="float">
            <text:p>0</text:p>
          </table:table-cell>
          <table:table-cell office:value-type="float" office:value="23.37" calcext:value-type="float">
            <text:p>23,3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<text:a xlink:href="https://sv.wikipedia.org/wiki/Lessebo_kommun" xlink:type="simple">Lessebo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8820" calcext:value-type="float">
            <text:p>8820</text:p>
          </table:table-cell>
          <table:table-cell office:value-type="float" office:value="456.36" calcext:value-type="float">
            <text:p>456,36</text:p>
          </table:table-cell>
          <table:table-cell office:value-type="float" office:value="412.54" calcext:value-type="float">
            <text:p>412,54</text:p>
          </table:table-cell>
          <table:table-cell office:value-type="float" office:value="43.82" calcext:value-type="float">
            <text:p>43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" calcext:value-type="float">
            <text:p>21,3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/>
          <table:table-cell office:value-type="string" calcext:value-type="string">
            <text:p><text:a xlink:href="https://sv.wikipedia.org/wiki/Vännäs_kommun" xlink:type="simple">Vännä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8785" calcext:value-type="float">
            <text:p>8785</text:p>
          </table:table-cell>
          <table:table-cell office:value-type="float" office:value="553.7" calcext:value-type="float">
            <text:p>553,7</text:p>
          </table:table-cell>
          <table:table-cell office:value-type="float" office:value="529.49" calcext:value-type="float">
            <text:p>529,49</text:p>
          </table:table-cell>
          <table:table-cell office:value-type="float" office:value="24.21" calcext:value-type="float">
            <text:p>24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<text:a xlink:href="https://sv.wikipedia.org/wiki/Kungsörs_kommun" xlink:type="simple">Kungsör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8614" calcext:value-type="float">
            <text:p>8614</text:p>
          </table:table-cell>
          <table:table-cell office:value-type="float" office:value="227.13" calcext:value-type="float">
            <text:p>227,13</text:p>
          </table:table-cell>
          <table:table-cell office:value-type="float" office:value="202.62" calcext:value-type="float">
            <text:p>202,62</text:p>
          </table:table-cell>
          <table:table-cell office:value-type="float" office:value="0.93" calcext:value-type="float">
            <text:p>0,93</text:p>
          </table:table-cell>
          <table:table-cell office:value-type="float" office:value="23.58" calcext:value-type="float">
            <text:p>23,58</text:p>
          </table:table-cell>
          <table:table-cell office:value-type="float" office:value="0" calcext:value-type="float">
            <text:p>0</text:p>
          </table:table-cell>
          <table:table-cell office:value-type="float" office:value="42.51" calcext:value-type="float">
            <text:p>42,5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<text:a xlink:href="https://sv.wikipedia.org/wiki/Eda_kommun" xlink:type="simple">Eda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8592" calcext:value-type="float">
            <text:p>8592</text:p>
          </table:table-cell>
          <table:table-cell office:value-type="float" office:value="894.93" calcext:value-type="float">
            <text:p>894,93</text:p>
          </table:table-cell>
          <table:table-cell office:value-type="float" office:value="820.18" calcext:value-type="float">
            <text:p>820,18</text:p>
          </table:table-cell>
          <table:table-cell office:value-type="float" office:value="74.75" calcext:value-type="float">
            <text:p>74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" calcext:value-type="float">
            <text:p>10,4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/>
          <table:table-cell office:value-type="string" calcext:value-type="string">
            <text:p><text:a xlink:href="https://sv.wikipedia.org/wiki/Älvsbyns_kommun" xlink:type="simple">Älvsbyn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8238" calcext:value-type="float">
            <text:p>8238</text:p>
          </table:table-cell>
          <table:table-cell office:value-type="float" office:value="1795.24" calcext:value-type="float">
            <text:p>1795,24</text:p>
          </table:table-cell>
          <table:table-cell office:value-type="float" office:value="1699.24" calcext:value-type="float">
            <text:p>1699,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" calcext:value-type="float">
            <text:p>4,8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<text:a xlink:href="https://sv.wikipedia.org/wiki/Valdemarsviks_kommun" xlink:type="simple">Valdemarsvik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7944" calcext:value-type="float">
            <text:p>7944</text:p>
          </table:table-cell>
          <table:table-cell office:value-type="float" office:value="2049.55" calcext:value-type="float">
            <text:p>2049,55</text:p>
          </table:table-cell>
          <table:table-cell office:value-type="float" office:value="733.97" calcext:value-type="float">
            <text:p>733,97</text:p>
          </table:table-cell>
          <table:table-cell office:value-type="float" office:value="43.12" calcext:value-type="float">
            <text:p>43,12</text:p>
          </table:table-cell>
          <table:table-cell office:value-type="float" office:value="0" calcext:value-type="float">
            <text:p>0</text:p>
          </table:table-cell>
          <table:table-cell office:value-type="float" office:value="1272.46" calcext:value-type="float">
            <text:p>1272,46</text:p>
          </table:table-cell>
          <table:table-cell office:value-type="float" office:value="10.82" calcext:value-type="float">
            <text:p>10,8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<text:a xlink:href="https://sv.wikipedia.org/wiki/Lekebergs_kommun" xlink:type="simple">Leke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7888" calcext:value-type="float">
            <text:p>7888</text:p>
          </table:table-cell>
          <table:table-cell office:value-type="float" office:value="481.67" calcext:value-type="float">
            <text:p>481,67</text:p>
          </table:table-cell>
          <table:table-cell office:value-type="float" office:value="463.16" calcext:value-type="float">
            <text:p>463,16</text:p>
          </table:table-cell>
          <table:table-cell office:value-type="float" office:value="18.51" calcext:value-type="float">
            <text:p>18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3" calcext:value-type="float">
            <text:p>17,0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<text:a xlink:href="https://sv.wikipedia.org/wiki/Vadstena_kommun" xlink:type="simple">Vadstena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7445" calcext:value-type="float">
            <text:p>7445</text:p>
          </table:table-cell>
          <table:table-cell office:value-type="float" office:value="413.26" calcext:value-type="float">
            <text:p>413,26</text:p>
          </table:table-cell>
          <table:table-cell office:value-type="float" office:value="191.6" calcext:value-type="float">
            <text:p>191,6</text:p>
          </table:table-cell>
          <table:table-cell office:value-type="float" office:value="16.46" calcext:value-type="float">
            <text:p>16,46</text:p>
          </table:table-cell>
          <table:table-cell office:value-type="float" office:value="205.2" calcext:value-type="float">
            <text:p>205,2</text:p>
          </table:table-cell>
          <table:table-cell office:value-type="float" office:value="0" calcext:value-type="float">
            <text:p>0</text:p>
          </table:table-cell>
          <table:table-cell office:value-type="float" office:value="38.86" calcext:value-type="float">
            <text:p>38,8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<text:a xlink:href="https://sv.wikipedia.org/wiki/Perstorps_kommun" xlink:type="simple">Perstor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7436" calcext:value-type="float">
            <text:p>7436</text:p>
          </table:table-cell>
          <table:table-cell office:value-type="float" office:value="161.93" calcext:value-type="float">
            <text:p>161,93</text:p>
          </table:table-cell>
          <table:table-cell office:value-type="float" office:value="158.77" calcext:value-type="float">
            <text:p>158,77</text:p>
          </table:table-cell>
          <table:table-cell office:value-type="float" office:value="3.16" calcext:value-type="float">
            <text:p>3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4" calcext:value-type="float">
            <text:p>46,8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<text:a xlink:href="https://sv.wikipedia.org/wiki/Mullsjö_kommun" xlink:type="simple">Mull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7363" calcext:value-type="float">
            <text:p>7363</text:p>
          </table:table-cell>
          <table:table-cell office:value-type="float" office:value="211.04" calcext:value-type="float">
            <text:p>211,04</text:p>
          </table:table-cell>
          <table:table-cell office:value-type="float" office:value="200.13" calcext:value-type="float">
            <text:p>200,13</text:p>
          </table:table-cell>
          <table:table-cell office:value-type="float" office:value="10.91" calcext:value-type="float">
            <text:p>1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9" calcext:value-type="float">
            <text:p>36,7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/>
          <table:table-cell office:value-type="string" calcext:value-type="string">
            <text:p><text:a xlink:href="https://sv.wikipedia.org/wiki/Nordmalings_kommun" xlink:type="simple">Nordmaling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7121" calcext:value-type="float">
            <text:p>7121</text:p>
          </table:table-cell>
          <table:table-cell office:value-type="float" office:value="2472.26" calcext:value-type="float">
            <text:p>2472,26</text:p>
          </table:table-cell>
          <table:table-cell office:value-type="float" office:value="1229.59" calcext:value-type="float">
            <text:p>1229,59</text:p>
          </table:table-cell>
          <table:table-cell office:value-type="float" office:value="40.21" calcext:value-type="float">
            <text:p>40,21</text:p>
          </table:table-cell>
          <table:table-cell office:value-type="float" office:value="0" calcext:value-type="float">
            <text:p>0</text:p>
          </table:table-cell>
          <table:table-cell office:value-type="float" office:value="1202.46" calcext:value-type="float">
            <text:p>1202,46</text:p>
          </table:table-cell>
          <table:table-cell office:value-type="float" office:value="5.79" calcext:value-type="float">
            <text:p>5,7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/>
          <table:table-cell office:value-type="string" calcext:value-type="string">
            <text:p><text:a xlink:href="https://sv.wikipedia.org/wiki/Bergs_kommun" xlink:type="simple">Berg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7111" calcext:value-type="float">
            <text:p>7111</text:p>
          </table:table-cell>
          <table:table-cell office:value-type="float" office:value="6145.46" calcext:value-type="float">
            <text:p>6145,46</text:p>
          </table:table-cell>
          <table:table-cell office:value-type="float" office:value="5710.18" calcext:value-type="float">
            <text:p>5710,18</text:p>
          </table:table-cell>
          <table:table-cell office:value-type="float" office:value="435.28" calcext:value-type="float">
            <text:p>435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<text:a xlink:href="https://sv.wikipedia.org/wiki/Torsås_kommun" xlink:type="simple">Torså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7104" calcext:value-type="float">
            <text:p>7104</text:p>
          </table:table-cell>
          <table:table-cell office:value-type="float" office:value="605.23" calcext:value-type="float">
            <text:p>605,23</text:p>
          </table:table-cell>
          <table:table-cell office:value-type="float" office:value="468.35" calcext:value-type="float">
            <text:p>468,35</text:p>
          </table:table-cell>
          <table:table-cell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35.29" calcext:value-type="float">
            <text:p>135,29</text:p>
          </table:table-cell>
          <table:table-cell office:value-type="float" office:value="15.17" calcext:value-type="float">
            <text:p>15,1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/>
          <table:table-cell office:value-type="string" calcext:value-type="string">
            <text:p><text:a xlink:href="https://sv.wikipedia.org/wiki/Älvdalens_kommun" xlink:type="simple">Älvdalen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7096" calcext:value-type="float">
            <text:p>7096</text:p>
          </table:table-cell>
          <table:table-cell office:value-type="float" office:value="7142.83" calcext:value-type="float">
            <text:p>7142,83</text:p>
          </table:table-cell>
          <table:table-cell office:value-type="float" office:value="6871.91" calcext:value-type="float">
            <text:p>6871,91</text:p>
          </table:table-cell>
          <table:table-cell office:value-type="float" office:value="270.92" calcext:value-type="float">
            <text:p>27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<text:a xlink:href="https://sv.wikipedia.org/wiki/Hällefors_kommun" xlink:type="simple">Hällefor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7092" calcext:value-type="float">
            <text:p>7092</text:p>
          </table:table-cell>
          <table:table-cell office:value-type="float" office:value="1151.26" calcext:value-type="float">
            <text:p>1151,26</text:p>
          </table:table-cell>
          <table:table-cell office:value-type="float" office:value="984.96" calcext:value-type="float">
            <text:p>984,96</text:p>
          </table:table-cell>
          <table:table-cell office:value-type="float" office:value="166.3" calcext:value-type="float">
            <text:p>16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<text:a xlink:href="https://sv.wikipedia.org/wiki/Karlsborgs_kommun" xlink:type="simple">Karlsbor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6991" calcext:value-type="float">
            <text:p>6991</text:p>
          </table:table-cell>
          <table:table-cell office:value-type="float" office:value="797.32" calcext:value-type="float">
            <text:p>797,32</text:p>
          </table:table-cell>
          <table:table-cell office:value-type="float" office:value="405.82" calcext:value-type="float">
            <text:p>405,82</text:p>
          </table:table-cell>
          <table:table-cell office:value-type="float" office:value="77.27" calcext:value-type="float">
            <text:p>77,27</text:p>
          </table:table-cell>
          <table:table-cell office:value-type="float" office:value="314.23" calcext:value-type="float">
            <text:p>314,23</text:p>
          </table:table-cell>
          <table:table-cell office:value-type="float" office:value="0" calcext:value-type="float">
            <text:p>0</text:p>
          </table:table-cell>
          <table:table-cell office:value-type="float" office:value="17.23" calcext:value-type="float">
            <text:p>17,2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/>
          <table:table-cell office:value-type="string" calcext:value-type="string">
            <text:p><text:a xlink:href="https://sv.wikipedia.org/wiki/Orsa_kommun" xlink:type="simple">Ors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6884" calcext:value-type="float">
            <text:p>6884</text:p>
          </table:table-cell>
          <table:table-cell office:value-type="float" office:value="1797.39" calcext:value-type="float">
            <text:p>1797,39</text:p>
          </table:table-cell>
          <table:table-cell office:value-type="float" office:value="1730.79" calcext:value-type="float">
            <text:p>1730,79</text:p>
          </table:table-cell>
          <table:table-cell office:value-type="float" office:value="66.6" calcext:value-type="float">
            <text:p>6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sv.wikipedia.org/wiki/Vansbro_kommun" xlink:type="simple">Vansbro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6825" calcext:value-type="float">
            <text:p>6825</text:p>
          </table:table-cell>
          <table:table-cell office:value-type="float" office:value="1657.34" calcext:value-type="float">
            <text:p>1657,34</text:p>
          </table:table-cell>
          <table:table-cell office:value-type="float" office:value="1539.55" calcext:value-type="float">
            <text:p>1539,55</text:p>
          </table:table-cell>
          <table:table-cell office:value-type="float" office:value="117.79" calcext:value-type="float">
            <text:p>117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" calcext:value-type="float">
            <text:p>4,4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/>
          <table:table-cell office:value-type="string" calcext:value-type="string">
            <text:p><text:a xlink:href="https://sv.wikipedia.org/wiki/Vilhelmina_kommun" xlink:type="simple">Vilhelmina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6781" calcext:value-type="float">
            <text:p>6781</text:p>
          </table:table-cell>
          <table:table-cell office:value-type="float" office:value="8740.52" calcext:value-type="float">
            <text:p>8740,52</text:p>
          </table:table-cell>
          <table:table-cell office:value-type="float" office:value="8048.43" calcext:value-type="float">
            <text:p>8048,43</text:p>
          </table:table-cell>
          <table:table-cell office:value-type="float" office:value="692.09" calcext:value-type="float">
            <text:p>692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eby</text:p>
          </table:table-cell>
          <table:table-cell office:value-type="string" calcext:value-type="string">
            <text:p><text:a xlink:href="https://sv.wikipedia.org/wiki/Aneby_kommun" xlink:type="simple">Aneby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6774" calcext:value-type="float">
            <text:p>6774</text:p>
          </table:table-cell>
          <table:table-cell office:value-type="float" office:value="553.89" calcext:value-type="float">
            <text:p>553,89</text:p>
          </table:table-cell>
          <table:table-cell office:value-type="float" office:value="517.68" calcext:value-type="float">
            <text:p>517,68</text:p>
          </table:table-cell>
          <table:table-cell office:value-type="float" office:value="36.21" calcext:value-type="float">
            <text:p>36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9" calcext:value-type="float">
            <text:p>13,09</text:p>
          </table:table-cell>
          <table:table-cell table:style-name="ce2" office:value-type="float" office:value="57.838069" calcext:value-type="float">
            <text:p>57,838069</text:p>
          </table:table-cell>
          <table:table-cell table:style-name="ce2" office:value-type="float" office:value="14.8100784" calcext:value-type="float">
            <text:p>14,810078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/>
          <table:table-cell office:value-type="string" calcext:value-type="string">
            <text:p><text:a xlink:href="https://sv.wikipedia.org/wiki/Robertsfors_kommun" xlink:type="simple">Robertsfor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6767" calcext:value-type="float">
            <text:p>6767</text:p>
          </table:table-cell>
          <table:table-cell office:value-type="float" office:value="2369.66" calcext:value-type="float">
            <text:p>2369,66</text:p>
          </table:table-cell>
          <table:table-cell office:value-type="float" office:value="1292.32" calcext:value-type="float">
            <text:p>1292,32</text:p>
          </table:table-cell>
          <table:table-cell office:value-type="float" office:value="21.06" calcext:value-type="float">
            <text:p>21,06</text:p>
          </table:table-cell>
          <table:table-cell office:value-type="float" office:value="0" calcext:value-type="float">
            <text:p>0</text:p>
          </table:table-cell>
          <table:table-cell office:value-type="float" office:value="1056.28" calcext:value-type="float">
            <text:p>1056,28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<text:a xlink:href="https://sv.wikipedia.org/wiki/Färgelanda_kommun" xlink:type="simple">Färgelan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6578" calcext:value-type="float">
            <text:p>6578</text:p>
          </table:table-cell>
          <table:table-cell office:value-type="float" office:value="618.32" calcext:value-type="float">
            <text:p>618,32</text:p>
          </table:table-cell>
          <table:table-cell office:value-type="float" office:value="588.98" calcext:value-type="float">
            <text:p>588,98</text:p>
          </table:table-cell>
          <table:table-cell office:value-type="float" office:value="29.34" calcext:value-type="float">
            <text:p>29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" calcext:value-type="float">
            <text:p>11,1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/>
          <table:table-cell office:value-type="string" calcext:value-type="string">
            <text:p><text:a xlink:href="https://sv.wikipedia.org/wiki/Bräcke_kommun" xlink:type="simple">Bräcke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6478" calcext:value-type="float">
            <text:p>6478</text:p>
          </table:table-cell>
          <table:table-cell office:value-type="float" office:value="3783.41" calcext:value-type="float">
            <text:p>3783,41</text:p>
          </table:table-cell>
          <table:table-cell office:value-type="float" office:value="3408.09" calcext:value-type="float">
            <text:p>3408,09</text:p>
          </table:table-cell>
          <table:table-cell office:value-type="float" office:value="375.32" calcext:value-type="float">
            <text:p>37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Arvidsjaur</text:p>
          </table:table-cell>
          <table:table-cell office:value-type="string" calcext:value-type="string">
            <text:p><text:a xlink:href="https://sv.wikipedia.org/wiki/Arvidsjaurs_kommun" xlink:type="simple">Arvidsjaur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6410" calcext:value-type="float">
            <text:p>6410</text:p>
          </table:table-cell>
          <table:table-cell office:value-type="float" office:value="6126.3" calcext:value-type="float">
            <text:p>6126,3</text:p>
          </table:table-cell>
          <table:table-cell office:value-type="float" office:value="5655.59" calcext:value-type="float">
            <text:p>5655,59</text:p>
          </table:table-cell>
          <table:table-cell office:value-type="float" office:value="470.71" calcext:value-type="float">
            <text:p>47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style-name="ce2" office:value-type="float" office:value="65.5947672" calcext:value-type="float">
            <text:p>65,5947672</text:p>
          </table:table-cell>
          <table:table-cell table:style-name="ce2" office:value-type="float" office:value="19.1695024" calcext:value-type="float">
            <text:p>19,1695024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<text:a xlink:href="https://sv.wikipedia.org/wiki/Högsby_kommun" xlink:type="simple">Högsby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6089" calcext:value-type="float">
            <text:p>6089</text:p>
          </table:table-cell>
          <table:table-cell office:value-type="float" office:value="799.42" calcext:value-type="float">
            <text:p>799,42</text:p>
          </table:table-cell>
          <table:table-cell office:value-type="float" office:value="751.1" calcext:value-type="float">
            <text:p>751,1</text:p>
          </table:table-cell>
          <table:table-cell office:value-type="float" office:value="48.32" calcext:value-type="float">
            <text:p>48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" calcext:value-type="float">
            <text:p>8,1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/>
          <table:table-cell office:value-type="string" calcext:value-type="string">
            <text:p><text:a xlink:href="https://sv.wikipedia.org/wiki/Pajala_kommun" xlink:type="simple">Pajala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6066" calcext:value-type="float">
            <text:p>6066</text:p>
          </table:table-cell>
          <table:table-cell office:value-type="float" office:value="8050.71" calcext:value-type="float">
            <text:p>8050,71</text:p>
          </table:table-cell>
          <table:table-cell office:value-type="float" office:value="7840.3" calcext:value-type="float">
            <text:p>7840,3</text:p>
          </table:table-cell>
          <table:table-cell office:value-type="float" office:value="210.41" calcext:value-type="float">
            <text:p>21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/>
          <table:table-cell office:value-type="string" calcext:value-type="string">
            <text:p><text:a xlink:href="https://sv.wikipedia.org/wiki/Storumans_kommun" xlink:type="simple">Storuman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5912" calcext:value-type="float">
            <text:p>5912</text:p>
          </table:table-cell>
          <table:table-cell office:value-type="float" office:value="8234.13" calcext:value-type="float">
            <text:p>8234,13</text:p>
          </table:table-cell>
          <table:table-cell office:value-type="float" office:value="7299.64" calcext:value-type="float">
            <text:p>7299,64</text:p>
          </table:table-cell>
          <table:table-cell office:value-type="float" office:value="934.49" calcext:value-type="float">
            <text:p>934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/>
          <table:table-cell office:value-type="string" calcext:value-type="string">
            <text:p><text:a xlink:href="https://sv.wikipedia.org/wiki/Ockelbo_kommun" xlink:type="simple">Ockelbo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5898" calcext:value-type="float">
            <text:p>5898</text:p>
          </table:table-cell>
          <table:table-cell office:value-type="float" office:value="1129.03" calcext:value-type="float">
            <text:p>1129,03</text:p>
          </table:table-cell>
          <table:table-cell office:value-type="float" office:value="1064.76" calcext:value-type="float">
            <text:p>1064,76</text:p>
          </table:table-cell>
          <table:table-cell office:value-type="float" office:value="64.27" calcext:value-type="float">
            <text:p>6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" calcext:value-type="float">
            <text:p>5,5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<text:a xlink:href="https://sv.wikipedia.org/wiki/Norbergs_kommun" xlink:type="simple">Norberg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5839" calcext:value-type="float">
            <text:p>5839</text:p>
          </table:table-cell>
          <table:table-cell office:value-type="float" office:value="447.69" calcext:value-type="float">
            <text:p>447,69</text:p>
          </table:table-cell>
          <table:table-cell office:value-type="float" office:value="417.86" calcext:value-type="float">
            <text:p>417,86</text:p>
          </table:table-cell>
          <table:table-cell office:value-type="float" office:value="29.83" calcext:value-type="float">
            <text:p>2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" calcext:value-type="float">
            <text:p>13,9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<text:a xlink:href="https://sv.wikipedia.org/wiki/Grästorps_kommun" xlink:type="simple">Grästorp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739" calcext:value-type="float">
            <text:p>5739</text:p>
          </table:table-cell>
          <table:table-cell office:value-type="float" office:value="280.65" calcext:value-type="float">
            <text:p>280,65</text:p>
          </table:table-cell>
          <table:table-cell office:value-type="float" office:value="264.64" calcext:value-type="float">
            <text:p>264,64</text:p>
          </table:table-cell>
          <table:table-cell office:value-type="float" office:value="1.17" calcext:value-type="float">
            <text:p>1,17</text:p>
          </table:table-cell>
          <table:table-cell office:value-type="float" office:value="14.84" calcext:value-type="float">
            <text:p>14,84</text:p>
          </table:table-cell>
          <table:table-cell office:value-type="float" office:value="0" calcext:value-type="float">
            <text:p>0</text:p>
          </table:table-cell>
          <table:table-cell office:value-type="float" office:value="21.69" calcext:value-type="float">
            <text:p>21,6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<text:a xlink:href="https://sv.wikipedia.org/wiki/Laxå_kommun" xlink:type="simple">Laxå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5662" calcext:value-type="float">
            <text:p>5662</text:p>
          </table:table-cell>
          <table:table-cell office:value-type="float" office:value="737.56" calcext:value-type="float">
            <text:p>737,56</text:p>
          </table:table-cell>
          <table:table-cell office:value-type="float" office:value="602" calcext:value-type="float">
            <text:p>602</text:p>
          </table:table-cell>
          <table:table-cell office:value-type="float" office:value="135.56" calcext:value-type="float">
            <text:p>13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1" calcext:value-type="float">
            <text:p>9,4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<text:a xlink:href="https://sv.wikipedia.org/wiki/Essunga_kommun" xlink:type="simple">Essung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636" calcext:value-type="float">
            <text:p>5636</text:p>
          </table:table-cell>
          <table:table-cell office:value-type="float" office:value="235.68" calcext:value-type="float">
            <text:p>235,68</text:p>
          </table:table-cell>
          <table:table-cell office:value-type="float" office:value="234.58" calcext:value-type="float">
            <text:p>234,58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3" calcext:value-type="float">
            <text:p>24,0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<text:a xlink:href="https://sv.wikipedia.org/wiki/Boxholms_kommun" xlink:type="simple">Boxholm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5444" calcext:value-type="float">
            <text:p>5444</text:p>
          </table:table-cell>
          <table:table-cell office:value-type="float" office:value="603.87" calcext:value-type="float">
            <text:p>603,87</text:p>
          </table:table-cell>
          <table:table-cell office:value-type="float" office:value="525.74" calcext:value-type="float">
            <text:p>525,74</text:p>
          </table:table-cell>
          <table:table-cell office:value-type="float" office:value="78.13" calcext:value-type="float">
            <text:p>78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5" calcext:value-type="float">
            <text:p>10,3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/>
          <table:table-cell office:value-type="string" calcext:value-type="string">
            <text:p><text:a xlink:href="https://sv.wikipedia.org/wiki/Vindelns_kommun" xlink:type="simple">Vindeln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5420" calcext:value-type="float">
            <text:p>5420</text:p>
          </table:table-cell>
          <table:table-cell office:value-type="float" office:value="2846.87" calcext:value-type="float">
            <text:p>2846,87</text:p>
          </table:table-cell>
          <table:table-cell office:value-type="float" office:value="2630.05" calcext:value-type="float">
            <text:p>2630,05</text:p>
          </table:table-cell>
          <table:table-cell office:value-type="float" office:value="216.82" calcext:value-type="float">
            <text:p>216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" calcext:value-type="float">
            <text:p>2,0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/>
          <table:table-cell office:value-type="string" calcext:value-type="string">
            <text:p><text:a xlink:href="https://sv.wikipedia.org/wiki/Ragunda_kommun" xlink:type="simple">Ragunda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5414" calcext:value-type="float">
            <text:p>5414</text:p>
          </table:table-cell>
          <table:table-cell office:value-type="float" office:value="2633.1" calcext:value-type="float">
            <text:p>2633,1</text:p>
          </table:table-cell>
          <table:table-cell office:value-type="float" office:value="2510.96" calcext:value-type="float">
            <text:p>2510,96</text:p>
          </table:table-cell>
          <table:table-cell office:value-type="float" office:value="122.14" calcext:value-type="float">
            <text:p>122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<text:a xlink:href="https://sv.wikipedia.org/wiki/Ödeshögs_kommun" xlink:type="simple">Ödeshö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5336" calcext:value-type="float">
            <text:p>5336</text:p>
          </table:table-cell>
          <table:table-cell office:value-type="float" office:value="669.08" calcext:value-type="float">
            <text:p>669,08</text:p>
          </table:table-cell>
          <table:table-cell office:value-type="float" office:value="434.06" calcext:value-type="float">
            <text:p>434,06</text:p>
          </table:table-cell>
          <table:table-cell office:value-type="float" office:value="16.31" calcext:value-type="float">
            <text:p>16,31</text:p>
          </table:table-cell>
          <table:table-cell office:value-type="float" office:value="218.71" calcext:value-type="float">
            <text:p>218,71</text:p>
          </table:table-cell>
          <table:table-cell office:value-type="float" office:value="0" calcext:value-type="float">
            <text:p>0</text:p>
          </table:table-cell>
          <table:table-cell office:value-type="float" office:value="12.29" calcext:value-type="float">
            <text:p>12,2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<text:a xlink:href="https://sv.wikipedia.org/wiki/Gullspångs_kommun" xlink:type="simple">Gullspån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272" calcext:value-type="float">
            <text:p>5272</text:p>
          </table:table-cell>
          <table:table-cell office:value-type="float" office:value="554.95" calcext:value-type="float">
            <text:p>554,95</text:p>
          </table:table-cell>
          <table:table-cell office:value-type="float" office:value="315.44" calcext:value-type="float">
            <text:p>315,44</text:p>
          </table:table-cell>
          <table:table-cell office:value-type="float" office:value="69.08" calcext:value-type="float">
            <text:p>69,08</text:p>
          </table:table-cell>
          <table:table-cell office:value-type="float" office:value="170.43" calcext:value-type="float">
            <text:p>170,43</text:p>
          </table:table-cell>
          <table:table-cell office:value-type="float" office:value="0" calcext:value-type="float">
            <text:p>0</text:p>
          </table:table-cell>
          <table:table-cell office:value-type="float" office:value="16.71" calcext:value-type="float">
            <text:p>16,7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/>
          <table:table-cell office:value-type="string" calcext:value-type="string">
            <text:p><text:a xlink:href="https://sv.wikipedia.org/wiki/Jokkmokks_kommun" xlink:type="simple">Jokkmokk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5059" calcext:value-type="float">
            <text:p>5059</text:p>
          </table:table-cell>
          <table:table-cell office:value-type="float" office:value="19334.4" calcext:value-type="float">
            <text:p>19334,4</text:p>
          </table:table-cell>
          <table:table-cell office:value-type="float" office:value="17600.76" calcext:value-type="float">
            <text:p>17600,76</text:p>
          </table:table-cell>
          <table:table-cell office:value-type="float" office:value="1733.64" calcext:value-type="float">
            <text:p>1733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<text:a xlink:href="https://sv.wikipedia.org/wiki/Ljusnarsbergs_kommun" xlink:type="simple">Ljusnars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4942" calcext:value-type="float">
            <text:p>4942</text:p>
          </table:table-cell>
          <table:table-cell office:value-type="float" office:value="631.1" calcext:value-type="float">
            <text:p>631,1</text:p>
          </table:table-cell>
          <table:table-cell office:value-type="float" office:value="575.54" calcext:value-type="float">
            <text:p>575,54</text:p>
          </table:table-cell>
          <table:table-cell office:value-type="float" office:value="55.56" calcext:value-type="float">
            <text:p>5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<text:a xlink:href="https://sv.wikipedia.org/wiki/Dals-Eds_kommun" xlink:type="simple">Dals-E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750" calcext:value-type="float">
            <text:p>4750</text:p>
          </table:table-cell>
          <table:table-cell office:value-type="float" office:value="825.43" calcext:value-type="float">
            <text:p>825,43</text:p>
          </table:table-cell>
          <table:table-cell office:value-type="float" office:value="724.31" calcext:value-type="float">
            <text:p>724,31</text:p>
          </table:table-cell>
          <table:table-cell office:value-type="float" office:value="101.12" calcext:value-type="float">
            <text:p>10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,5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<text:a xlink:href="https://sv.wikipedia.org/wiki/Skinnskattebergs_kommun" xlink:type="simple">Skinnskatteberg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4438" calcext:value-type="float">
            <text:p>4438</text:p>
          </table:table-cell>
          <table:table-cell office:value-type="float" office:value="718.18" calcext:value-type="float">
            <text:p>718,18</text:p>
          </table:table-cell>
          <table:table-cell office:value-type="float" office:value="659.42" calcext:value-type="float">
            <text:p>659,42</text:p>
          </table:table-cell>
          <table:table-cell office:value-type="float" office:value="58.76" calcext:value-type="float">
            <text:p>58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" calcext:value-type="float">
            <text:p>6,73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/>
          <table:table-cell office:value-type="string" calcext:value-type="string">
            <text:p><text:a xlink:href="https://sv.wikipedia.org/wiki/Övertorneå_kommun" xlink:type="simple">Övertorneå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4425" calcext:value-type="float">
            <text:p>4425</text:p>
          </table:table-cell>
          <table:table-cell office:value-type="float" office:value="2492.52" calcext:value-type="float">
            <text:p>2492,52</text:p>
          </table:table-cell>
          <table:table-cell office:value-type="float" office:value="2362.3" calcext:value-type="float">
            <text:p>2362,3</text:p>
          </table:table-cell>
          <table:table-cell office:value-type="float" office:value="130.22" calcext:value-type="float">
            <text:p>13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,8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/>
          <table:table-cell office:value-type="string" calcext:value-type="string">
            <text:p><text:a xlink:href="https://sv.wikipedia.org/wiki/Norsjö_kommun" xlink:type="simple">Norsjö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4101" calcext:value-type="float">
            <text:p>4101</text:p>
          </table:table-cell>
          <table:table-cell office:value-type="float" office:value="1923.58" calcext:value-type="float">
            <text:p>1923,58</text:p>
          </table:table-cell>
          <table:table-cell office:value-type="float" office:value="1739.15" calcext:value-type="float">
            <text:p>1739,15</text:p>
          </table:table-cell>
          <table:table-cell office:value-type="float" office:value="184.43" calcext:value-type="float">
            <text:p>184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,36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<text:a xlink:href="https://sv.wikipedia.org/wiki/Storfors_kommun" xlink:type="simple">Storfor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4078" calcext:value-type="float">
            <text:p>4078</text:p>
          </table:table-cell>
          <table:table-cell office:value-type="float" office:value="472.71" calcext:value-type="float">
            <text:p>472,71</text:p>
          </table:table-cell>
          <table:table-cell office:value-type="float" office:value="391.68" calcext:value-type="float">
            <text:p>391,68</text:p>
          </table:table-cell>
          <table:table-cell office:value-type="float" office:value="81.03" calcext:value-type="float">
            <text:p>8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1" calcext:value-type="float">
            <text:p>10,4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<text:a xlink:href="https://sv.wikipedia.org/wiki/Munkfors_kommun" xlink:type="simple">Munkfor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3758" calcext:value-type="float">
            <text:p>3758</text:p>
          </table:table-cell>
          <table:table-cell office:value-type="float" office:value="147.97" calcext:value-type="float">
            <text:p>147,97</text:p>
          </table:table-cell>
          <table:table-cell office:value-type="float" office:value="141.58" calcext:value-type="float">
            <text:p>141,58</text:p>
          </table:table-cell>
          <table:table-cell office:value-type="float" office:value="6.39" calcext:value-type="float">
            <text:p>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4" calcext:value-type="float">
            <text:p>26,5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<text:a xlink:href="https://sv.wikipedia.org/wiki/Ydre_kommun" xlink:type="simple">Ydre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3717" calcext:value-type="float">
            <text:p>3717</text:p>
          </table:table-cell>
          <table:table-cell office:value-type="float" office:value="778.62" calcext:value-type="float">
            <text:p>778,62</text:p>
          </table:table-cell>
          <table:table-cell office:value-type="float" office:value="675.39" calcext:value-type="float">
            <text:p>675,39</text:p>
          </table:table-cell>
          <table:table-cell office:value-type="float" office:value="103.23" calcext:value-type="float">
            <text:p>103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/>
          <table:table-cell office:value-type="string" calcext:value-type="string">
            <text:p><text:a xlink:href="https://sv.wikipedia.org/wiki/Överkalix_kommun" xlink:type="simple">Överkalix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3346" calcext:value-type="float">
            <text:p>3346</text:p>
          </table:table-cell>
          <table:table-cell office:value-type="float" office:value="2919.47" calcext:value-type="float">
            <text:p>2919,47</text:p>
          </table:table-cell>
          <table:table-cell office:value-type="float" office:value="2764.52" calcext:value-type="float">
            <text:p>2764,52</text:p>
          </table:table-cell>
          <table:table-cell office:value-type="float" office:value="154.95" calcext:value-type="float">
            <text:p>15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/>
          <table:table-cell office:value-type="string" calcext:value-type="string">
            <text:p><text:a xlink:href="https://sv.wikipedia.org/wiki/Malå_kommun" xlink:type="simple">Malå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3124" calcext:value-type="float">
            <text:p>3124</text:p>
          </table:table-cell>
          <table:table-cell office:value-type="float" office:value="1727.48" calcext:value-type="float">
            <text:p>1727,48</text:p>
          </table:table-cell>
          <table:table-cell office:value-type="float" office:value="1598.21" calcext:value-type="float">
            <text:p>1598,21</text:p>
          </table:table-cell>
          <table:table-cell office:value-type="float" office:value="129.27" calcext:value-type="float">
            <text:p>129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,9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/>
          <table:table-cell office:value-type="string" calcext:value-type="string">
            <text:p><text:a xlink:href="https://sv.wikipedia.org/wiki/Åsele_kommun" xlink:type="simple">Åsele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821" calcext:value-type="float">
            <text:p>2821</text:p>
          </table:table-cell>
          <table:table-cell office:value-type="float" office:value="4543.71" calcext:value-type="float">
            <text:p>4543,71</text:p>
          </table:table-cell>
          <table:table-cell office:value-type="float" office:value="4223.52" calcext:value-type="float">
            <text:p>4223,52</text:p>
          </table:table-cell>
          <table:table-cell office:value-type="float" office:value="320.19" calcext:value-type="float">
            <text:p>32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Arjeplog</text:p>
          </table:table-cell>
          <table:table-cell office:value-type="string" calcext:value-type="string">
            <text:p><text:a xlink:href="https://sv.wikipedia.org/wiki/Arjeplogs_kommun" xlink:type="simple">Arjeplog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2809" calcext:value-type="float">
            <text:p>2809</text:p>
          </table:table-cell>
          <table:table-cell office:value-type="float" office:value="14494.16" calcext:value-type="float">
            <text:p>14494,16</text:p>
          </table:table-cell>
          <table:table-cell office:value-type="float" office:value="12557.59" calcext:value-type="float">
            <text:p>12557,59</text:p>
          </table:table-cell>
          <table:table-cell office:value-type="float" office:value="1936.57" calcext:value-type="float">
            <text:p>193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style-name="ce2" office:value-type="float" office:value="66.0517686" calcext:value-type="float">
            <text:p>66,0517686</text:p>
          </table:table-cell>
          <table:table-cell table:style-name="ce2" office:value-type="float" office:value="17.89168" calcext:value-type="float">
            <text:p>17,89168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/>
          <table:table-cell office:value-type="string" calcext:value-type="string">
            <text:p><text:a xlink:href="https://sv.wikipedia.org/wiki/Dorotea_kommun" xlink:type="simple">Dorotea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628" calcext:value-type="float">
            <text:p>2628</text:p>
          </table:table-cell>
          <table:table-cell office:value-type="float" office:value="2939.91" calcext:value-type="float">
            <text:p>2939,91</text:p>
          </table:table-cell>
          <table:table-cell office:value-type="float" office:value="2764.53" calcext:value-type="float">
            <text:p>2764,53</text:p>
          </table:table-cell>
          <table:table-cell office:value-type="float" office:value="175.38" calcext:value-type="float">
            <text:p>17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/>
          <table:table-cell office:value-type="string" calcext:value-type="string">
            <text:p><text:a xlink:href="https://sv.wikipedia.org/wiki/Sorsele_kommun" xlink:type="simple">Sorsele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531" calcext:value-type="float">
            <text:p>2531</text:p>
          </table:table-cell>
          <table:table-cell office:value-type="float" office:value="7957.69" calcext:value-type="float">
            <text:p>7957,69</text:p>
          </table:table-cell>
          <table:table-cell office:value-type="float" office:value="7367.04" calcext:value-type="float">
            <text:p>7367,04</text:p>
          </table:table-cell>
          <table:table-cell office:value-type="float" office:value="590.65" calcext:value-type="float">
            <text:p>590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/>
          <table:table-cell office:value-type="string" calcext:value-type="string">
            <text:p><text:a xlink:href="https://sv.wikipedia.org/wiki/Bjurholms_kommun" xlink:type="simple">Bjurholm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474" calcext:value-type="float">
            <text:p>2474</text:p>
          </table:table-cell>
          <table:table-cell office:value-type="float" office:value="1363.76" calcext:value-type="float">
            <text:p>1363,76</text:p>
          </table:table-cell>
          <table:table-cell office:value-type="float" office:value="1306.77" calcext:value-type="float">
            <text:p>1306,77</text:p>
          </table:table-cell>
          <table:table-cell office:value-type="float" office:value="56.99" calcext:value-type="float">
            <text:p>56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,89</text:p>
          </table:table-cell>
          <table:table-cell table:style-name="ce2" table:number-columns-repeated="2"/>
          <table:table-cell office:value-type="string" calcext:value-type="string">
            <text:p>Sweden</text:p>
          </table:table-cell>
        </table:table-row>
      </table:table>
      <table:named-expressions/>
      <table:database-ranges>
        <table:database-range table:name="__Anonymous_Sheet_DB__0" table:target-range-address="Blad1.A1:Blad1.N29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-00-00</text:date>, <text:time style:data-style-name="N2" text:time-value="06:46:04.60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27:36.332000000</meta:creation-date>
    <dc:date>2018-08-02T06:49:34.129000000</dc:date>
    <meta:editing-duration>P1DT6H49M53S</meta:editing-duration>
    <meta:editing-cycles>17</meta:editing-cycles>
    <meta:generator>LibreOffice/6.0.4.2$Windows_X86_64 LibreOffice_project/9b0d9b32d5dcda91d2f1a96dc04c645c450872bf</meta:generator>
    <meta:document-statistic meta:table-count="1" meta:cell-count="3464" meta:object-count="0"/>
  </office:meta>
</office:document-meta>
</file>